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9524be" officeooo:paragraph-rsid="02536536"/>
    </style:style>
    <style:style style:name="P2" style:family="paragraph" style:parent-style-name="Text_20_body">
      <style:text-properties officeooo:paragraph-rsid="0255035f"/>
    </style:style>
    <style:style style:name="P3" style:family="paragraph" style:parent-style-name="Text_20_body">
      <style:text-properties officeooo:paragraph-rsid="0256e2d0"/>
    </style:style>
    <style:style style:name="P4" style:family="paragraph" style:parent-style-name="Text_20_body">
      <style:text-properties officeooo:paragraph-rsid="0258a619"/>
    </style:style>
    <style:style style:name="P5" style:family="paragraph" style:parent-style-name="Text_20_body">
      <style:text-properties officeooo:paragraph-rsid="025a010f"/>
    </style:style>
    <style:style style:name="P6" style:family="paragraph" style:parent-style-name="Text_20_body">
      <style:text-properties officeooo:paragraph-rsid="025ad498"/>
    </style:style>
    <style:style style:name="P7" style:family="paragraph" style:parent-style-name="Text_20_body">
      <style:text-properties officeooo:paragraph-rsid="025f8323"/>
    </style:style>
    <style:style style:name="P8" style:family="paragraph" style:parent-style-name="Text_20_body">
      <style:text-properties officeooo:paragraph-rsid="0264823e"/>
    </style:style>
    <style:style style:name="P9" style:family="paragraph" style:parent-style-name="Text_20_body">
      <style:text-properties officeooo:rsid="0255035f" officeooo:paragraph-rsid="0255035f"/>
    </style:style>
    <style:style style:name="P10" style:family="paragraph" style:parent-style-name="Text_20_body">
      <style:text-properties officeooo:rsid="0256e2d0" officeooo:paragraph-rsid="0256e2d0"/>
    </style:style>
    <style:style style:name="P11" style:family="paragraph" style:parent-style-name="Text_20_body">
      <style:text-properties officeooo:rsid="025a697d" officeooo:paragraph-rsid="025a010f"/>
    </style:style>
    <style:style style:name="P12" style:family="paragraph" style:parent-style-name="Text_20_body">
      <style:text-properties fo:font-weight="bold" officeooo:rsid="025f8323" officeooo:paragraph-rsid="025f8323" style:font-weight-asian="bold" style:font-weight-complex="bold"/>
    </style:style>
    <style:style style:name="P13" style:family="paragraph" style:parent-style-name="Text_20_body">
      <style:text-properties fo:font-weight="bold" officeooo:rsid="031d8a72" officeooo:paragraph-rsid="031d8a72" style:font-weight-asian="bold" style:font-weight-complex="bold"/>
    </style:style>
    <style:style style:name="P14" style:family="paragraph" style:parent-style-name="Text_20_body">
      <style:text-properties fo:font-weight="bold" officeooo:rsid="0324ed09" officeooo:paragraph-rsid="0324ed09" style:font-weight-asian="bold" style:font-weight-complex="bold"/>
    </style:style>
    <style:style style:name="P15" style:family="paragraph" style:parent-style-name="Text_20_body">
      <style:text-properties officeooo:rsid="02628c1f" officeooo:paragraph-rsid="02628c1f"/>
    </style:style>
    <style:style style:name="P16" style:family="paragraph" style:parent-style-name="Text_20_body">
      <style:text-properties officeooo:rsid="0266d423" officeooo:paragraph-rsid="0264823e"/>
    </style:style>
    <style:style style:name="P17" style:family="paragraph" style:parent-style-name="Text_20_body">
      <style:text-properties officeooo:rsid="027461d6" officeooo:paragraph-rsid="027461d6"/>
    </style:style>
    <style:style style:name="P18" style:family="paragraph" style:parent-style-name="Text_20_body">
      <style:text-properties officeooo:rsid="027f5b42" officeooo:paragraph-rsid="027f5b42"/>
    </style:style>
    <style:style style:name="P19" style:family="paragraph" style:parent-style-name="Text_20_body">
      <style:text-properties officeooo:rsid="0280ff85" officeooo:paragraph-rsid="0280ff85"/>
    </style:style>
    <style:style style:name="P20" style:family="paragraph" style:parent-style-name="Text_20_body">
      <style:text-properties officeooo:rsid="0280ff85" officeooo:paragraph-rsid="02a39e83"/>
    </style:style>
    <style:style style:name="P21" style:family="paragraph" style:parent-style-name="Text_20_body">
      <style:text-properties officeooo:rsid="0280ff85" officeooo:paragraph-rsid="02aa887b"/>
    </style:style>
    <style:style style:name="P22" style:family="paragraph" style:parent-style-name="Text_20_body">
      <style:text-properties officeooo:rsid="0280ff85" officeooo:paragraph-rsid="02ad1629"/>
    </style:style>
    <style:style style:name="P23" style:family="paragraph" style:parent-style-name="Text_20_body">
      <style:text-properties officeooo:rsid="0280ff85" officeooo:paragraph-rsid="02dc2f47"/>
    </style:style>
    <style:style style:name="P24" style:family="paragraph" style:parent-style-name="Text_20_body">
      <style:text-properties officeooo:rsid="0280ff85" officeooo:paragraph-rsid="02e7808c"/>
    </style:style>
    <style:style style:name="P25" style:family="paragraph" style:parent-style-name="Text_20_body">
      <style:text-properties officeooo:rsid="0280ff85" officeooo:paragraph-rsid="02eba014"/>
    </style:style>
    <style:style style:name="P26" style:family="paragraph" style:parent-style-name="Text_20_body">
      <style:text-properties officeooo:rsid="0280ff85" officeooo:paragraph-rsid="02ebd137"/>
    </style:style>
    <style:style style:name="P27" style:family="paragraph" style:parent-style-name="Text_20_body">
      <style:text-properties officeooo:rsid="0280ff85" officeooo:paragraph-rsid="02ef7f58"/>
    </style:style>
    <style:style style:name="P28" style:family="paragraph" style:parent-style-name="Text_20_body">
      <style:text-properties officeooo:rsid="0280ff85" officeooo:paragraph-rsid="02f1b49a"/>
    </style:style>
    <style:style style:name="P29" style:family="paragraph" style:parent-style-name="Text_20_body">
      <style:text-properties officeooo:rsid="0280ff85" officeooo:paragraph-rsid="02f36861"/>
    </style:style>
    <style:style style:name="P30" style:family="paragraph" style:parent-style-name="Text_20_body">
      <style:text-properties officeooo:rsid="0280ff85" officeooo:paragraph-rsid="02f5b433"/>
    </style:style>
    <style:style style:name="P31" style:family="paragraph" style:parent-style-name="Text_20_body">
      <style:text-properties officeooo:rsid="0280ff85" officeooo:paragraph-rsid="02f6e297"/>
    </style:style>
    <style:style style:name="P32" style:family="paragraph" style:parent-style-name="Text_20_body">
      <style:text-properties officeooo:rsid="0280ff85" officeooo:paragraph-rsid="02f9164d"/>
    </style:style>
    <style:style style:name="P33" style:family="paragraph" style:parent-style-name="Text_20_body">
      <style:text-properties officeooo:rsid="0280ff85" officeooo:paragraph-rsid="02fbacf9"/>
    </style:style>
    <style:style style:name="P34" style:family="paragraph" style:parent-style-name="Text_20_body">
      <style:text-properties officeooo:rsid="0280ff85" officeooo:paragraph-rsid="02fccb40"/>
    </style:style>
    <style:style style:name="P35" style:family="paragraph" style:parent-style-name="Text_20_body">
      <style:text-properties officeooo:rsid="0280ff85" officeooo:paragraph-rsid="030223a3"/>
    </style:style>
    <style:style style:name="P36" style:family="paragraph" style:parent-style-name="Text_20_body">
      <style:text-properties officeooo:rsid="0280ff85" officeooo:paragraph-rsid="03097bee"/>
    </style:style>
    <style:style style:name="P37" style:family="paragraph" style:parent-style-name="Text_20_body">
      <style:text-properties officeooo:rsid="0280ff85" officeooo:paragraph-rsid="030b0dcf"/>
    </style:style>
    <style:style style:name="P38" style:family="paragraph" style:parent-style-name="Text_20_body">
      <style:text-properties officeooo:rsid="0280ff85" officeooo:paragraph-rsid="0311c598"/>
    </style:style>
    <style:style style:name="P39" style:family="paragraph" style:parent-style-name="Text_20_body">
      <style:text-properties officeooo:paragraph-rsid="02cee236"/>
    </style:style>
    <style:style style:name="P40" style:family="paragraph" style:parent-style-name="Text_20_body">
      <style:text-properties officeooo:paragraph-rsid="02d0d9a3"/>
    </style:style>
    <style:style style:name="P41" style:family="paragraph" style:parent-style-name="Text_20_body">
      <style:text-properties officeooo:paragraph-rsid="02d60c90"/>
    </style:style>
    <style:style style:name="P42" style:family="paragraph" style:parent-style-name="Text_20_body">
      <style:text-properties officeooo:paragraph-rsid="02d8252f"/>
    </style:style>
    <style:style style:name="P43" style:family="paragraph" style:parent-style-name="Text_20_body">
      <style:text-properties officeooo:paragraph-rsid="02da18f1"/>
    </style:style>
    <style:style style:name="P44" style:family="paragraph" style:parent-style-name="Text_20_body">
      <style:text-properties officeooo:paragraph-rsid="0307a071"/>
    </style:style>
    <style:style style:name="P45" style:family="paragraph" style:parent-style-name="Text_20_body">
      <style:text-properties officeooo:paragraph-rsid="0312ce87"/>
    </style:style>
    <style:style style:name="P46" style:family="paragraph" style:parent-style-name="Text_20_body">
      <style:text-properties officeooo:rsid="02a60bfb" officeooo:paragraph-rsid="02a60bfb"/>
    </style:style>
    <style:style style:name="P47" style:family="paragraph" style:parent-style-name="Text_20_body">
      <style:text-properties officeooo:rsid="02a800ac" officeooo:paragraph-rsid="0280ff85"/>
    </style:style>
    <style:style style:name="P48" style:family="paragraph" style:parent-style-name="Text_20_body">
      <style:text-properties officeooo:rsid="02a9b93a" officeooo:paragraph-rsid="02a9b93a"/>
    </style:style>
    <style:style style:name="P49" style:family="paragraph" style:parent-style-name="Text_20_body">
      <style:text-properties officeooo:rsid="02aa887b" officeooo:paragraph-rsid="02aa887b"/>
    </style:style>
    <style:style style:name="P50" style:family="paragraph" style:parent-style-name="Text_20_body">
      <style:text-properties officeooo:rsid="02ab30a1" officeooo:paragraph-rsid="02aa887b"/>
    </style:style>
    <style:style style:name="P51" style:family="paragraph" style:parent-style-name="Text_20_body">
      <style:text-properties officeooo:rsid="02af4776" officeooo:paragraph-rsid="02af4776"/>
    </style:style>
    <style:style style:name="P52" style:family="paragraph" style:parent-style-name="Text_20_body">
      <style:text-properties officeooo:rsid="02b2ab5a" officeooo:paragraph-rsid="02b2ab5a"/>
    </style:style>
    <style:style style:name="P53" style:family="paragraph" style:parent-style-name="Text_20_body">
      <style:text-properties officeooo:rsid="02b8fe50" officeooo:paragraph-rsid="02b6387b"/>
    </style:style>
    <style:style style:name="P54" style:family="paragraph" style:parent-style-name="Text_20_body">
      <style:text-properties officeooo:rsid="02c78805" officeooo:paragraph-rsid="02c5e023"/>
    </style:style>
    <style:style style:name="P55" style:family="paragraph" style:parent-style-name="Text_20_body">
      <style:text-properties officeooo:rsid="02cb63f2" officeooo:paragraph-rsid="02cb63f2"/>
    </style:style>
    <style:style style:name="P56" style:family="paragraph" style:parent-style-name="Text_20_body">
      <style:text-properties officeooo:rsid="02cd5c5a" officeooo:paragraph-rsid="02cd5c5a"/>
    </style:style>
    <style:style style:name="P57" style:family="paragraph" style:parent-style-name="Text_20_body">
      <style:text-properties officeooo:rsid="02cee236" officeooo:paragraph-rsid="02cee236"/>
    </style:style>
    <style:style style:name="P58" style:family="paragraph" style:parent-style-name="Text_20_body">
      <style:text-properties officeooo:rsid="02d0d9a3" officeooo:paragraph-rsid="02cee236"/>
    </style:style>
    <style:style style:name="P59" style:family="paragraph" style:parent-style-name="Text_20_body">
      <style:text-properties officeooo:rsid="02d24d1d" officeooo:paragraph-rsid="02d0d9a3"/>
    </style:style>
    <style:style style:name="P60" style:family="paragraph" style:parent-style-name="Text_20_body">
      <style:text-properties officeooo:rsid="02d30f0a" officeooo:paragraph-rsid="02d30f0a"/>
    </style:style>
    <style:style style:name="P61" style:family="paragraph" style:parent-style-name="Text_20_body">
      <style:text-properties officeooo:rsid="02c68f0f" officeooo:paragraph-rsid="02c5e023"/>
    </style:style>
    <style:style style:name="P62" style:family="paragraph" style:parent-style-name="Text_20_body">
      <style:text-properties officeooo:rsid="02d496a4" officeooo:paragraph-rsid="02d496a4"/>
    </style:style>
    <style:style style:name="P63" style:family="paragraph" style:parent-style-name="Text_20_body">
      <style:text-properties officeooo:rsid="02d6778b" officeooo:paragraph-rsid="02d60c90"/>
    </style:style>
    <style:style style:name="P64" style:family="paragraph" style:parent-style-name="Text_20_body">
      <style:text-properties officeooo:rsid="02d8252f" officeooo:paragraph-rsid="02d8252f"/>
    </style:style>
    <style:style style:name="P65" style:family="paragraph" style:parent-style-name="Text_20_body">
      <style:text-properties officeooo:rsid="02d9c8e3" officeooo:paragraph-rsid="02d9c8e3"/>
    </style:style>
    <style:style style:name="P66" style:family="paragraph" style:parent-style-name="Text_20_body">
      <style:text-properties officeooo:rsid="02da18f1" officeooo:paragraph-rsid="02da18f1"/>
    </style:style>
    <style:style style:name="P67" style:family="paragraph" style:parent-style-name="Text_20_body">
      <style:text-properties officeooo:rsid="02dab9e2" officeooo:paragraph-rsid="02dab9e2"/>
    </style:style>
    <style:style style:name="P68" style:family="paragraph" style:parent-style-name="Text_20_body">
      <style:text-properties officeooo:rsid="02db13b0" officeooo:paragraph-rsid="02db13b0"/>
    </style:style>
    <style:style style:name="P69" style:family="paragraph" style:parent-style-name="Text_20_body">
      <style:text-properties officeooo:rsid="02de1073" officeooo:paragraph-rsid="02de1073"/>
    </style:style>
    <style:style style:name="P70" style:family="paragraph" style:parent-style-name="Text_20_body">
      <style:text-properties officeooo:rsid="02defbae" officeooo:paragraph-rsid="02defbae"/>
    </style:style>
    <style:style style:name="P71" style:family="paragraph" style:parent-style-name="Text_20_body">
      <style:text-properties officeooo:rsid="02e0774c" officeooo:paragraph-rsid="02e0774c"/>
    </style:style>
    <style:style style:name="P72" style:family="paragraph" style:parent-style-name="Text_20_body">
      <style:text-properties officeooo:rsid="02e55841" officeooo:paragraph-rsid="02eba014"/>
    </style:style>
    <style:style style:name="P73" style:family="paragraph" style:parent-style-name="Text_20_body">
      <style:text-properties officeooo:rsid="02e55841" officeooo:paragraph-rsid="02e55841"/>
    </style:style>
    <style:style style:name="P74" style:family="paragraph" style:parent-style-name="Text_20_body">
      <style:text-properties officeooo:rsid="02e69b17" officeooo:paragraph-rsid="02eafe4e"/>
    </style:style>
    <style:style style:name="P75" style:family="paragraph" style:parent-style-name="Text_20_body">
      <style:text-properties officeooo:rsid="02e8719e" officeooo:paragraph-rsid="02e7808c"/>
    </style:style>
    <style:style style:name="P76" style:family="paragraph" style:parent-style-name="Text_20_body">
      <style:text-properties officeooo:rsid="02ea700b" officeooo:paragraph-rsid="02ea700b"/>
    </style:style>
    <style:style style:name="P77" style:family="paragraph" style:parent-style-name="Text_20_body">
      <style:text-properties officeooo:rsid="02f0d50e" officeooo:paragraph-rsid="02ef7f58"/>
    </style:style>
    <style:style style:name="P78" style:family="paragraph" style:parent-style-name="Text_20_body">
      <style:text-properties officeooo:rsid="02f67f5d" officeooo:paragraph-rsid="02f5b433"/>
    </style:style>
    <style:style style:name="P79" style:family="paragraph" style:parent-style-name="Text_20_body">
      <style:text-properties officeooo:rsid="02f67f5d" officeooo:paragraph-rsid="02f67f5d"/>
    </style:style>
    <style:style style:name="P80" style:family="paragraph" style:parent-style-name="Text_20_body">
      <style:text-properties officeooo:rsid="02f95ab4" officeooo:paragraph-rsid="02f9164d"/>
    </style:style>
    <style:style style:name="P81" style:family="paragraph" style:parent-style-name="Text_20_body">
      <style:text-properties officeooo:rsid="02fc042d" officeooo:paragraph-rsid="02fc042d"/>
    </style:style>
    <style:style style:name="P82" style:family="paragraph" style:parent-style-name="Text_20_body">
      <style:text-properties officeooo:rsid="02fc0f08" officeooo:paragraph-rsid="02fc042d"/>
    </style:style>
    <style:style style:name="P83" style:family="paragraph" style:parent-style-name="Text_20_body">
      <style:text-properties officeooo:rsid="02fd130d" officeooo:paragraph-rsid="02fccb40"/>
    </style:style>
    <style:style style:name="P84" style:family="paragraph" style:parent-style-name="Text_20_body">
      <style:text-properties officeooo:rsid="02ff819c" officeooo:paragraph-rsid="02ff819c"/>
    </style:style>
    <style:style style:name="P85" style:family="paragraph" style:parent-style-name="Text_20_body">
      <style:text-properties officeooo:rsid="02ffbd8c" officeooo:paragraph-rsid="02ffbd8c"/>
    </style:style>
    <style:style style:name="P86" style:family="paragraph" style:parent-style-name="Text_20_body">
      <style:text-properties officeooo:rsid="03013686" officeooo:paragraph-rsid="03013686"/>
    </style:style>
    <style:style style:name="P87" style:family="paragraph" style:parent-style-name="Text_20_body">
      <style:text-properties officeooo:rsid="0304443b" officeooo:paragraph-rsid="030223a3"/>
    </style:style>
    <style:style style:name="P88" style:family="paragraph" style:parent-style-name="Text_20_body">
      <style:text-properties officeooo:rsid="03071dd1" officeooo:paragraph-rsid="03076e39"/>
    </style:style>
    <style:style style:name="P89" style:family="paragraph" style:parent-style-name="Text_20_body">
      <style:text-properties officeooo:rsid="030d8256" officeooo:paragraph-rsid="030d8256"/>
    </style:style>
    <style:style style:name="P90" style:family="paragraph" style:parent-style-name="Text_20_body">
      <style:text-properties officeooo:rsid="030e48a0" officeooo:paragraph-rsid="030e48a0"/>
    </style:style>
    <style:style style:name="P91" style:family="paragraph" style:parent-style-name="Text_20_body">
      <style:text-properties officeooo:rsid="0312a29a" officeooo:paragraph-rsid="0311c598"/>
    </style:style>
    <style:style style:name="P92" style:family="paragraph" style:parent-style-name="Text_20_body">
      <style:text-properties officeooo:rsid="031641a5" officeooo:paragraph-rsid="031641a5"/>
    </style:style>
    <style:style style:name="P93" style:family="paragraph" style:parent-style-name="Text_20_body">
      <style:text-properties fo:font-weight="normal" officeooo:paragraph-rsid="031a33c2" style:font-weight-asian="normal" style:font-weight-complex="normal"/>
    </style:style>
    <style:style style:name="P94" style:family="paragraph" style:parent-style-name="Text_20_body">
      <style:text-properties fo:font-weight="normal" officeooo:paragraph-rsid="031bbc2c" style:font-weight-asian="normal" style:font-weight-complex="normal"/>
    </style:style>
    <style:style style:name="P95" style:family="paragraph" style:parent-style-name="Text_20_body">
      <style:text-properties fo:font-weight="normal" officeooo:paragraph-rsid="031d8a72" style:font-weight-asian="normal" style:font-weight-complex="normal"/>
    </style:style>
    <style:style style:name="P96" style:family="paragraph" style:parent-style-name="Text_20_body">
      <style:paragraph-properties fo:text-align="center" style:justify-single-word="false"/>
      <style:text-properties fo:font-weight="normal" officeooo:paragraph-rsid="0321edbb" style:font-weight-asian="normal" style:font-weight-complex="normal"/>
    </style:style>
    <style:style style:name="P97" style:family="paragraph" style:parent-style-name="Text_20_body">
      <style:text-properties fo:font-weight="normal" officeooo:paragraph-rsid="03203b6f" style:font-weight-asian="normal" style:font-weight-complex="normal"/>
    </style:style>
    <style:style style:name="P98" style:family="paragraph" style:parent-style-name="Text_20_body">
      <style:text-properties fo:font-weight="normal" officeooo:rsid="031814cd" officeooo:paragraph-rsid="031814cd" style:font-weight-asian="normal" style:font-weight-complex="normal"/>
    </style:style>
    <style:style style:name="P99" style:family="paragraph" style:parent-style-name="Text_20_body">
      <style:text-properties fo:font-weight="normal" officeooo:rsid="0319a8a6" officeooo:paragraph-rsid="0319a8a6" style:font-weight-asian="normal" style:font-weight-complex="normal"/>
    </style:style>
    <style:style style:name="P100" style:family="paragraph" style:parent-style-name="Text_20_body">
      <style:text-properties fo:font-weight="normal" officeooo:rsid="0319d0a3" officeooo:paragraph-rsid="0319d0a3" style:font-weight-asian="normal" style:font-weight-complex="normal"/>
    </style:style>
    <style:style style:name="P101" style:family="paragraph" style:parent-style-name="Text_20_body">
      <style:text-properties fo:font-weight="normal" officeooo:rsid="031af1ce" officeooo:paragraph-rsid="031af1ce" style:font-weight-asian="normal" style:font-weight-complex="normal"/>
    </style:style>
    <style:style style:name="P102" style:family="paragraph" style:parent-style-name="Text_20_body">
      <style:text-properties fo:font-weight="normal" officeooo:rsid="031c2c2c" officeooo:paragraph-rsid="031bbc2c" style:font-weight-asian="normal" style:font-weight-complex="normal"/>
    </style:style>
    <style:style style:name="P103" style:family="paragraph" style:parent-style-name="Text_20_body">
      <style:text-properties fo:font-weight="normal" officeooo:rsid="031d8a72" officeooo:paragraph-rsid="031d8a72" style:font-weight-asian="normal" style:font-weight-complex="normal"/>
    </style:style>
    <style:style style:name="P104" style:family="paragraph" style:parent-style-name="Text_20_body">
      <style:text-properties fo:font-weight="normal" officeooo:rsid="03203b6f" officeooo:paragraph-rsid="03203b6f" style:font-weight-asian="normal" style:font-weight-complex="normal"/>
    </style:style>
    <style:style style:name="P105" style:family="paragraph" style:parent-style-name="Text_20_body">
      <style:text-properties fo:font-weight="normal" officeooo:rsid="0321edbb" officeooo:paragraph-rsid="03203b6f" style:font-weight-asian="normal" style:font-weight-complex="normal"/>
    </style:style>
    <style:style style:name="P106" style:family="paragraph" style:parent-style-name="Text_20_body">
      <style:text-properties fo:font-weight="normal" officeooo:rsid="03234309" officeooo:paragraph-rsid="03234309" style:font-weight-asian="normal" style:font-weight-complex="normal"/>
    </style:style>
    <style:style style:name="P107" style:family="paragraph" style:parent-style-name="Text_20_body">
      <style:text-properties fo:font-weight="normal" officeooo:rsid="0324ed09" officeooo:paragraph-rsid="0324ed09" style:font-weight-asian="normal" style:font-weight-complex="normal"/>
    </style:style>
    <style:style style:name="P108" style:family="paragraph" style:parent-style-name="Text_20_body">
      <style:paragraph-properties fo:text-align="center" style:justify-single-word="false"/>
      <style:text-properties fo:font-style="italic" fo:font-weight="normal" officeooo:paragraph-rsid="031af1ce" style:font-style-asian="italic" style:font-weight-asian="normal" style:font-style-complex="italic" style:font-weight-complex="normal"/>
    </style:style>
    <style:style style:name="P109" style:family="paragraph" style:parent-style-name="Text_20_body">
      <style:paragraph-properties fo:text-align="center" style:justify-single-word="false"/>
      <style:text-properties fo:font-style="italic" fo:font-weight="normal" officeooo:rsid="031d8a72" officeooo:paragraph-rsid="031d8a72" style:font-style-asian="italic" style:font-weight-asian="normal" style:font-style-complex="italic" style:font-weight-complex="normal"/>
    </style:style>
    <style:style style:name="P110" style:family="paragraph" style:parent-style-name="Text_20_body">
      <style:paragraph-properties fo:text-align="center" style:justify-single-word="false"/>
      <style:text-properties fo:font-style="italic" fo:font-weight="normal" officeooo:rsid="03203b6f" officeooo:paragraph-rsid="03203b6f" style:font-style-asian="italic" style:font-weight-asian="normal" style:font-style-complex="italic" style:font-weight-complex="normal"/>
    </style:style>
    <style:style style:name="P111" style:family="paragraph" style:parent-style-name="Text_20_body">
      <style:paragraph-properties fo:text-align="center" style:justify-single-word="false"/>
      <style:text-properties fo:font-style="italic" fo:font-weight="normal" officeooo:rsid="031814cd" officeooo:paragraph-rsid="031814cd" style:font-style-asian="italic" style:font-weight-asian="normal" style:font-style-complex="italic" style:font-weight-complex="normal"/>
    </style:style>
    <style:style style:name="P112" style:family="paragraph" style:parent-style-name="Text_20_body">
      <style:paragraph-properties fo:text-align="center" style:justify-single-word="false"/>
      <style:text-properties fo:font-style="italic" fo:font-weight="normal" officeooo:rsid="0319d0a3" officeooo:paragraph-rsid="0319d0a3" style:font-style-asian="italic" style:font-weight-asian="normal" style:font-style-complex="italic" style:font-weight-complex="normal"/>
    </style:style>
    <style:style style:name="P113" style:family="paragraph" style:parent-style-name="Text_20_body">
      <style:paragraph-properties fo:text-align="center" style:justify-single-word="false"/>
      <style:text-properties fo:font-style="italic" officeooo:rsid="0324ed09" officeooo:paragraph-rsid="0324ed09" style:font-style-asian="italic" style:font-style-complex="italic"/>
    </style:style>
    <style:style style:name="P114" style:family="paragraph" style:parent-style-name="Text_20_body">
      <style:paragraph-properties fo:text-align="center" style:justify-single-word="false"/>
      <style:text-properties fo:font-style="italic" officeooo:rsid="0332f3ca" officeooo:paragraph-rsid="0332f3ca" style:font-style-asian="italic" style:font-style-complex="italic"/>
    </style:style>
    <style:style style:name="P115" style:family="paragraph" style:parent-style-name="Text_20_body">
      <style:paragraph-properties fo:text-align="center" style:justify-single-word="false"/>
      <style:text-properties fo:font-style="italic" officeooo:rsid="0335aa2c" officeooo:paragraph-rsid="0335aa2c" style:font-style-asian="italic" style:font-style-complex="italic"/>
    </style:style>
    <style:style style:name="P116" style:family="paragraph" style:parent-style-name="Text_20_body">
      <style:paragraph-properties fo:text-align="center" style:justify-single-word="false"/>
      <style:text-properties fo:font-style="italic" officeooo:rsid="0338e936" officeooo:paragraph-rsid="0338e936" style:font-style-asian="italic" style:font-style-complex="italic"/>
    </style:style>
    <style:style style:name="P117" style:family="paragraph" style:parent-style-name="Text_20_body">
      <style:paragraph-properties fo:text-align="center" style:justify-single-word="false"/>
      <style:text-properties fo:font-style="italic" officeooo:rsid="033a2f3c" officeooo:paragraph-rsid="033a2f3c" style:font-style-asian="italic" style:font-style-complex="italic"/>
    </style:style>
    <style:style style:name="P118" style:family="paragraph" style:parent-style-name="Text_20_body">
      <style:paragraph-properties fo:text-align="center" style:justify-single-word="false"/>
      <style:text-properties fo:font-style="italic" officeooo:rsid="033b261a" officeooo:paragraph-rsid="033b261a" style:font-style-asian="italic" style:font-style-complex="italic"/>
    </style:style>
    <style:style style:name="P119" style:family="paragraph" style:parent-style-name="Text_20_body">
      <style:paragraph-properties fo:text-align="center" style:justify-single-word="false"/>
      <style:text-properties fo:font-style="italic" officeooo:rsid="033c8121" officeooo:paragraph-rsid="033c8121" style:font-style-asian="italic" style:font-style-complex="italic"/>
    </style:style>
    <style:style style:name="P120" style:family="paragraph" style:parent-style-name="Text_20_body">
      <style:paragraph-properties fo:text-align="center" style:justify-single-word="false"/>
      <style:text-properties fo:font-style="italic" officeooo:rsid="033d375b" officeooo:paragraph-rsid="033d375b" style:font-style-asian="italic" style:font-style-complex="italic"/>
    </style:style>
    <style:style style:name="P121" style:family="paragraph" style:parent-style-name="Text_20_body">
      <style:paragraph-properties fo:text-align="center" style:justify-single-word="false"/>
      <style:text-properties fo:font-style="italic" officeooo:rsid="034137b3" officeooo:paragraph-rsid="034137b3" style:font-style-asian="italic" style:font-style-complex="italic"/>
    </style:style>
    <style:style style:name="P122" style:family="paragraph" style:parent-style-name="Text_20_body">
      <style:paragraph-properties fo:text-align="center" style:justify-single-word="false"/>
      <style:text-properties fo:font-style="italic" officeooo:rsid="03442e8e" officeooo:paragraph-rsid="03442e8e" style:font-style-asian="italic" style:font-style-complex="italic"/>
    </style:style>
    <style:style style:name="P123" style:family="paragraph" style:parent-style-name="Text_20_body">
      <style:paragraph-properties fo:text-align="center" style:justify-single-word="false"/>
      <style:text-properties fo:font-style="italic" officeooo:rsid="03459565" officeooo:paragraph-rsid="03459565" style:font-style-asian="italic" style:font-style-complex="italic"/>
    </style:style>
    <style:style style:name="P124" style:family="paragraph" style:parent-style-name="Text_20_body">
      <style:paragraph-properties fo:text-align="center" style:justify-single-word="false"/>
      <style:text-properties fo:font-style="italic" officeooo:rsid="0307fdec" officeooo:paragraph-rsid="0307fdec" style:font-style-asian="italic" style:font-style-complex="italic"/>
    </style:style>
    <style:style style:name="P125" style:family="paragraph" style:parent-style-name="Text_20_body">
      <style:paragraph-properties fo:text-align="center" style:justify-single-word="false"/>
      <style:text-properties fo:font-style="italic" officeooo:rsid="034860cf" officeooo:paragraph-rsid="034860cf" style:font-style-asian="italic" style:font-style-complex="italic"/>
    </style:style>
    <style:style style:name="P126" style:family="paragraph" style:parent-style-name="Text_20_body">
      <style:paragraph-properties fo:text-align="center" style:justify-single-word="false"/>
      <style:text-properties fo:font-style="italic" officeooo:rsid="0349200c" officeooo:paragraph-rsid="0349200c" style:font-style-asian="italic" style:font-style-complex="italic"/>
    </style:style>
    <style:style style:name="P127" style:family="paragraph" style:parent-style-name="Text_20_body">
      <style:paragraph-properties fo:text-align="center" style:justify-single-word="false"/>
      <style:text-properties fo:font-style="italic" officeooo:rsid="0374502e" officeooo:paragraph-rsid="0376c7e7" style:font-style-asian="italic" style:font-style-complex="italic"/>
    </style:style>
    <style:style style:name="P128" style:family="paragraph" style:parent-style-name="Text_20_body">
      <style:paragraph-properties fo:text-align="center" style:justify-single-word="false"/>
      <style:text-properties fo:font-style="italic" officeooo:rsid="0374502e" officeooo:paragraph-rsid="038d40ad" style:font-style-asian="italic" style:font-style-complex="italic"/>
    </style:style>
    <style:style style:name="P129" style:family="paragraph" style:parent-style-name="Text_20_body">
      <style:paragraph-properties fo:text-align="center" style:justify-single-word="false"/>
      <style:text-properties fo:font-style="italic" officeooo:rsid="0377d6b5" officeooo:paragraph-rsid="0377d6b5" style:font-style-asian="italic" style:font-style-complex="italic"/>
    </style:style>
    <style:style style:name="P130" style:family="paragraph" style:parent-style-name="Text_20_body">
      <style:paragraph-properties fo:text-align="center" style:justify-single-word="false"/>
      <style:text-properties fo:font-style="italic" officeooo:rsid="037ab524" officeooo:paragraph-rsid="037ab524" style:font-style-asian="italic" style:font-style-complex="italic"/>
    </style:style>
    <style:style style:name="P131" style:family="paragraph" style:parent-style-name="Text_20_body">
      <style:paragraph-properties fo:text-align="center" style:justify-single-word="false"/>
      <style:text-properties fo:font-style="italic" officeooo:rsid="03818223" officeooo:paragraph-rsid="03826adc" style:font-style-asian="italic" style:font-style-complex="italic"/>
    </style:style>
    <style:style style:name="P132" style:family="paragraph" style:parent-style-name="Text_20_body">
      <style:paragraph-properties fo:text-align="center" style:justify-single-word="false"/>
      <style:text-properties fo:font-style="italic" officeooo:rsid="03863ea7" officeooo:paragraph-rsid="03888c5b" style:font-style-asian="italic" style:font-style-complex="italic"/>
    </style:style>
    <style:style style:name="P133" style:family="paragraph" style:parent-style-name="Text_20_body">
      <style:paragraph-properties fo:text-align="center" style:justify-single-word="false"/>
      <style:text-properties fo:font-style="italic" officeooo:rsid="036c25e5" officeooo:paragraph-rsid="036c25e5" style:font-style-asian="italic" style:font-style-complex="italic"/>
    </style:style>
    <style:style style:name="P134" style:family="paragraph" style:parent-style-name="Text_20_body">
      <style:paragraph-properties fo:text-align="center" style:justify-single-word="false"/>
      <style:text-properties fo:font-style="italic" officeooo:rsid="03a41616" officeooo:paragraph-rsid="03e6e822" style:font-style-asian="italic" style:font-style-complex="italic"/>
    </style:style>
    <style:style style:name="P135" style:family="paragraph" style:parent-style-name="Text_20_body">
      <style:paragraph-properties fo:text-align="center" style:justify-single-word="false"/>
      <style:text-properties fo:font-style="italic" officeooo:rsid="03a41616" officeooo:paragraph-rsid="03ea5edc" style:font-style-asian="italic" style:font-style-complex="italic"/>
    </style:style>
    <style:style style:name="P136" style:family="paragraph" style:parent-style-name="Text_20_body">
      <style:paragraph-properties fo:text-align="center" style:justify-single-word="false"/>
      <style:text-properties fo:font-style="italic" officeooo:rsid="03be7856" officeooo:paragraph-rsid="03be7856" style:font-style-asian="italic" style:font-style-complex="italic"/>
    </style:style>
    <style:style style:name="P137" style:family="paragraph" style:parent-style-name="Text_20_body">
      <style:paragraph-properties fo:text-align="center" style:justify-single-word="false"/>
      <style:text-properties fo:font-style="italic" officeooo:rsid="03e2bca5" officeooo:paragraph-rsid="03e2bca5" style:font-style-asian="italic" style:font-style-complex="italic"/>
    </style:style>
    <style:style style:name="P138" style:family="paragraph" style:parent-style-name="Text_20_body">
      <style:paragraph-properties fo:text-align="center" style:justify-single-word="false"/>
      <style:text-properties fo:font-style="italic" officeooo:rsid="03ea208d" officeooo:paragraph-rsid="03ea5edc" style:font-style-asian="italic" style:font-style-complex="italic"/>
    </style:style>
    <style:style style:name="P139" style:family="paragraph" style:parent-style-name="Text_20_body">
      <style:paragraph-properties fo:text-align="center" style:justify-single-word="false"/>
      <style:text-properties fo:font-style="italic" officeooo:rsid="03f08562" officeooo:paragraph-rsid="03f08562" style:font-style-asian="italic" style:font-style-complex="italic"/>
    </style:style>
    <style:style style:name="P140" style:family="paragraph" style:parent-style-name="Text_20_body">
      <style:paragraph-properties fo:text-align="center" style:justify-single-word="false"/>
      <style:text-properties fo:font-style="italic" officeooo:paragraph-rsid="042e46d3" style:font-style-asian="italic" style:font-style-complex="italic"/>
    </style:style>
    <style:style style:name="P141" style:family="paragraph" style:parent-style-name="Text_20_body">
      <style:paragraph-properties fo:text-align="center" style:justify-single-word="false"/>
      <style:text-properties fo:font-style="italic" officeooo:rsid="03fbf844" officeooo:paragraph-rsid="03fbf844" style:font-style-asian="italic" style:font-style-complex="italic"/>
    </style:style>
    <style:style style:name="P142" style:family="paragraph" style:parent-style-name="Text_20_body">
      <style:paragraph-properties fo:text-align="center" style:justify-single-word="false"/>
      <style:text-properties fo:font-style="italic" officeooo:rsid="042e6334" officeooo:paragraph-rsid="042e6334" style:font-style-asian="italic" style:font-style-complex="italic"/>
    </style:style>
    <style:style style:name="P143" style:family="paragraph" style:parent-style-name="Text_20_body">
      <style:paragraph-properties fo:text-align="center" style:justify-single-word="false"/>
      <style:text-properties fo:font-style="italic" officeooo:rsid="0432ff2c" officeooo:paragraph-rsid="0432ff2c" style:font-style-asian="italic" style:font-style-complex="italic"/>
    </style:style>
    <style:style style:name="P144" style:family="paragraph" style:parent-style-name="Text_20_body">
      <style:paragraph-properties fo:text-align="center" style:justify-single-word="false"/>
      <style:text-properties fo:font-style="italic" officeooo:rsid="0436efa4" officeooo:paragraph-rsid="0436efa4" style:font-style-asian="italic" style:font-style-complex="italic"/>
    </style:style>
    <style:style style:name="P145" style:family="paragraph" style:parent-style-name="Text_20_body">
      <style:text-properties officeooo:paragraph-rsid="031f2482"/>
    </style:style>
    <style:style style:name="P146" style:family="paragraph" style:parent-style-name="Text_20_body">
      <style:text-properties officeooo:paragraph-rsid="03256183"/>
    </style:style>
    <style:style style:name="P147" style:family="paragraph" style:parent-style-name="Text_20_body">
      <style:text-properties officeooo:paragraph-rsid="0325c82d"/>
    </style:style>
    <style:style style:name="P148" style:family="paragraph" style:parent-style-name="Text_20_body">
      <style:text-properties officeooo:paragraph-rsid="0328a114"/>
    </style:style>
    <style:style style:name="P149" style:family="paragraph" style:parent-style-name="Text_20_body">
      <style:text-properties officeooo:paragraph-rsid="032ce167"/>
    </style:style>
    <style:style style:name="P150" style:family="paragraph" style:parent-style-name="Text_20_body">
      <style:text-properties officeooo:paragraph-rsid="0332f3ca"/>
    </style:style>
    <style:style style:name="P151" style:family="paragraph" style:parent-style-name="Text_20_body">
      <style:text-properties officeooo:paragraph-rsid="033585f9"/>
    </style:style>
    <style:style style:name="P152" style:family="paragraph" style:parent-style-name="Text_20_body">
      <style:paragraph-properties fo:text-align="justify" style:justify-single-word="false"/>
      <style:text-properties officeooo:paragraph-rsid="03368b9b"/>
    </style:style>
    <style:style style:name="P153" style:family="paragraph" style:parent-style-name="Text_20_body">
      <style:paragraph-properties fo:text-align="justify" style:justify-single-word="false"/>
      <style:text-properties officeooo:paragraph-rsid="03b76497"/>
    </style:style>
    <style:style style:name="P154" style:family="paragraph" style:parent-style-name="Text_20_body">
      <style:paragraph-properties fo:text-align="justify" style:justify-single-word="false"/>
      <style:text-properties officeooo:paragraph-rsid="03b917bf"/>
    </style:style>
    <style:style style:name="P155" style:family="paragraph" style:parent-style-name="Text_20_body">
      <style:paragraph-properties fo:text-align="justify" style:justify-single-word="false"/>
      <style:text-properties officeooo:paragraph-rsid="03bc6c62"/>
    </style:style>
    <style:style style:name="P156" style:family="paragraph" style:parent-style-name="Text_20_body">
      <style:paragraph-properties fo:text-align="justify" style:justify-single-word="false"/>
      <style:text-properties officeooo:paragraph-rsid="03c0a830"/>
    </style:style>
    <style:style style:name="P157" style:family="paragraph" style:parent-style-name="Text_20_body">
      <style:paragraph-properties fo:text-align="justify" style:justify-single-word="false"/>
      <style:text-properties officeooo:paragraph-rsid="03c1f49c"/>
    </style:style>
    <style:style style:name="P158" style:family="paragraph" style:parent-style-name="Text_20_body">
      <style:paragraph-properties fo:text-align="justify" style:justify-single-word="false"/>
      <style:text-properties officeooo:paragraph-rsid="03c34504"/>
    </style:style>
    <style:style style:name="P159" style:family="paragraph" style:parent-style-name="Text_20_body">
      <style:paragraph-properties fo:text-align="justify" style:justify-single-word="false"/>
      <style:text-properties officeooo:paragraph-rsid="03c55e96"/>
    </style:style>
    <style:style style:name="P160" style:family="paragraph" style:parent-style-name="Text_20_body">
      <style:text-properties officeooo:paragraph-rsid="033d375b"/>
    </style:style>
    <style:style style:name="P161" style:family="paragraph" style:parent-style-name="Text_20_body">
      <style:text-properties officeooo:rsid="031814cd" officeooo:paragraph-rsid="031814cd"/>
    </style:style>
    <style:style style:name="P162" style:family="paragraph" style:parent-style-name="Text_20_body">
      <style:text-properties officeooo:rsid="031f2482" officeooo:paragraph-rsid="031f2482"/>
    </style:style>
    <style:style style:name="P163" style:family="paragraph" style:parent-style-name="Text_20_body">
      <style:text-properties officeooo:rsid="0324ed09" officeooo:paragraph-rsid="0324ed09"/>
    </style:style>
    <style:style style:name="P164" style:family="paragraph" style:parent-style-name="Text_20_body">
      <style:text-properties officeooo:rsid="03256183" officeooo:paragraph-rsid="03256183"/>
    </style:style>
    <style:style style:name="P165" style:family="paragraph" style:parent-style-name="Text_20_body">
      <style:text-properties officeooo:rsid="0325c82d" officeooo:paragraph-rsid="0325c82d"/>
    </style:style>
    <style:style style:name="P166" style:family="paragraph" style:parent-style-name="Text_20_body">
      <style:text-properties officeooo:rsid="0326b7b5" officeooo:paragraph-rsid="0325c82d"/>
    </style:style>
    <style:style style:name="P167" style:family="paragraph" style:parent-style-name="Text_20_body">
      <style:text-properties officeooo:rsid="032a3fa1" officeooo:paragraph-rsid="032a3fa1"/>
    </style:style>
    <style:style style:name="P168" style:family="paragraph" style:parent-style-name="Text_20_body">
      <style:text-properties officeooo:rsid="032c58ed" officeooo:paragraph-rsid="032c58ed"/>
    </style:style>
    <style:style style:name="P169" style:family="paragraph" style:parent-style-name="Text_20_body">
      <style:text-properties officeooo:rsid="032cd314" officeooo:paragraph-rsid="032cd314"/>
    </style:style>
    <style:style style:name="P170" style:family="paragraph" style:parent-style-name="Text_20_body">
      <style:text-properties officeooo:rsid="032d7d5e" officeooo:paragraph-rsid="032ce167"/>
    </style:style>
    <style:style style:name="P171" style:family="paragraph" style:parent-style-name="Text_20_body">
      <style:text-properties officeooo:rsid="032ec7b2" officeooo:paragraph-rsid="032ec7b2"/>
    </style:style>
    <style:style style:name="P172" style:family="paragraph" style:parent-style-name="Text_20_body">
      <style:text-properties officeooo:rsid="032fad3a" officeooo:paragraph-rsid="032fad3a"/>
    </style:style>
    <style:style style:name="P173" style:family="paragraph" style:parent-style-name="Text_20_body">
      <style:text-properties officeooo:rsid="0331080c" officeooo:paragraph-rsid="0331080c"/>
    </style:style>
    <style:style style:name="P174" style:family="paragraph" style:parent-style-name="Text_20_body">
      <style:text-properties officeooo:rsid="033133f9" officeooo:paragraph-rsid="033133f9"/>
    </style:style>
    <style:style style:name="P175" style:family="paragraph" style:parent-style-name="Text_20_body">
      <style:text-properties officeooo:rsid="03328e86" officeooo:paragraph-rsid="03328e86"/>
    </style:style>
    <style:style style:name="P176" style:family="paragraph" style:parent-style-name="Text_20_body">
      <style:text-properties officeooo:rsid="0332f3ca" officeooo:paragraph-rsid="0332f3ca"/>
    </style:style>
    <style:style style:name="P177" style:family="paragraph" style:parent-style-name="Text_20_body">
      <style:text-properties officeooo:rsid="0333d496" officeooo:paragraph-rsid="0333d496"/>
    </style:style>
    <style:style style:name="P178" style:family="paragraph" style:parent-style-name="Text_20_body">
      <style:paragraph-properties fo:text-align="justify" style:justify-single-word="false"/>
      <style:text-properties officeooo:rsid="0335aa2c" officeooo:paragraph-rsid="0335aa2c"/>
    </style:style>
    <style:style style:name="P179" style:family="paragraph" style:parent-style-name="Text_20_body">
      <style:paragraph-properties fo:text-align="justify" style:justify-single-word="false"/>
      <style:text-properties officeooo:rsid="03373430" officeooo:paragraph-rsid="03368b9b"/>
    </style:style>
    <style:style style:name="P180" style:family="paragraph" style:parent-style-name="Text_20_body">
      <style:paragraph-properties fo:text-align="justify" style:justify-single-word="false"/>
      <style:text-properties officeooo:rsid="0338e936" officeooo:paragraph-rsid="0338e936"/>
    </style:style>
    <style:style style:name="P181" style:family="paragraph" style:parent-style-name="Text_20_body">
      <style:text-properties officeooo:rsid="033a2f3c" officeooo:paragraph-rsid="033a2f3c"/>
    </style:style>
    <style:style style:name="P182" style:family="paragraph" style:parent-style-name="Text_20_body">
      <style:text-properties officeooo:rsid="033b261a" officeooo:paragraph-rsid="033b261a"/>
    </style:style>
    <style:style style:name="P183" style:family="paragraph" style:parent-style-name="Text_20_body">
      <style:text-properties officeooo:rsid="033c8121" officeooo:paragraph-rsid="033c8121"/>
    </style:style>
    <style:style style:name="P184" style:family="paragraph" style:parent-style-name="Text_20_body">
      <style:text-properties officeooo:rsid="033d375b" officeooo:paragraph-rsid="033d375b"/>
    </style:style>
    <style:style style:name="P185" style:family="paragraph" style:parent-style-name="Text_20_body">
      <style:text-properties officeooo:rsid="034137b3" officeooo:paragraph-rsid="034137b3"/>
    </style:style>
    <style:style style:name="P186" style:family="paragraph" style:parent-style-name="Text_20_body">
      <style:text-properties officeooo:rsid="0342e8b7" officeooo:paragraph-rsid="0342e8b7"/>
    </style:style>
    <style:style style:name="P187" style:family="paragraph" style:parent-style-name="Text_20_body">
      <style:text-properties officeooo:rsid="03452b59" officeooo:paragraph-rsid="03452b59"/>
    </style:style>
    <style:style style:name="P188" style:family="paragraph" style:parent-style-name="Text_20_body">
      <style:text-properties officeooo:rsid="03459565" officeooo:paragraph-rsid="03459565"/>
    </style:style>
    <style:style style:name="P189" style:family="paragraph" style:parent-style-name="Text_20_body">
      <style:text-properties officeooo:rsid="03442e8e" officeooo:paragraph-rsid="03442e8e"/>
    </style:style>
    <style:style style:name="P190" style:family="paragraph" style:parent-style-name="Text_20_body">
      <style:text-properties officeooo:rsid="03442e8e" officeooo:paragraph-rsid="0354026a"/>
    </style:style>
    <style:style style:name="P191" style:family="paragraph" style:parent-style-name="Text_20_body">
      <style:text-properties officeooo:rsid="03442e8e" officeooo:paragraph-rsid="0358d4b9"/>
    </style:style>
    <style:style style:name="P192" style:family="paragraph" style:parent-style-name="Text_20_body">
      <style:text-properties officeooo:paragraph-rsid="0348acb6"/>
    </style:style>
    <style:style style:name="P193" style:family="paragraph" style:parent-style-name="Text_20_body">
      <style:text-properties officeooo:paragraph-rsid="034b77d3"/>
    </style:style>
    <style:style style:name="P194" style:family="paragraph" style:parent-style-name="Text_20_body">
      <style:text-properties officeooo:paragraph-rsid="034cc816"/>
    </style:style>
    <style:style style:name="P195" style:family="paragraph" style:parent-style-name="Text_20_body">
      <style:text-properties officeooo:paragraph-rsid="0361a315"/>
    </style:style>
    <style:style style:name="P196" style:family="paragraph" style:parent-style-name="Text_20_body">
      <style:text-properties officeooo:paragraph-rsid="0361fe84"/>
    </style:style>
    <style:style style:name="P197" style:family="paragraph" style:parent-style-name="Text_20_body">
      <style:text-properties officeooo:rsid="034860cf"/>
    </style:style>
    <style:style style:name="P198" style:family="paragraph" style:parent-style-name="Text_20_body">
      <style:text-properties officeooo:rsid="034860cf" officeooo:paragraph-rsid="034860cf"/>
    </style:style>
    <style:style style:name="P199" style:family="paragraph" style:parent-style-name="Text_20_body">
      <style:text-properties officeooo:rsid="0348acb6" officeooo:paragraph-rsid="0348acb6"/>
    </style:style>
    <style:style style:name="P200" style:family="paragraph" style:parent-style-name="Text_20_body">
      <style:text-properties officeooo:rsid="03535c04" officeooo:paragraph-rsid="03535c04"/>
    </style:style>
    <style:style style:name="P201" style:family="paragraph" style:parent-style-name="Text_20_body">
      <style:text-properties officeooo:rsid="034a876b" officeooo:paragraph-rsid="034a876b"/>
    </style:style>
    <style:style style:name="P202" style:family="paragraph" style:parent-style-name="Text_20_body">
      <style:text-properties officeooo:rsid="034ac0fa" officeooo:paragraph-rsid="034ac0fa"/>
    </style:style>
    <style:style style:name="P203" style:family="paragraph" style:parent-style-name="Text_20_body">
      <style:text-properties officeooo:rsid="034cc816" officeooo:paragraph-rsid="034cc816"/>
    </style:style>
    <style:style style:name="P204" style:family="paragraph" style:parent-style-name="Text_20_body">
      <style:text-properties officeooo:rsid="034ec7e0" officeooo:paragraph-rsid="034ec7e0"/>
    </style:style>
    <style:style style:name="P205" style:family="paragraph" style:parent-style-name="Text_20_body">
      <style:text-properties officeooo:rsid="03500bfd" officeooo:paragraph-rsid="03500bfd"/>
    </style:style>
    <style:style style:name="P206" style:family="paragraph" style:parent-style-name="Text_20_body">
      <style:text-properties officeooo:rsid="035ef464" officeooo:paragraph-rsid="035ef464"/>
    </style:style>
    <style:style style:name="P207" style:family="paragraph" style:parent-style-name="Text_20_body">
      <style:text-properties officeooo:rsid="0361fe84" officeooo:paragraph-rsid="0361fe84"/>
    </style:style>
    <style:style style:name="P208" style:family="paragraph" style:parent-style-name="Text_20_body">
      <style:text-properties officeooo:rsid="0360be70" officeooo:paragraph-rsid="0360be70"/>
    </style:style>
    <style:style style:name="P209" style:family="paragraph" style:parent-style-name="Text_20_body">
      <style:text-properties officeooo:rsid="0361a315" officeooo:paragraph-rsid="0361a315"/>
    </style:style>
    <style:style style:name="P210" style:family="paragraph" style:parent-style-name="Text_20_body">
      <style:text-properties officeooo:paragraph-rsid="03654f85"/>
    </style:style>
    <style:style style:name="P211" style:family="paragraph" style:parent-style-name="Text_20_body">
      <style:text-properties officeooo:paragraph-rsid="0368b7c1"/>
    </style:style>
    <style:style style:name="P212" style:family="paragraph" style:parent-style-name="Text_20_body">
      <style:text-properties officeooo:paragraph-rsid="036ab845"/>
    </style:style>
    <style:style style:name="P213" style:family="paragraph" style:parent-style-name="Text_20_body">
      <style:text-properties officeooo:paragraph-rsid="036d6150"/>
    </style:style>
    <style:style style:name="P214" style:family="paragraph" style:parent-style-name="Text_20_body">
      <style:text-properties officeooo:paragraph-rsid="036ebff4"/>
    </style:style>
    <style:style style:name="P215" style:family="paragraph" style:parent-style-name="Text_20_body">
      <style:text-properties officeooo:paragraph-rsid="037161ce"/>
    </style:style>
    <style:style style:name="P216" style:family="paragraph" style:parent-style-name="Text_20_body">
      <style:text-properties officeooo:rsid="03641d16"/>
    </style:style>
    <style:style style:name="P217" style:family="paragraph" style:parent-style-name="Text_20_body">
      <style:text-properties officeooo:rsid="03654f85" officeooo:paragraph-rsid="03654f85"/>
    </style:style>
    <style:style style:name="P218" style:family="paragraph" style:parent-style-name="Text_20_body">
      <style:text-properties officeooo:rsid="0366a013" officeooo:paragraph-rsid="0366a013"/>
    </style:style>
    <style:style style:name="P219" style:family="paragraph" style:parent-style-name="Text_20_body">
      <style:text-properties officeooo:rsid="0367a8fe" officeooo:paragraph-rsid="0367a8fe"/>
    </style:style>
    <style:style style:name="P220" style:family="paragraph" style:parent-style-name="Text_20_body">
      <style:text-properties officeooo:rsid="0368b7c1" officeooo:paragraph-rsid="0368b7c1"/>
    </style:style>
    <style:style style:name="P221" style:family="paragraph" style:parent-style-name="Text_20_body">
      <style:text-properties officeooo:rsid="036a69f0" officeooo:paragraph-rsid="036a69f0"/>
    </style:style>
    <style:style style:name="P222" style:family="paragraph" style:parent-style-name="Text_20_body">
      <style:text-properties officeooo:rsid="036ab845" officeooo:paragraph-rsid="036ab845"/>
    </style:style>
    <style:style style:name="P223" style:family="paragraph" style:parent-style-name="Text_20_body">
      <style:text-properties officeooo:rsid="036c25e5" officeooo:paragraph-rsid="036c25e5"/>
    </style:style>
    <style:style style:name="P224" style:family="paragraph" style:parent-style-name="Text_20_body">
      <style:text-properties officeooo:rsid="036ebff4" officeooo:paragraph-rsid="036d6150"/>
    </style:style>
    <style:style style:name="P225" style:family="paragraph" style:parent-style-name="Text_20_body">
      <style:text-properties officeooo:rsid="036f85bf" officeooo:paragraph-rsid="036ebff4"/>
    </style:style>
    <style:style style:name="P226" style:family="paragraph" style:parent-style-name="Text_20_body">
      <style:text-properties officeooo:rsid="036f85bf" officeooo:paragraph-rsid="036f85bf"/>
    </style:style>
    <style:style style:name="P227" style:family="paragraph" style:parent-style-name="Text_20_body">
      <style:text-properties officeooo:rsid="0370b174" officeooo:paragraph-rsid="0370b174"/>
    </style:style>
    <style:style style:name="P228" style:family="paragraph" style:parent-style-name="Text_20_body">
      <style:text-properties officeooo:rsid="0374502e" officeooo:paragraph-rsid="0374502e"/>
    </style:style>
    <style:style style:name="P229" style:family="paragraph" style:parent-style-name="Text_20_body">
      <style:paragraph-properties fo:text-align="justify" style:justify-single-word="false"/>
      <style:text-properties officeooo:rsid="0374502e" officeooo:paragraph-rsid="037f0ffe"/>
    </style:style>
    <style:style style:name="P230" style:family="paragraph" style:parent-style-name="Text_20_body">
      <style:paragraph-properties fo:text-align="justify" style:justify-single-word="false"/>
      <style:text-properties officeooo:rsid="0374502e" officeooo:paragraph-rsid="03888c5b"/>
    </style:style>
    <style:style style:name="P231" style:family="paragraph" style:parent-style-name="Text_20_body">
      <style:paragraph-properties fo:text-align="justify" style:justify-single-word="false"/>
      <style:text-properties officeooo:rsid="0374502e" officeooo:paragraph-rsid="03904ba7"/>
    </style:style>
    <style:style style:name="P232" style:family="paragraph" style:parent-style-name="Text_20_body">
      <style:text-properties officeooo:paragraph-rsid="03975d9b"/>
    </style:style>
    <style:style style:name="P233" style:family="paragraph" style:parent-style-name="Text_20_body">
      <style:text-properties officeooo:paragraph-rsid="039c758a"/>
    </style:style>
    <style:style style:name="P234" style:family="paragraph" style:parent-style-name="Text_20_body">
      <style:text-properties officeooo:paragraph-rsid="03a3290f"/>
    </style:style>
    <style:style style:name="P235" style:family="paragraph" style:parent-style-name="Text_20_body">
      <style:text-properties officeooo:rsid="03755ea4" officeooo:paragraph-rsid="03755ea4"/>
    </style:style>
    <style:style style:name="P236" style:family="paragraph" style:parent-style-name="Text_20_body">
      <style:text-properties officeooo:rsid="0376c7e7" officeooo:paragraph-rsid="0376c7e7"/>
    </style:style>
    <style:style style:name="P237" style:family="paragraph" style:parent-style-name="Text_20_body">
      <style:text-properties officeooo:rsid="0377d6b5" officeooo:paragraph-rsid="0377d6b5"/>
    </style:style>
    <style:style style:name="P238" style:family="paragraph" style:parent-style-name="Text_20_body">
      <style:text-properties officeooo:rsid="0378d735" officeooo:paragraph-rsid="0378d735"/>
    </style:style>
    <style:style style:name="P239" style:family="paragraph" style:parent-style-name="Text_20_body">
      <style:text-properties officeooo:rsid="037ab524" officeooo:paragraph-rsid="037ab524"/>
    </style:style>
    <style:style style:name="P240" style:family="paragraph" style:parent-style-name="Text_20_body">
      <style:paragraph-properties fo:text-align="justify" style:justify-single-word="false"/>
      <style:text-properties officeooo:rsid="037ab524" officeooo:paragraph-rsid="037ab524"/>
    </style:style>
    <style:style style:name="P241" style:family="paragraph" style:parent-style-name="Text_20_body">
      <style:paragraph-properties fo:text-align="justify" style:justify-single-word="false"/>
      <style:text-properties officeooo:rsid="037cb4d0" officeooo:paragraph-rsid="037cb4d0"/>
    </style:style>
    <style:style style:name="P242" style:family="paragraph" style:parent-style-name="Text_20_body">
      <style:paragraph-properties fo:text-align="justify" style:justify-single-word="false"/>
      <style:text-properties officeooo:rsid="037f0ffe" officeooo:paragraph-rsid="037f0ffe"/>
    </style:style>
    <style:style style:name="P243" style:family="paragraph" style:parent-style-name="Text_20_body">
      <style:paragraph-properties fo:text-align="justify" style:justify-single-word="false"/>
      <style:text-properties officeooo:rsid="03826adc" officeooo:paragraph-rsid="03826adc"/>
    </style:style>
    <style:style style:name="P244" style:family="paragraph" style:parent-style-name="Text_20_body">
      <style:paragraph-properties fo:text-align="justify" style:justify-single-word="false"/>
      <style:text-properties officeooo:rsid="038419db" officeooo:paragraph-rsid="038419db"/>
    </style:style>
    <style:style style:name="P245" style:family="paragraph" style:parent-style-name="Text_20_body">
      <style:paragraph-properties fo:text-align="justify" style:justify-single-word="false"/>
      <style:text-properties officeooo:rsid="03878a7b" officeooo:paragraph-rsid="03878a7b"/>
    </style:style>
    <style:style style:name="P246" style:family="paragraph" style:parent-style-name="Text_20_body">
      <style:paragraph-properties fo:text-align="justify" style:justify-single-word="false"/>
      <style:text-properties officeooo:rsid="038cde6c" officeooo:paragraph-rsid="03888c5b"/>
    </style:style>
    <style:style style:name="P247" style:family="paragraph" style:parent-style-name="Text_20_body">
      <style:paragraph-properties fo:text-align="justify" style:justify-single-word="false"/>
      <style:text-properties officeooo:rsid="038d1648" officeooo:paragraph-rsid="038d1648"/>
    </style:style>
    <style:style style:name="P248" style:family="paragraph" style:parent-style-name="Text_20_body">
      <style:paragraph-properties fo:text-align="justify" style:justify-single-word="false"/>
      <style:text-properties officeooo:rsid="038d4b43" officeooo:paragraph-rsid="038d4b43"/>
    </style:style>
    <style:style style:name="P249" style:family="paragraph" style:parent-style-name="Text_20_body">
      <style:paragraph-properties fo:text-align="justify" style:justify-single-word="false"/>
      <style:text-properties officeooo:rsid="0390579d" officeooo:paragraph-rsid="03904ba7"/>
    </style:style>
    <style:style style:name="P250" style:family="paragraph" style:parent-style-name="Text_20_body">
      <style:text-properties officeooo:rsid="0396b323" officeooo:paragraph-rsid="0396b323"/>
    </style:style>
    <style:style style:name="P251" style:family="paragraph" style:parent-style-name="Text_20_body">
      <style:text-properties officeooo:rsid="039b6572" officeooo:paragraph-rsid="039b6572"/>
    </style:style>
    <style:style style:name="P252" style:family="paragraph" style:parent-style-name="Text_20_body">
      <style:text-properties officeooo:rsid="039c758a" officeooo:paragraph-rsid="039c758a"/>
    </style:style>
    <style:style style:name="P253" style:family="paragraph" style:parent-style-name="Text_20_body">
      <style:text-properties officeooo:rsid="039e15a8" officeooo:paragraph-rsid="039c758a"/>
    </style:style>
    <style:style style:name="P254" style:family="paragraph" style:parent-style-name="Text_20_body">
      <style:text-properties officeooo:rsid="03a012db" officeooo:paragraph-rsid="03a012db"/>
    </style:style>
    <style:style style:name="P255" style:family="paragraph" style:parent-style-name="Text_20_body">
      <style:text-properties officeooo:rsid="03a087db" officeooo:paragraph-rsid="03a087db"/>
    </style:style>
    <style:style style:name="P256" style:family="paragraph" style:parent-style-name="Text_20_body">
      <style:text-properties officeooo:rsid="03a2e755" officeooo:paragraph-rsid="03a087db"/>
    </style:style>
    <style:style style:name="P257" style:family="paragraph" style:parent-style-name="Text_20_body">
      <style:text-properties officeooo:rsid="03a41616" officeooo:paragraph-rsid="03a3290f"/>
    </style:style>
    <style:style style:name="P258" style:family="paragraph" style:parent-style-name="Text_20_body">
      <style:text-properties officeooo:rsid="03a41616" officeooo:paragraph-rsid="03a41616"/>
    </style:style>
    <style:style style:name="P259" style:family="paragraph" style:parent-style-name="Text_20_body">
      <style:text-properties officeooo:rsid="03a41616" officeooo:paragraph-rsid="03dfaec7"/>
    </style:style>
    <style:style style:name="P260" style:family="paragraph" style:parent-style-name="Text_20_body">
      <style:text-properties officeooo:rsid="03a41616" officeooo:paragraph-rsid="03e251c6"/>
    </style:style>
    <style:style style:name="P261" style:family="paragraph" style:parent-style-name="Text_20_body">
      <style:text-properties officeooo:rsid="03a41616" officeooo:paragraph-rsid="03ecb8a5"/>
    </style:style>
    <style:style style:name="P262" style:family="paragraph" style:parent-style-name="Text_20_body">
      <style:paragraph-properties fo:text-align="center" style:justify-single-word="false"/>
      <style:text-properties officeooo:paragraph-rsid="037161ce"/>
    </style:style>
    <style:style style:name="P263" style:family="paragraph" style:parent-style-name="Text_20_body">
      <style:text-properties officeooo:paragraph-rsid="03a87325"/>
    </style:style>
    <style:style style:name="P264" style:family="paragraph" style:parent-style-name="Text_20_body">
      <style:text-properties officeooo:paragraph-rsid="03ac00ce"/>
    </style:style>
    <style:style style:name="P265" style:family="paragraph" style:parent-style-name="Text_20_body">
      <style:text-properties officeooo:paragraph-rsid="03ae9b74"/>
    </style:style>
    <style:style style:name="P266" style:family="paragraph" style:parent-style-name="Text_20_body">
      <style:text-properties officeooo:paragraph-rsid="03c902d7"/>
    </style:style>
    <style:style style:name="P267" style:family="paragraph" style:parent-style-name="Text_20_body">
      <style:text-properties officeooo:paragraph-rsid="03ccab5e"/>
    </style:style>
    <style:style style:name="P268" style:family="paragraph" style:parent-style-name="Text_20_body">
      <style:text-properties officeooo:paragraph-rsid="03ceed55"/>
    </style:style>
    <style:style style:name="P269" style:family="paragraph" style:parent-style-name="Text_20_body">
      <style:text-properties officeooo:paragraph-rsid="03d02420"/>
    </style:style>
    <style:style style:name="P270" style:family="paragraph" style:parent-style-name="Text_20_body">
      <style:text-properties officeooo:paragraph-rsid="03d37b29"/>
    </style:style>
    <style:style style:name="P271" style:family="paragraph" style:parent-style-name="Text_20_body">
      <style:text-properties officeooo:paragraph-rsid="03d39139"/>
    </style:style>
    <style:style style:name="P272" style:family="paragraph" style:parent-style-name="Text_20_body">
      <style:text-properties officeooo:paragraph-rsid="03f47ab9"/>
    </style:style>
    <style:style style:name="P273" style:family="paragraph" style:parent-style-name="Text_20_body">
      <style:text-properties officeooo:paragraph-rsid="03f59d56"/>
    </style:style>
    <style:style style:name="P274" style:family="paragraph" style:parent-style-name="Text_20_body">
      <style:text-properties officeooo:rsid="03a5c5fe" officeooo:paragraph-rsid="03a5c5fe"/>
    </style:style>
    <style:style style:name="P275" style:family="paragraph" style:parent-style-name="Text_20_body">
      <style:text-properties officeooo:rsid="03a79ec3" officeooo:paragraph-rsid="03a79ec3"/>
    </style:style>
    <style:style style:name="P276" style:family="paragraph" style:parent-style-name="Text_20_body">
      <style:text-properties officeooo:rsid="03a7c7e5" officeooo:paragraph-rsid="03a7c7e5"/>
    </style:style>
    <style:style style:name="P277" style:family="paragraph" style:parent-style-name="Text_20_body">
      <style:text-properties officeooo:rsid="03aa1d79" officeooo:paragraph-rsid="03a87325"/>
    </style:style>
    <style:style style:name="P278" style:family="paragraph" style:parent-style-name="Text_20_body">
      <style:text-properties officeooo:rsid="03ac00ce" officeooo:paragraph-rsid="03ac00ce"/>
    </style:style>
    <style:style style:name="P279" style:family="paragraph" style:parent-style-name="Text_20_body">
      <style:paragraph-properties fo:text-align="center" style:justify-single-word="false"/>
      <style:text-properties officeooo:rsid="03b0db62" officeooo:paragraph-rsid="03b0db62"/>
    </style:style>
    <style:style style:name="P280" style:family="paragraph" style:parent-style-name="Text_20_body">
      <style:text-properties officeooo:rsid="03b44f2b" officeooo:paragraph-rsid="03b550f3"/>
    </style:style>
    <style:style style:name="P281" style:family="paragraph" style:parent-style-name="Text_20_body">
      <style:paragraph-properties fo:text-align="center" style:justify-single-word="false"/>
      <style:text-properties officeooo:rsid="03b44f2b" officeooo:paragraph-rsid="03b550f3"/>
    </style:style>
    <style:style style:name="P282" style:family="paragraph" style:parent-style-name="Text_20_body">
      <style:paragraph-properties fo:text-align="justify" style:justify-single-word="false"/>
      <style:text-properties officeooo:rsid="03b550f3" officeooo:paragraph-rsid="03b550f3"/>
    </style:style>
    <style:style style:name="P283" style:family="paragraph" style:parent-style-name="Text_20_body">
      <style:paragraph-properties fo:text-align="justify" style:justify-single-word="false"/>
      <style:text-properties officeooo:rsid="03b5ccbf" officeooo:paragraph-rsid="03b5ccbf"/>
    </style:style>
    <style:style style:name="P284" style:family="paragraph" style:parent-style-name="Text_20_body">
      <style:paragraph-properties fo:text-align="justify" style:justify-single-word="false"/>
      <style:text-properties officeooo:rsid="03b7e479" officeooo:paragraph-rsid="03b76497"/>
    </style:style>
    <style:style style:name="P285" style:family="paragraph" style:parent-style-name="Text_20_body">
      <style:paragraph-properties fo:text-align="justify" style:justify-single-word="false"/>
      <style:text-properties officeooo:rsid="03bb1ee8" officeooo:paragraph-rsid="03bb1ee8"/>
    </style:style>
    <style:style style:name="P286" style:family="paragraph" style:parent-style-name="Text_20_body">
      <style:paragraph-properties fo:text-align="justify" style:justify-single-word="false"/>
      <style:text-properties officeooo:rsid="03bc96ea" officeooo:paragraph-rsid="03bc6c62"/>
    </style:style>
    <style:style style:name="P287" style:family="paragraph" style:parent-style-name="Text_20_body">
      <style:paragraph-properties fo:text-align="justify" style:justify-single-word="false"/>
      <style:text-properties officeooo:rsid="03be7856" officeooo:paragraph-rsid="03be7856"/>
    </style:style>
    <style:style style:name="P288" style:family="paragraph" style:parent-style-name="Text_20_body">
      <style:paragraph-properties fo:text-align="justify" style:justify-single-word="false"/>
      <style:text-properties officeooo:rsid="03beea33" officeooo:paragraph-rsid="03beea33"/>
    </style:style>
    <style:style style:name="P289" style:family="paragraph" style:parent-style-name="Text_20_body">
      <style:paragraph-properties fo:text-align="justify" style:justify-single-word="false"/>
      <style:text-properties officeooo:rsid="03c3bb31" officeooo:paragraph-rsid="03c3bb31"/>
    </style:style>
    <style:style style:name="P290" style:family="paragraph" style:parent-style-name="Text_20_body">
      <style:paragraph-properties fo:text-align="justify" style:justify-single-word="false"/>
      <style:text-properties officeooo:rsid="03c55e96" officeooo:paragraph-rsid="03c55e96"/>
    </style:style>
    <style:style style:name="P291" style:family="paragraph" style:parent-style-name="Text_20_body">
      <style:paragraph-properties fo:text-align="justify" style:justify-single-word="false"/>
      <style:text-properties officeooo:rsid="03c82eab" officeooo:paragraph-rsid="03c55e96"/>
    </style:style>
    <style:style style:name="P292" style:family="paragraph" style:parent-style-name="Text_20_body">
      <style:text-properties officeooo:rsid="03cb9b1d" officeooo:paragraph-rsid="03cb9b1d"/>
    </style:style>
    <style:style style:name="P293" style:family="paragraph" style:parent-style-name="Text_20_body">
      <style:text-properties officeooo:rsid="03cd19b1" officeooo:paragraph-rsid="03cd19b1"/>
    </style:style>
    <style:style style:name="P294" style:family="paragraph" style:parent-style-name="Text_20_body">
      <style:text-properties officeooo:rsid="03d0cda4" officeooo:paragraph-rsid="03d02420"/>
    </style:style>
    <style:style style:name="P295" style:family="paragraph" style:parent-style-name="Text_20_body">
      <style:text-properties officeooo:rsid="03d85192" officeooo:paragraph-rsid="03d85192"/>
    </style:style>
    <style:style style:name="P296" style:family="paragraph" style:parent-style-name="Text_20_body">
      <style:text-properties officeooo:rsid="03a4f769" officeooo:paragraph-rsid="03a4f769"/>
    </style:style>
    <style:style style:name="P297" style:family="paragraph" style:parent-style-name="Text_20_body">
      <style:text-properties officeooo:rsid="03dccb04" officeooo:paragraph-rsid="03dccb04"/>
    </style:style>
    <style:style style:name="P298" style:family="paragraph" style:parent-style-name="Text_20_body">
      <style:text-properties officeooo:rsid="03e251c6" officeooo:paragraph-rsid="03e6e822"/>
    </style:style>
    <style:style style:name="P299" style:family="paragraph" style:parent-style-name="Text_20_body">
      <style:text-properties officeooo:rsid="03e3c20a" officeooo:paragraph-rsid="03e6e822"/>
    </style:style>
    <style:style style:name="P300" style:family="paragraph" style:parent-style-name="Text_20_body">
      <style:text-properties officeooo:rsid="03e3c20a" officeooo:paragraph-rsid="03e2bca5"/>
    </style:style>
    <style:style style:name="P301" style:family="paragraph" style:parent-style-name="Text_20_body">
      <style:text-properties officeooo:rsid="03dfaec7" officeooo:paragraph-rsid="03dfaec7"/>
    </style:style>
    <style:style style:name="P302" style:family="paragraph" style:parent-style-name="Text_20_body">
      <style:text-properties officeooo:rsid="03e7534b" officeooo:paragraph-rsid="03e7534b"/>
    </style:style>
    <style:style style:name="P303" style:family="paragraph" style:parent-style-name="Text_20_body">
      <style:text-properties officeooo:rsid="03e8b1df" officeooo:paragraph-rsid="03e8b1df"/>
    </style:style>
    <style:style style:name="P304" style:family="paragraph" style:parent-style-name="Text_20_body">
      <style:text-properties officeooo:rsid="03ea5edc" officeooo:paragraph-rsid="03ea5edc"/>
    </style:style>
    <style:style style:name="P305" style:family="paragraph" style:parent-style-name="Text_20_body">
      <style:text-properties officeooo:rsid="03eb515d" officeooo:paragraph-rsid="03eb515d"/>
    </style:style>
    <style:style style:name="P306" style:family="paragraph" style:parent-style-name="Text_20_body">
      <style:text-properties officeooo:rsid="03ecb8a5" officeooo:paragraph-rsid="03ecb8a5"/>
    </style:style>
    <style:style style:name="P307" style:family="paragraph" style:parent-style-name="Text_20_body">
      <style:text-properties officeooo:rsid="03f02a04" officeooo:paragraph-rsid="03f02a04"/>
    </style:style>
    <style:style style:name="P308" style:family="paragraph" style:parent-style-name="Text_20_body">
      <style:text-properties officeooo:rsid="03f08562" officeooo:paragraph-rsid="03f08562"/>
    </style:style>
    <style:style style:name="P309" style:family="paragraph" style:parent-style-name="Text_20_body">
      <style:text-properties officeooo:rsid="03f3969a" officeooo:paragraph-rsid="03f3969a"/>
    </style:style>
    <style:style style:name="P310" style:family="paragraph" style:parent-style-name="Text_20_body">
      <style:text-properties officeooo:rsid="03f74f2c" officeooo:paragraph-rsid="03f74f2c"/>
    </style:style>
    <style:style style:name="P311" style:family="paragraph" style:parent-style-name="Text_20_body">
      <style:text-properties officeooo:rsid="03f752d2" officeooo:paragraph-rsid="03f752d2"/>
    </style:style>
    <style:style style:name="P312" style:family="paragraph" style:parent-style-name="Text_20_body">
      <style:text-properties officeooo:rsid="03f803a9" officeooo:paragraph-rsid="03f803a9"/>
    </style:style>
    <style:style style:name="P313" style:family="paragraph" style:parent-style-name="Text_20_body">
      <style:text-properties officeooo:rsid="03f4bd46" officeooo:paragraph-rsid="03f4bd46"/>
    </style:style>
    <style:style style:name="P314" style:family="paragraph" style:parent-style-name="Text_20_body">
      <style:text-properties officeooo:paragraph-rsid="03f96966"/>
    </style:style>
    <style:style style:name="P315" style:family="paragraph" style:parent-style-name="Text_20_body">
      <style:text-properties officeooo:paragraph-rsid="03ffd082"/>
    </style:style>
    <style:style style:name="P316" style:family="paragraph" style:parent-style-name="Text_20_body">
      <style:text-properties officeooo:paragraph-rsid="0401ac4e"/>
    </style:style>
    <style:style style:name="P317" style:family="paragraph" style:parent-style-name="Text_20_body">
      <style:text-properties officeooo:paragraph-rsid="040b0722"/>
    </style:style>
    <style:style style:name="P318" style:family="paragraph" style:parent-style-name="Text_20_body">
      <style:text-properties officeooo:paragraph-rsid="040f6686"/>
    </style:style>
    <style:style style:name="P319" style:family="paragraph" style:parent-style-name="Text_20_body">
      <style:text-properties officeooo:paragraph-rsid="04135393"/>
    </style:style>
    <style:style style:name="P320" style:family="paragraph" style:parent-style-name="Text_20_body">
      <style:text-properties officeooo:paragraph-rsid="0414e85d"/>
    </style:style>
    <style:style style:name="P321" style:family="paragraph" style:parent-style-name="Text_20_body">
      <style:text-properties officeooo:paragraph-rsid="04164af7"/>
    </style:style>
    <style:style style:name="P322" style:family="paragraph" style:parent-style-name="Text_20_body">
      <style:text-properties officeooo:paragraph-rsid="041a24ca"/>
    </style:style>
    <style:style style:name="P323" style:family="paragraph" style:parent-style-name="Text_20_body">
      <style:text-properties officeooo:paragraph-rsid="041f7030"/>
    </style:style>
    <style:style style:name="P324" style:family="paragraph" style:parent-style-name="Text_20_body">
      <style:text-properties officeooo:paragraph-rsid="0425a70a"/>
    </style:style>
    <style:style style:name="P325" style:family="paragraph" style:parent-style-name="Text_20_body">
      <style:text-properties officeooo:paragraph-rsid="042c034e"/>
    </style:style>
    <style:style style:name="P326" style:family="paragraph" style:parent-style-name="Text_20_body">
      <style:text-properties officeooo:paragraph-rsid="04302c1d"/>
    </style:style>
    <style:style style:name="P327" style:family="paragraph" style:parent-style-name="Text_20_body">
      <style:text-properties officeooo:paragraph-rsid="0437e9ea"/>
    </style:style>
    <style:style style:name="P328" style:family="paragraph" style:parent-style-name="Text_20_body">
      <style:text-properties officeooo:rsid="03fbf844" officeooo:paragraph-rsid="03fbf844"/>
    </style:style>
    <style:style style:name="P329" style:family="paragraph" style:parent-style-name="Text_20_body">
      <style:text-properties officeooo:rsid="03fbfd4a" officeooo:paragraph-rsid="03fbfd4a"/>
    </style:style>
    <style:style style:name="P330" style:family="paragraph" style:parent-style-name="Text_20_body">
      <style:text-properties officeooo:rsid="03fe5cee" officeooo:paragraph-rsid="03fe5cee"/>
    </style:style>
    <style:style style:name="P331" style:family="paragraph" style:parent-style-name="Text_20_body">
      <style:text-properties officeooo:rsid="03fda26b" officeooo:paragraph-rsid="03fda26b"/>
    </style:style>
    <style:style style:name="P332" style:family="paragraph" style:parent-style-name="Text_20_body">
      <style:text-properties officeooo:rsid="03fda59c" officeooo:paragraph-rsid="03fda59c"/>
    </style:style>
    <style:style style:name="P333" style:family="paragraph" style:parent-style-name="Text_20_body">
      <style:text-properties officeooo:rsid="03ff249d" officeooo:paragraph-rsid="03ff249d"/>
    </style:style>
    <style:style style:name="P334" style:family="paragraph" style:parent-style-name="Text_20_body">
      <style:text-properties officeooo:rsid="03ffd082" officeooo:paragraph-rsid="03ffd082"/>
    </style:style>
    <style:style style:name="P335" style:family="paragraph" style:parent-style-name="Text_20_body">
      <style:text-properties officeooo:rsid="04018c11" officeooo:paragraph-rsid="04018c11"/>
    </style:style>
    <style:style style:name="P336" style:family="paragraph" style:parent-style-name="Text_20_body">
      <style:text-properties officeooo:rsid="0401ac4e" officeooo:paragraph-rsid="0401ac4e"/>
    </style:style>
    <style:style style:name="P337" style:family="paragraph" style:parent-style-name="Text_20_body">
      <style:text-properties officeooo:rsid="0402a379" officeooo:paragraph-rsid="0402a379"/>
    </style:style>
    <style:style style:name="P338" style:family="paragraph" style:parent-style-name="Text_20_body">
      <style:text-properties officeooo:rsid="04041a84" officeooo:paragraph-rsid="04041a84"/>
    </style:style>
    <style:style style:name="P339" style:family="paragraph" style:parent-style-name="Text_20_body">
      <style:text-properties officeooo:rsid="040552ab" officeooo:paragraph-rsid="040552ab"/>
    </style:style>
    <style:style style:name="P340" style:family="paragraph" style:parent-style-name="Text_20_body">
      <style:text-properties officeooo:rsid="04081380" officeooo:paragraph-rsid="04081380"/>
    </style:style>
    <style:style style:name="P341" style:family="paragraph" style:parent-style-name="Text_20_body">
      <style:text-properties officeooo:rsid="040a9bc4" officeooo:paragraph-rsid="040a9bc4"/>
    </style:style>
    <style:style style:name="P342" style:family="paragraph" style:parent-style-name="Text_20_body">
      <style:text-properties officeooo:rsid="040b0722" officeooo:paragraph-rsid="040b0722"/>
    </style:style>
    <style:style style:name="P343" style:family="paragraph" style:parent-style-name="Text_20_body">
      <style:text-properties officeooo:rsid="040ccfe6" officeooo:paragraph-rsid="040b0722"/>
    </style:style>
    <style:style style:name="P344" style:family="paragraph" style:parent-style-name="Text_20_body">
      <style:text-properties officeooo:rsid="04135393" officeooo:paragraph-rsid="040f6686"/>
    </style:style>
    <style:style style:name="P345" style:family="paragraph" style:parent-style-name="Text_20_body">
      <style:text-properties officeooo:rsid="0415a225" officeooo:paragraph-rsid="0415a225"/>
    </style:style>
    <style:style style:name="P346" style:family="paragraph" style:parent-style-name="Text_20_body">
      <style:text-properties officeooo:rsid="04165735" officeooo:paragraph-rsid="04164af7"/>
    </style:style>
    <style:style style:name="P347" style:family="paragraph" style:parent-style-name="Text_20_body">
      <style:text-properties officeooo:rsid="041771dc" officeooo:paragraph-rsid="041771dc"/>
    </style:style>
    <style:style style:name="P348" style:family="paragraph" style:parent-style-name="Text_20_body">
      <style:text-properties officeooo:rsid="04184a57"/>
    </style:style>
    <style:style style:name="P349" style:family="paragraph" style:parent-style-name="Text_20_body">
      <style:text-properties officeooo:rsid="041925fc" officeooo:paragraph-rsid="041925fc"/>
    </style:style>
    <style:style style:name="P350" style:family="paragraph" style:parent-style-name="Text_20_body">
      <style:text-properties officeooo:rsid="041b1306" officeooo:paragraph-rsid="041b1306"/>
    </style:style>
    <style:style style:name="P351" style:family="paragraph" style:parent-style-name="Text_20_body">
      <style:text-properties officeooo:rsid="041e4a02" officeooo:paragraph-rsid="041e4a02"/>
    </style:style>
    <style:style style:name="P352" style:family="paragraph" style:parent-style-name="Text_20_body">
      <style:text-properties officeooo:rsid="041ef035" officeooo:paragraph-rsid="041ef035"/>
    </style:style>
    <style:style style:name="P353" style:family="paragraph" style:parent-style-name="Text_20_body">
      <style:text-properties officeooo:rsid="04220b22" officeooo:paragraph-rsid="04220b22"/>
    </style:style>
    <style:style style:name="P354" style:family="paragraph" style:parent-style-name="Text_20_body">
      <style:text-properties officeooo:rsid="04239955" officeooo:paragraph-rsid="04239955"/>
    </style:style>
    <style:style style:name="P355" style:family="paragraph" style:parent-style-name="Text_20_body">
      <style:text-properties officeooo:rsid="042516e4" officeooo:paragraph-rsid="042516e4"/>
    </style:style>
    <style:style style:name="P356" style:family="paragraph" style:parent-style-name="Text_20_body">
      <style:text-properties officeooo:rsid="04273291" officeooo:paragraph-rsid="0425a70a"/>
    </style:style>
    <style:style style:name="P357" style:family="paragraph" style:parent-style-name="Text_20_body">
      <style:text-properties officeooo:rsid="042b7e87" officeooo:paragraph-rsid="042b7e87"/>
    </style:style>
    <style:style style:name="P358" style:family="paragraph" style:parent-style-name="Text_20_body">
      <style:text-properties officeooo:rsid="042e46d3" officeooo:paragraph-rsid="042e46d3"/>
    </style:style>
    <style:style style:name="P359" style:family="paragraph" style:parent-style-name="Text_20_body">
      <style:text-properties officeooo:rsid="042e6334" officeooo:paragraph-rsid="042e6334"/>
    </style:style>
    <style:style style:name="P360" style:family="paragraph" style:parent-style-name="Text_20_body">
      <style:text-properties officeooo:rsid="0432ff2c" officeooo:paragraph-rsid="0432ff2c"/>
    </style:style>
    <style:style style:name="P361" style:family="paragraph" style:parent-style-name="Text_20_body">
      <style:text-properties officeooo:rsid="0434c88f" officeooo:paragraph-rsid="0434c88f"/>
    </style:style>
    <style:style style:name="P362" style:family="paragraph" style:parent-style-name="Text_20_body">
      <style:text-properties officeooo:rsid="04351164" officeooo:paragraph-rsid="04351164"/>
    </style:style>
    <style:style style:name="P363" style:family="paragraph" style:parent-style-name="Text_20_body">
      <style:text-properties officeooo:rsid="0439fee8" officeooo:paragraph-rsid="0439fee8"/>
    </style:style>
    <style:style style:name="P364" style:family="paragraph" style:parent-style-name="Text_20_body">
      <style:text-properties officeooo:rsid="0437e9ea" officeooo:paragraph-rsid="0437e9ea"/>
    </style:style>
    <style:style style:name="P365" style:family="paragraph" style:parent-style-name="Text_20_body">
      <style:text-properties officeooo:rsid="0439feff" officeooo:paragraph-rsid="0439feff"/>
    </style:style>
    <style:style style:name="P366" style:family="paragraph" style:parent-style-name="Text_20_body">
      <style:text-properties officeooo:rsid="043a9fca" officeooo:paragraph-rsid="043a9fca"/>
    </style:style>
    <style:style style:name="P367" style:family="paragraph" style:parent-style-name="Text_20_body">
      <style:text-properties officeooo:rsid="043c209c" officeooo:paragraph-rsid="043c209c"/>
    </style:style>
    <style:style style:name="P368" style:family="paragraph" style:parent-style-name="Text_20_body">
      <style:text-properties officeooo:rsid="03f92893" officeooo:paragraph-rsid="03f92893"/>
    </style:style>
    <style:style style:name="P369" style:family="paragraph" style:parent-style-name="Text_20_body">
      <style:text-properties officeooo:rsid="03f92893" officeooo:paragraph-rsid="0444b5b8"/>
    </style:style>
    <style:style style:name="P370" style:family="paragraph" style:parent-style-name="Text_20_body">
      <style:text-properties officeooo:paragraph-rsid="04670651"/>
    </style:style>
    <style:style style:name="P371" style:family="paragraph" style:parent-style-name="Text_20_body">
      <style:text-properties officeooo:rsid="044342e2" officeooo:paragraph-rsid="044342e2"/>
    </style:style>
    <style:style style:name="P372" style:family="paragraph" style:parent-style-name="Text_20_body">
      <style:text-properties officeooo:rsid="0445db32" officeooo:paragraph-rsid="0445db32"/>
    </style:style>
    <style:style style:name="P373" style:family="paragraph" style:parent-style-name="Text_20_body">
      <style:text-properties officeooo:rsid="0450d3a8" officeooo:paragraph-rsid="0450d3a8"/>
    </style:style>
    <style:style style:name="P374" style:family="paragraph" style:parent-style-name="Text_20_body">
      <style:text-properties officeooo:rsid="0452b943" officeooo:paragraph-rsid="0452b943"/>
    </style:style>
    <style:style style:name="P375" style:family="paragraph" style:parent-style-name="Text_20_body">
      <style:text-properties officeooo:rsid="0458ef55" officeooo:paragraph-rsid="0458ef55"/>
    </style:style>
    <style:style style:name="P376" style:family="paragraph" style:parent-style-name="Text_20_body">
      <style:text-properties officeooo:rsid="045cd03d" officeooo:paragraph-rsid="045cd03d"/>
    </style:style>
    <style:style style:name="P377" style:family="paragraph" style:parent-style-name="Text_20_body">
      <style:text-properties officeooo:rsid="045d574c" officeooo:paragraph-rsid="045d574c"/>
    </style:style>
    <style:style style:name="P378" style:family="paragraph" style:parent-style-name="Text_20_body">
      <style:text-properties officeooo:rsid="045d574c" officeooo:paragraph-rsid="045e32b8"/>
    </style:style>
    <style:style style:name="P379" style:family="paragraph" style:parent-style-name="Text_20_body">
      <style:text-properties officeooo:rsid="045e32b8" officeooo:paragraph-rsid="045e32b8"/>
    </style:style>
    <style:style style:name="P380" style:family="paragraph" style:parent-style-name="Text_20_body">
      <style:text-properties officeooo:rsid="0460a275" officeooo:paragraph-rsid="0460a275"/>
    </style:style>
    <style:style style:name="P381" style:family="paragraph" style:parent-style-name="Text_20_body">
      <style:text-properties officeooo:rsid="0461ddca" officeooo:paragraph-rsid="0461ddca"/>
    </style:style>
    <style:style style:name="P382" style:family="paragraph" style:parent-style-name="Text_20_body">
      <style:text-properties officeooo:rsid="0465b247" officeooo:paragraph-rsid="0465b247"/>
    </style:style>
    <style:style style:name="P383" style:family="paragraph" style:parent-style-name="Text_20_body">
      <style:text-properties officeooo:rsid="04692723" officeooo:paragraph-rsid="04692723"/>
    </style:style>
    <style:style style:name="P384" style:family="paragraph" style:parent-style-name="Text_20_body">
      <style:text-properties officeooo:rsid="047a81d5" officeooo:paragraph-rsid="047a81d5"/>
    </style:style>
    <style:style style:name="P385" style:family="paragraph" style:parent-style-name="Text_20_body">
      <style:text-properties officeooo:rsid="047c10f1" officeooo:paragraph-rsid="047c10f1"/>
    </style:style>
    <style:style style:name="P386" style:family="paragraph" style:parent-style-name="Text_20_body">
      <style:text-properties officeooo:rsid="04864c95" officeooo:paragraph-rsid="04864c95"/>
    </style:style>
    <style:style style:name="P387" style:family="paragraph" style:parent-style-name="Text_20_body">
      <style:text-properties officeooo:rsid="048698fb" officeooo:paragraph-rsid="048698fb"/>
    </style:style>
    <style:style style:name="P388" style:family="paragraph" style:parent-style-name="Text_20_body">
      <style:text-properties officeooo:rsid="04888898" officeooo:paragraph-rsid="04888898"/>
    </style:style>
    <style:style style:name="P389" style:family="paragraph" style:parent-style-name="Text_20_body">
      <style:text-properties officeooo:paragraph-rsid="0498e069"/>
    </style:style>
    <style:style style:name="P390" style:family="paragraph" style:parent-style-name="Text_20_body">
      <style:text-properties officeooo:paragraph-rsid="04a1b49a"/>
    </style:style>
    <style:style style:name="P391" style:family="paragraph" style:parent-style-name="Text_20_body">
      <style:text-properties officeooo:paragraph-rsid="04a84241"/>
    </style:style>
    <style:style style:name="P392" style:family="paragraph" style:parent-style-name="Text_20_body">
      <style:text-properties officeooo:paragraph-rsid="04ab0682"/>
    </style:style>
    <style:style style:name="P393" style:family="paragraph" style:parent-style-name="Text_20_body">
      <style:text-properties officeooo:paragraph-rsid="04b42646"/>
    </style:style>
    <style:style style:name="P394" style:family="paragraph" style:parent-style-name="Text_20_body">
      <style:text-properties officeooo:paragraph-rsid="04b69741"/>
    </style:style>
    <style:style style:name="P395" style:family="paragraph" style:parent-style-name="Text_20_body">
      <style:text-properties officeooo:paragraph-rsid="04bb8e70"/>
    </style:style>
    <style:style style:name="P396" style:family="paragraph" style:parent-style-name="Text_20_body">
      <style:text-properties officeooo:paragraph-rsid="04c016a3"/>
    </style:style>
    <style:style style:name="P397" style:family="paragraph" style:parent-style-name="Text_20_body">
      <style:text-properties officeooo:paragraph-rsid="04cad1a6"/>
    </style:style>
    <style:style style:name="P398" style:family="paragraph" style:parent-style-name="Text_20_body">
      <style:text-properties officeooo:paragraph-rsid="04cc7b49"/>
    </style:style>
    <style:style style:name="P399" style:family="paragraph" style:parent-style-name="Text_20_body">
      <style:text-properties officeooo:paragraph-rsid="04d00ed8"/>
    </style:style>
    <style:style style:name="P400" style:family="paragraph" style:parent-style-name="Text_20_body">
      <style:text-properties officeooo:paragraph-rsid="04df1d2c"/>
    </style:style>
    <style:style style:name="P401" style:family="paragraph" style:parent-style-name="Text_20_body">
      <style:text-properties officeooo:paragraph-rsid="04e14c06"/>
    </style:style>
    <style:style style:name="P402" style:family="paragraph" style:parent-style-name="Heading_20_1">
      <style:text-properties officeooo:rsid="0255035f" officeooo:paragraph-rsid="0255035f"/>
    </style:style>
    <style:style style:name="P403" style:family="paragraph" style:parent-style-name="Heading_20_1">
      <style:text-properties officeooo:rsid="02a800ac"/>
    </style:style>
    <style:style style:name="P404" style:family="paragraph" style:parent-style-name="Heading_20_1">
      <style:text-properties officeooo:rsid="02d24d1d"/>
    </style:style>
    <style:style style:name="P405" style:family="paragraph" style:parent-style-name="Heading_20_1">
      <style:text-properties officeooo:rsid="02d30f0a"/>
    </style:style>
    <style:style style:name="P406" style:family="paragraph" style:parent-style-name="Heading_20_1">
      <style:text-properties officeooo:rsid="03641d16"/>
    </style:style>
    <style:style style:name="P407" style:family="paragraph" style:parent-style-name="Heading_20_1">
      <style:text-properties officeooo:rsid="036499f8"/>
    </style:style>
    <style:style style:name="P408" style:family="paragraph" style:parent-style-name="Heading_20_1">
      <style:text-properties officeooo:rsid="04184a57"/>
    </style:style>
    <style:style style:name="P409" style:family="paragraph" style:parent-style-name="Heading_20_1">
      <style:text-properties officeooo:rsid="044342e2"/>
    </style:style>
    <style:style style:name="P410" style:family="paragraph" style:parent-style-name="Text_20_body" style:list-style-name="L1">
      <style:text-properties officeooo:paragraph-rsid="026ca408"/>
    </style:style>
    <style:style style:name="P411" style:family="paragraph" style:parent-style-name="Text_20_body" style:list-style-name="L1">
      <style:text-properties officeooo:paragraph-rsid="026cbb06"/>
    </style:style>
    <style:style style:name="P412" style:family="paragraph" style:parent-style-name="Text_20_body" style:list-style-name="L1">
      <style:text-properties officeooo:paragraph-rsid="02715cf0"/>
    </style:style>
    <style:style style:name="P413" style:family="paragraph" style:parent-style-name="Text_20_body" style:list-style-name="L1">
      <style:text-properties officeooo:paragraph-rsid="027461d6"/>
    </style:style>
    <style:style style:name="P414" style:family="paragraph" style:parent-style-name="Text_20_body" style:list-style-name="L1">
      <style:text-properties officeooo:rsid="0267cb66" officeooo:paragraph-rsid="0267cb66"/>
    </style:style>
    <style:style style:name="P415" style:family="paragraph" style:parent-style-name="Text_20_body" style:list-style-name="L1">
      <style:text-properties officeooo:rsid="0268ad4a" officeooo:paragraph-rsid="0268ad4a"/>
    </style:style>
    <style:style style:name="P416" style:family="paragraph" style:parent-style-name="Text_20_body" style:list-style-name="L1">
      <style:text-properties officeooo:rsid="026c3905" officeooo:paragraph-rsid="026c3905"/>
    </style:style>
    <style:style style:name="P417" style:family="paragraph" style:parent-style-name="Text_20_body" style:list-style-name="L2">
      <style:text-properties officeooo:paragraph-rsid="0282ce23"/>
    </style:style>
    <style:style style:name="P418" style:family="paragraph" style:parent-style-name="Text_20_body" style:list-style-name="L2">
      <style:text-properties officeooo:paragraph-rsid="027a3d78"/>
    </style:style>
    <style:style style:name="P419" style:family="paragraph" style:parent-style-name="Text_20_body" style:list-style-name="L2">
      <style:text-properties officeooo:paragraph-rsid="027c0751"/>
    </style:style>
    <style:style style:name="P420" style:family="paragraph" style:parent-style-name="Text_20_body" style:list-style-name="L2">
      <style:text-properties officeooo:paragraph-rsid="027d1ef7"/>
    </style:style>
    <style:style style:name="P421" style:family="paragraph" style:parent-style-name="Text_20_body" style:list-style-name="L2">
      <style:text-properties officeooo:paragraph-rsid="0295e8c8"/>
    </style:style>
    <style:style style:name="P422" style:family="paragraph" style:parent-style-name="Text_20_body" style:list-style-name="L2">
      <style:text-properties officeooo:paragraph-rsid="027e58ad"/>
    </style:style>
    <style:style style:name="P423" style:family="paragraph" style:parent-style-name="Text_20_body" style:list-style-name="L2">
      <style:text-properties officeooo:rsid="027a3d78" officeooo:paragraph-rsid="0282ce23"/>
    </style:style>
    <style:style style:name="P424" style:family="paragraph" style:parent-style-name="Text_20_body" style:list-style-name="L2">
      <style:text-properties officeooo:rsid="0282ce23" officeooo:paragraph-rsid="0282ce23"/>
    </style:style>
    <style:style style:name="P425" style:family="paragraph" style:parent-style-name="Text_20_body" style:list-style-name="L2">
      <style:text-properties officeooo:rsid="027f8287" officeooo:paragraph-rsid="027f8287"/>
    </style:style>
    <style:style style:name="P426" style:family="paragraph" style:parent-style-name="Text_20_body" style:list-style-name="L2">
      <style:text-properties officeooo:rsid="027f5b42" officeooo:paragraph-rsid="027f8287"/>
    </style:style>
    <style:style style:name="P427" style:family="paragraph" style:parent-style-name="Text_20_body" style:list-style-name="L2">
      <style:text-properties officeooo:rsid="027f5b42" officeooo:paragraph-rsid="027f5b42"/>
    </style:style>
    <style:style style:name="P428" style:family="paragraph" style:parent-style-name="Text_20_body" style:list-style-name="L3">
      <style:text-properties officeooo:rsid="0280ff85" officeooo:paragraph-rsid="02af4776"/>
    </style:style>
    <style:style style:name="P429" style:family="paragraph" style:parent-style-name="Text_20_body" style:list-style-name="L3">
      <style:text-properties officeooo:rsid="0280ff85" officeooo:paragraph-rsid="02b6387b"/>
    </style:style>
    <style:style style:name="P430" style:family="paragraph" style:parent-style-name="Text_20_body" style:list-style-name="L3">
      <style:text-properties officeooo:rsid="02b2ab5a" officeooo:paragraph-rsid="02b2ab5a"/>
    </style:style>
    <style:style style:name="P431" style:family="paragraph" style:parent-style-name="Text_20_body" style:list-style-name="L3">
      <style:text-properties officeooo:rsid="02b3cb01" officeooo:paragraph-rsid="02b3cb01"/>
    </style:style>
    <style:style style:name="P432" style:family="paragraph" style:parent-style-name="Text_20_body" style:list-style-name="L3">
      <style:text-properties officeooo:rsid="02b45f35" officeooo:paragraph-rsid="02b45f35"/>
    </style:style>
    <style:style style:name="P433" style:family="paragraph" style:parent-style-name="Text_20_body" style:list-style-name="L4">
      <style:text-properties officeooo:paragraph-rsid="02bbef79"/>
    </style:style>
    <style:style style:name="P434" style:family="paragraph" style:parent-style-name="Text_20_body" style:list-style-name="L4">
      <style:text-properties officeooo:paragraph-rsid="02c5e023"/>
    </style:style>
    <style:style style:name="P435" style:family="paragraph" style:parent-style-name="Text_20_body" style:list-style-name="L4">
      <style:text-properties officeooo:rsid="02bbef79" officeooo:paragraph-rsid="02bbef79"/>
    </style:style>
    <style:style style:name="P436" style:family="paragraph" style:parent-style-name="Text_20_body" style:list-style-name="L4">
      <style:text-properties officeooo:rsid="02c05506" officeooo:paragraph-rsid="02c05506"/>
    </style:style>
    <style:style style:name="P437" style:family="paragraph" style:parent-style-name="Text_20_body" style:list-style-name="L4">
      <style:text-properties officeooo:rsid="02c1554b" officeooo:paragraph-rsid="02c1554b"/>
    </style:style>
    <style:style style:name="P438" style:family="paragraph" style:parent-style-name="Text_20_body" style:list-style-name="L4">
      <style:text-properties officeooo:rsid="02c33f5a" officeooo:paragraph-rsid="02c33f5a"/>
    </style:style>
    <style:style style:name="P439" style:family="paragraph" style:parent-style-name="Text_20_body" style:list-style-name="L4">
      <style:text-properties officeooo:rsid="02c41c15" officeooo:paragraph-rsid="02c41c15"/>
    </style:style>
    <style:style style:name="P440" style:family="paragraph" style:parent-style-name="Text_20_body" style:list-style-name="L4">
      <style:text-properties officeooo:rsid="02c5e023" officeooo:paragraph-rsid="02c5e023"/>
    </style:style>
    <style:style style:name="P441" style:family="paragraph" style:parent-style-name="Text_20_body" style:list-style-name="L5">
      <style:text-properties officeooo:rsid="02fc0f08" officeooo:paragraph-rsid="02fc0f08"/>
    </style:style>
    <style:style style:name="P442" style:family="paragraph" style:parent-style-name="Text_20_body" style:list-style-name="L6">
      <style:text-properties officeooo:rsid="0324ed09" officeooo:paragraph-rsid="0324ed09"/>
    </style:style>
    <style:style style:name="P443" style:family="paragraph" style:parent-style-name="Text_20_body" style:list-style-name="L7">
      <style:text-properties officeooo:rsid="032ec7b2" officeooo:paragraph-rsid="032ec7b2"/>
    </style:style>
    <style:style style:name="P444" style:family="paragraph" style:parent-style-name="Text_20_body" style:list-style-name="L8">
      <style:paragraph-properties fo:text-align="justify" style:justify-single-word="false"/>
      <style:text-properties officeooo:rsid="03826adc" officeooo:paragraph-rsid="03826adc"/>
    </style:style>
    <style:style style:name="P445" style:family="paragraph" style:parent-style-name="Text_20_body" style:list-style-name="L8">
      <style:paragraph-properties fo:text-align="justify" style:justify-single-word="false"/>
      <style:text-properties officeooo:rsid="0374502e" officeooo:paragraph-rsid="03833367"/>
    </style:style>
    <style:style style:name="P446" style:family="paragraph" style:parent-style-name="Text_20_body" style:list-style-name="L8">
      <style:paragraph-properties fo:text-align="justify" style:justify-single-word="false"/>
      <style:text-properties officeooo:rsid="038419db" officeooo:paragraph-rsid="038419db"/>
    </style:style>
    <style:style style:name="P447" style:family="paragraph" style:parent-style-name="Text_20_body" style:list-style-name="L9">
      <style:text-properties officeooo:paragraph-rsid="03a087db"/>
    </style:style>
    <style:style style:name="P448" style:family="paragraph" style:parent-style-name="Text_20_body" style:list-style-name="L9">
      <style:text-properties officeooo:rsid="03a012db" officeooo:paragraph-rsid="03a012db"/>
    </style:style>
    <style:style style:name="P449" style:family="paragraph" style:parent-style-name="Text_20_body" style:list-style-name="L9">
      <style:text-properties officeooo:rsid="03a087db" officeooo:paragraph-rsid="03a087db"/>
    </style:style>
    <style:style style:name="P450" style:family="paragraph" style:parent-style-name="Text_20_body" style:list-style-name="L10">
      <style:text-properties officeooo:paragraph-rsid="03d85192"/>
    </style:style>
    <style:style style:name="P451" style:family="paragraph" style:parent-style-name="Text_20_body" style:list-style-name="L10">
      <style:text-properties officeooo:rsid="03d85192" officeooo:paragraph-rsid="03d85192"/>
    </style:style>
    <style:style style:name="P452" style:family="paragraph" style:parent-style-name="Text_20_body" style:list-style-name="L11">
      <style:text-properties officeooo:rsid="03dccb04" officeooo:paragraph-rsid="03dccb04"/>
    </style:style>
    <style:style style:name="P453" style:family="paragraph" style:parent-style-name="Text_20_body" style:list-style-name="L11">
      <style:text-properties officeooo:rsid="03a41616" officeooo:paragraph-rsid="03dccb04"/>
    </style:style>
    <style:style style:name="P454" style:family="paragraph" style:parent-style-name="Text_20_body" style:list-style-name="L12">
      <style:text-properties officeooo:paragraph-rsid="04081380"/>
    </style:style>
    <style:style style:name="P455" style:family="paragraph" style:parent-style-name="Text_20_body" style:list-style-name="L12">
      <style:text-properties officeooo:rsid="04081380" officeooo:paragraph-rsid="04081380"/>
    </style:style>
    <style:style style:name="P456" style:family="paragraph" style:parent-style-name="Text_20_body" style:list-style-name="L12">
      <style:text-properties officeooo:rsid="040999eb" officeooo:paragraph-rsid="040999eb"/>
    </style:style>
    <style:style style:name="P457" style:family="paragraph" style:parent-style-name="Text_20_body" style:list-style-name="L12">
      <style:text-properties officeooo:rsid="040a9bc4" officeooo:paragraph-rsid="040a9bc4"/>
    </style:style>
    <style:style style:name="P458" style:family="paragraph" style:parent-style-name="Text_20_body" style:list-style-name="L13">
      <style:text-properties officeooo:rsid="043c209c" officeooo:paragraph-rsid="043c209c"/>
    </style:style>
    <style:style style:name="P459" style:family="paragraph" style:parent-style-name="Text_20_body" style:list-style-name="L13">
      <style:text-properties officeooo:rsid="043dea02" officeooo:paragraph-rsid="043dea02"/>
    </style:style>
    <style:style style:name="P460" style:family="paragraph" style:parent-style-name="Text_20_body" style:list-style-name="L13">
      <style:text-properties officeooo:rsid="043fcd5e" officeooo:paragraph-rsid="043fcd5e"/>
    </style:style>
    <style:style style:name="P461" style:family="paragraph" style:parent-style-name="Text_20_body" style:list-style-name="L13">
      <style:text-properties officeooo:rsid="044198c1" officeooo:paragraph-rsid="044198c1"/>
    </style:style>
    <style:style style:name="P462" style:family="paragraph" style:parent-style-name="Text_20_body" style:list-style-name="L14">
      <style:text-properties officeooo:rsid="044342e2" officeooo:paragraph-rsid="044342e2"/>
    </style:style>
    <style:style style:name="P463" style:family="paragraph" style:parent-style-name="Text_20_body" style:list-style-name="L15">
      <style:text-properties officeooo:rsid="0445db32" officeooo:paragraph-rsid="0445db32"/>
    </style:style>
    <style:style style:name="P464" style:family="paragraph" style:parent-style-name="Text_20_body" style:list-style-name="L15">
      <style:text-properties officeooo:rsid="03f92893" officeooo:paragraph-rsid="04474ff9"/>
    </style:style>
    <style:style style:name="P465" style:family="paragraph" style:parent-style-name="Text_20_body" style:list-style-name="L15">
      <style:text-properties officeooo:rsid="03f92893" officeooo:paragraph-rsid="044a975a"/>
    </style:style>
    <style:style style:name="P466" style:family="paragraph" style:parent-style-name="Text_20_body" style:list-style-name="L15">
      <style:text-properties officeooo:rsid="03f92893" officeooo:paragraph-rsid="044e5b54"/>
    </style:style>
    <style:style style:name="P467" style:family="paragraph" style:parent-style-name="Text_20_body" style:list-style-name="L16">
      <style:text-properties officeooo:rsid="03f92893" officeooo:paragraph-rsid="0453ccfd"/>
    </style:style>
    <style:style style:name="P468" style:family="paragraph" style:parent-style-name="Text_20_body" style:list-style-name="L17">
      <style:text-properties officeooo:rsid="03f92893" officeooo:paragraph-rsid="045c5590"/>
    </style:style>
    <style:style style:name="P469" style:family="paragraph" style:parent-style-name="Text_20_body" style:list-style-name="L18">
      <style:text-properties officeooo:rsid="03f92893" officeooo:paragraph-rsid="045f11d9"/>
    </style:style>
    <style:style style:name="P470" style:family="paragraph" style:parent-style-name="Text_20_body" style:list-style-name="L15">
      <style:text-properties officeooo:rsid="04494bea" officeooo:paragraph-rsid="04494bea"/>
    </style:style>
    <style:style style:name="P471" style:family="paragraph" style:parent-style-name="Text_20_body" style:list-style-name="L15">
      <style:text-properties officeooo:rsid="044c7cca" officeooo:paragraph-rsid="044c7cca"/>
    </style:style>
    <style:style style:name="P472" style:family="paragraph" style:parent-style-name="Text_20_body" style:list-style-name="L15">
      <style:text-properties officeooo:rsid="0450d3a8" officeooo:paragraph-rsid="0450d3a8"/>
    </style:style>
    <style:style style:name="P473" style:family="paragraph" style:parent-style-name="Text_20_body" style:list-style-name="L16">
      <style:text-properties officeooo:rsid="0455e758" officeooo:paragraph-rsid="0455e758"/>
    </style:style>
    <style:style style:name="P474" style:family="paragraph" style:parent-style-name="Text_20_body" style:list-style-name="L16">
      <style:text-properties officeooo:rsid="0457914b" officeooo:paragraph-rsid="0457914b"/>
    </style:style>
    <style:style style:name="P475" style:family="paragraph" style:parent-style-name="Text_20_body" style:list-style-name="L17">
      <style:text-properties officeooo:rsid="045a7a01" officeooo:paragraph-rsid="045a7a01"/>
    </style:style>
    <style:style style:name="P476" style:family="paragraph" style:parent-style-name="Text_20_body" style:list-style-name="L17">
      <style:text-properties officeooo:rsid="045cd03d" officeooo:paragraph-rsid="045cd03d"/>
    </style:style>
    <style:style style:name="P477" style:family="paragraph" style:parent-style-name="Text_20_body" style:list-style-name="L18">
      <style:text-properties officeooo:rsid="045e32b8" officeooo:paragraph-rsid="045e32b8"/>
    </style:style>
    <style:style style:name="P478" style:family="paragraph" style:parent-style-name="Text_20_body" style:list-style-name="L18">
      <style:text-properties officeooo:rsid="045f11d9" officeooo:paragraph-rsid="045f11d9"/>
    </style:style>
    <style:style style:name="P479" style:family="paragraph" style:parent-style-name="Text_20_body" style:list-style-name="L19">
      <style:text-properties officeooo:paragraph-rsid="0461ddca"/>
    </style:style>
    <style:style style:name="P480" style:family="paragraph" style:parent-style-name="Text_20_body" style:list-style-name="L19">
      <style:text-properties officeooo:rsid="0461ddca" officeooo:paragraph-rsid="0461ddca"/>
    </style:style>
    <style:style style:name="P481" style:family="paragraph" style:parent-style-name="Text_20_body" style:list-style-name="L19">
      <style:text-properties officeooo:rsid="0463c766" officeooo:paragraph-rsid="0463c766"/>
    </style:style>
    <style:style style:name="P482" style:family="paragraph" style:parent-style-name="Text_20_body" style:list-style-name="L20">
      <style:text-properties officeooo:paragraph-rsid="047005ad"/>
    </style:style>
    <style:style style:name="P483" style:family="paragraph" style:parent-style-name="Text_20_body" style:list-style-name="L20">
      <style:text-properties officeooo:paragraph-rsid="04707d03"/>
    </style:style>
    <style:style style:name="P484" style:family="paragraph" style:parent-style-name="Text_20_body" style:list-style-name="L20">
      <style:text-properties officeooo:paragraph-rsid="04788d14"/>
    </style:style>
    <style:style style:name="P485" style:family="paragraph" style:parent-style-name="Text_20_body" style:list-style-name="L20">
      <style:text-properties officeooo:rsid="046e5fd4" officeooo:paragraph-rsid="046e5fd4"/>
    </style:style>
    <style:style style:name="P486" style:family="paragraph" style:parent-style-name="Text_20_body" style:list-style-name="L20">
      <style:text-properties officeooo:rsid="046e5fd4" officeooo:paragraph-rsid="047005ad"/>
    </style:style>
    <style:style style:name="P487" style:family="paragraph" style:parent-style-name="Text_20_body" style:list-style-name="L20">
      <style:text-properties officeooo:rsid="047005ad" officeooo:paragraph-rsid="047005ad"/>
    </style:style>
    <style:style style:name="P488" style:family="paragraph" style:parent-style-name="Text_20_body" style:list-style-name="L20">
      <style:text-properties officeooo:rsid="04724a3f" officeooo:paragraph-rsid="04724a3f"/>
    </style:style>
    <style:style style:name="P489" style:family="paragraph" style:parent-style-name="Text_20_body" style:list-style-name="L20">
      <style:text-properties officeooo:rsid="0474203d" officeooo:paragraph-rsid="0474203d"/>
    </style:style>
    <style:style style:name="P490" style:family="paragraph" style:parent-style-name="Text_20_body" style:list-style-name="L20">
      <style:text-properties officeooo:rsid="0474fcab" officeooo:paragraph-rsid="0474fcab"/>
    </style:style>
    <style:style style:name="P491" style:family="paragraph" style:parent-style-name="Text_20_body" style:list-style-name="L20">
      <style:text-properties officeooo:rsid="04758978" officeooo:paragraph-rsid="04758978"/>
    </style:style>
    <style:style style:name="P492" style:family="paragraph" style:parent-style-name="Text_20_body" style:list-style-name="L20">
      <style:text-properties officeooo:rsid="0476047a" officeooo:paragraph-rsid="0476047a"/>
    </style:style>
    <style:style style:name="P493" style:family="paragraph" style:parent-style-name="Text_20_body" style:list-style-name="L20">
      <style:text-properties officeooo:rsid="0476d216" officeooo:paragraph-rsid="0476d216"/>
    </style:style>
    <style:style style:name="P494" style:family="paragraph" style:parent-style-name="Text_20_body" style:list-style-name="L20">
      <style:text-properties officeooo:rsid="047853d2" officeooo:paragraph-rsid="047853d2"/>
    </style:style>
    <style:style style:name="P495" style:family="paragraph" style:parent-style-name="Text_20_body" style:list-style-name="L20">
      <style:text-properties officeooo:rsid="047a81d5" officeooo:paragraph-rsid="047a81d5"/>
    </style:style>
    <style:style style:name="P496" style:family="paragraph" style:parent-style-name="Text_20_body" style:list-style-name="L21">
      <style:text-properties officeooo:paragraph-rsid="047d6ab8"/>
    </style:style>
    <style:style style:name="P497" style:family="paragraph" style:parent-style-name="Text_20_body" style:list-style-name="L21">
      <style:text-properties officeooo:rsid="047fc6de" officeooo:paragraph-rsid="047fc6de"/>
    </style:style>
    <style:style style:name="P498" style:family="paragraph" style:parent-style-name="Text_20_body" style:list-style-name="L21">
      <style:text-properties officeooo:rsid="047fcefb" officeooo:paragraph-rsid="047fcefb"/>
    </style:style>
    <style:style style:name="P499" style:family="paragraph" style:parent-style-name="Text_20_body" style:list-style-name="L21">
      <style:text-properties officeooo:rsid="0480f529" officeooo:paragraph-rsid="0480f529"/>
    </style:style>
    <style:style style:name="P500" style:family="paragraph" style:parent-style-name="Text_20_body" style:list-style-name="L21">
      <style:text-properties officeooo:rsid="0482cdec" officeooo:paragraph-rsid="0482cdec"/>
    </style:style>
    <style:style style:name="P501" style:family="paragraph" style:parent-style-name="Text_20_body" style:list-style-name="L21">
      <style:text-properties officeooo:rsid="0482dc76" officeooo:paragraph-rsid="0482dc76"/>
    </style:style>
    <style:style style:name="P502" style:family="paragraph" style:parent-style-name="Text_20_body" style:list-style-name="L21">
      <style:text-properties officeooo:rsid="048498dd" officeooo:paragraph-rsid="048498dd"/>
    </style:style>
    <style:style style:name="P503" style:family="paragraph" style:parent-style-name="Text_20_body" style:list-style-name="L21">
      <style:text-properties officeooo:rsid="04864c95" officeooo:paragraph-rsid="04864c95"/>
    </style:style>
    <style:style style:name="P504" style:family="paragraph" style:parent-style-name="Text_20_body" style:list-style-name="L22">
      <style:text-properties officeooo:rsid="04888898" officeooo:paragraph-rsid="04888898"/>
    </style:style>
    <style:style style:name="P505" style:family="paragraph" style:parent-style-name="Text_20_body" style:list-style-name="L22">
      <style:text-properties officeooo:rsid="0488e5c1" officeooo:paragraph-rsid="0488e5c1"/>
    </style:style>
    <style:style style:name="P506" style:family="paragraph" style:parent-style-name="Text_20_body" style:list-style-name="L22">
      <style:text-properties officeooo:rsid="048909d9" officeooo:paragraph-rsid="048909d9"/>
    </style:style>
    <style:style style:name="P507" style:family="paragraph" style:parent-style-name="Text_20_body" style:list-style-name="L22">
      <style:text-properties officeooo:rsid="048909d9" officeooo:paragraph-rsid="048d509c"/>
    </style:style>
    <style:style style:name="P508" style:family="paragraph" style:parent-style-name="Text_20_body" style:list-style-name="L22">
      <style:text-properties officeooo:rsid="048a6dc1" officeooo:paragraph-rsid="048a6dc1"/>
    </style:style>
    <style:style style:name="P509" style:family="paragraph" style:parent-style-name="Text_20_body" style:list-style-name="L22">
      <style:text-properties officeooo:rsid="048b9d84" officeooo:paragraph-rsid="048b9d84"/>
    </style:style>
    <style:style style:name="P510" style:family="paragraph" style:parent-style-name="Text_20_body" style:list-style-name="L22">
      <style:text-properties officeooo:rsid="048c817b" officeooo:paragraph-rsid="048c817b"/>
    </style:style>
    <style:style style:name="P511" style:family="paragraph" style:parent-style-name="Text_20_body">
      <style:text-properties officeooo:rsid="0490d8b4" officeooo:paragraph-rsid="0490d8b4"/>
    </style:style>
    <style:style style:name="P512" style:family="paragraph" style:parent-style-name="Text_20_body">
      <style:text-properties officeooo:rsid="048f07d3" officeooo:paragraph-rsid="048f07d3"/>
    </style:style>
    <style:style style:name="P513" style:family="paragraph" style:parent-style-name="Text_20_body">
      <style:text-properties officeooo:rsid="04907816" officeooo:paragraph-rsid="04907816"/>
    </style:style>
    <style:style style:name="P514" style:family="paragraph" style:parent-style-name="Text_20_body">
      <style:text-properties officeooo:rsid="04935545" officeooo:paragraph-rsid="04935545"/>
    </style:style>
    <style:style style:name="P515" style:family="paragraph" style:parent-style-name="Text_20_body">
      <style:text-properties officeooo:rsid="0494a5e3" officeooo:paragraph-rsid="0494a5e3"/>
    </style:style>
    <style:style style:name="P516" style:family="paragraph" style:parent-style-name="Text_20_body">
      <style:text-properties officeooo:rsid="0498e069" officeooo:paragraph-rsid="0498e069"/>
    </style:style>
    <style:style style:name="P517" style:family="paragraph" style:parent-style-name="Text_20_body">
      <style:text-properties officeooo:rsid="04998fbb" officeooo:paragraph-rsid="04998fbb"/>
    </style:style>
    <style:style style:name="P518" style:family="paragraph" style:parent-style-name="Text_20_body" style:list-style-name="L23">
      <style:text-properties officeooo:paragraph-rsid="04998fbb"/>
    </style:style>
    <style:style style:name="P519" style:family="paragraph" style:parent-style-name="Text_20_body">
      <style:text-properties officeooo:rsid="049ed177" officeooo:paragraph-rsid="049ed177"/>
    </style:style>
    <style:style style:name="P520" style:family="paragraph" style:parent-style-name="Text_20_body">
      <style:text-properties officeooo:rsid="04a029af" officeooo:paragraph-rsid="04a029af"/>
    </style:style>
    <style:style style:name="P521" style:family="paragraph" style:parent-style-name="Text_20_body">
      <style:text-properties officeooo:rsid="04a1b49a" officeooo:paragraph-rsid="04a1b49a"/>
    </style:style>
    <style:style style:name="P522" style:family="paragraph" style:parent-style-name="Text_20_body">
      <style:text-properties officeooo:rsid="04a486c6" officeooo:paragraph-rsid="04a486c6"/>
    </style:style>
    <style:style style:name="P523" style:family="paragraph" style:parent-style-name="Text_20_body">
      <style:text-properties officeooo:rsid="04a6433a" officeooo:paragraph-rsid="04a6433a"/>
    </style:style>
    <style:style style:name="P524" style:family="paragraph" style:parent-style-name="Text_20_body">
      <style:text-properties officeooo:rsid="04a69a5d" officeooo:paragraph-rsid="04a69a5d"/>
    </style:style>
    <style:style style:name="P525" style:family="paragraph" style:parent-style-name="Text_20_body">
      <style:text-properties officeooo:rsid="04a9440b" officeooo:paragraph-rsid="04a84241"/>
    </style:style>
    <style:style style:name="P526" style:family="paragraph" style:parent-style-name="Text_20_body">
      <style:text-properties officeooo:rsid="04aed58f" officeooo:paragraph-rsid="04aed58f"/>
    </style:style>
    <style:style style:name="P527" style:family="paragraph" style:parent-style-name="Text_20_body">
      <style:text-properties officeooo:rsid="04af4d4a" officeooo:paragraph-rsid="04af4d4a"/>
    </style:style>
    <style:style style:name="P528" style:family="paragraph" style:parent-style-name="Text_20_body">
      <style:text-properties officeooo:rsid="04b04266" officeooo:paragraph-rsid="04b04266"/>
    </style:style>
    <style:style style:name="P529" style:family="paragraph" style:parent-style-name="Text_20_body">
      <style:text-properties officeooo:rsid="04b0dae2" officeooo:paragraph-rsid="04b0dae2"/>
    </style:style>
    <style:style style:name="P530" style:family="paragraph" style:parent-style-name="Text_20_body">
      <style:text-properties officeooo:rsid="04b2c9f8" officeooo:paragraph-rsid="04b2c9f8"/>
    </style:style>
    <style:style style:name="P531" style:family="paragraph" style:parent-style-name="Text_20_body">
      <style:text-properties officeooo:rsid="04b400c0" officeooo:paragraph-rsid="04b400c0"/>
    </style:style>
    <style:style style:name="P532" style:family="paragraph" style:parent-style-name="Text_20_body">
      <style:text-properties officeooo:rsid="04b4f38a" officeooo:paragraph-rsid="04b4f38a"/>
    </style:style>
    <style:style style:name="P533" style:family="paragraph" style:parent-style-name="Text_20_body">
      <style:text-properties officeooo:rsid="04b69741" officeooo:paragraph-rsid="04b69741"/>
    </style:style>
    <style:style style:name="P534" style:family="paragraph" style:parent-style-name="Text_20_body">
      <style:text-properties officeooo:rsid="04b9e6c9" officeooo:paragraph-rsid="04b9e6c9"/>
    </style:style>
    <style:style style:name="P535" style:family="paragraph" style:parent-style-name="Text_20_body" style:list-style-name="L24">
      <style:text-properties officeooo:rsid="04b9e6c9" officeooo:paragraph-rsid="04b9e6c9"/>
    </style:style>
    <style:style style:name="P536" style:family="paragraph" style:parent-style-name="Text_20_body">
      <style:text-properties officeooo:rsid="04bf266e" officeooo:paragraph-rsid="04bf266e"/>
    </style:style>
    <style:style style:name="P537" style:family="paragraph" style:parent-style-name="Text_20_body">
      <style:text-properties officeooo:rsid="04c016a3" officeooo:paragraph-rsid="04c016a3"/>
    </style:style>
    <style:style style:name="P538" style:family="paragraph" style:parent-style-name="Text_20_body">
      <style:text-properties officeooo:rsid="04c2d016" officeooo:paragraph-rsid="04c016a3"/>
    </style:style>
    <style:style style:name="P539" style:family="paragraph" style:parent-style-name="Text_20_body">
      <style:text-properties officeooo:rsid="04c337e6"/>
    </style:style>
    <style:style style:name="P540" style:family="paragraph" style:parent-style-name="Text_20_body">
      <style:text-properties officeooo:rsid="04c337e6" officeooo:paragraph-rsid="04c337e6"/>
    </style:style>
    <style:style style:name="P541" style:family="paragraph" style:parent-style-name="Text_20_body">
      <style:text-properties officeooo:rsid="04c51cdc" officeooo:paragraph-rsid="04c51cdc"/>
    </style:style>
    <style:style style:name="P542" style:family="paragraph" style:parent-style-name="Text_20_body">
      <style:text-properties officeooo:rsid="04c53b3a" officeooo:paragraph-rsid="04c71beb"/>
    </style:style>
    <style:style style:name="P543" style:family="paragraph" style:parent-style-name="Text_20_body" style:list-style-name="L25">
      <style:text-properties officeooo:rsid="04c71beb" officeooo:paragraph-rsid="04c71beb"/>
    </style:style>
    <style:style style:name="P544" style:family="paragraph" style:parent-style-name="Text_20_body" style:list-style-name="L25">
      <style:text-properties officeooo:rsid="04c818fa" officeooo:paragraph-rsid="04c818fa"/>
    </style:style>
    <style:style style:name="P545" style:family="paragraph" style:parent-style-name="Text_20_body" style:list-style-name="L25">
      <style:text-properties officeooo:rsid="04c90509" officeooo:paragraph-rsid="04c90509"/>
    </style:style>
    <style:style style:name="P546" style:family="paragraph" style:parent-style-name="Text_20_body" style:list-style-name="L25">
      <style:text-properties officeooo:rsid="04c95307" officeooo:paragraph-rsid="04c95307"/>
    </style:style>
    <style:style style:name="P547" style:family="paragraph" style:parent-style-name="Text_20_body">
      <style:text-properties officeooo:rsid="04c95307" officeooo:paragraph-rsid="04c95307"/>
    </style:style>
    <style:style style:name="P548" style:family="paragraph" style:parent-style-name="Text_20_body">
      <style:text-properties officeooo:rsid="04cc7b49" officeooo:paragraph-rsid="04cc7b49"/>
    </style:style>
    <style:style style:name="P549" style:family="paragraph" style:parent-style-name="Text_20_body" style:list-style-name="L26">
      <style:text-properties officeooo:paragraph-rsid="04cd2f35"/>
    </style:style>
    <style:style style:name="P550" style:family="paragraph" style:parent-style-name="Text_20_body" style:list-style-name="L26">
      <style:text-properties officeooo:paragraph-rsid="04cdc72c"/>
    </style:style>
    <style:style style:name="P551" style:family="paragraph" style:parent-style-name="Text_20_body" style:list-style-name="L26">
      <style:text-properties officeooo:paragraph-rsid="04d1291c"/>
    </style:style>
    <style:style style:name="P552" style:family="paragraph" style:parent-style-name="Text_20_body" style:list-style-name="L26">
      <style:text-properties officeooo:rsid="04d00ed8" officeooo:paragraph-rsid="04d00ed8"/>
    </style:style>
    <style:style style:name="P553" style:family="paragraph" style:parent-style-name="Text_20_body" style:list-style-name="L26">
      <style:text-properties officeooo:rsid="04cd2f35" officeooo:paragraph-rsid="04cd2f35"/>
    </style:style>
    <style:style style:name="P554" style:family="paragraph" style:parent-style-name="Text_20_body" style:list-style-name="L26">
      <style:text-properties officeooo:rsid="04cd2f35" officeooo:paragraph-rsid="04d1291c"/>
    </style:style>
    <style:style style:name="P555" style:family="paragraph" style:parent-style-name="Text_20_body" style:list-style-name="L26">
      <style:text-properties officeooo:rsid="04d1291c" officeooo:paragraph-rsid="04d1291c"/>
    </style:style>
    <style:style style:name="P556" style:family="paragraph" style:parent-style-name="Text_20_body" style:list-style-name="L26">
      <style:text-properties officeooo:rsid="04d4b436" officeooo:paragraph-rsid="04d4b436"/>
    </style:style>
    <style:style style:name="P557" style:family="paragraph" style:parent-style-name="Text_20_body">
      <style:text-properties officeooo:rsid="04d4b436" officeooo:paragraph-rsid="04d4b436"/>
    </style:style>
    <style:style style:name="P558" style:family="paragraph" style:parent-style-name="Text_20_body">
      <style:text-properties officeooo:rsid="04d65f73" officeooo:paragraph-rsid="04d74ac2"/>
    </style:style>
    <style:style style:name="P559" style:family="paragraph" style:parent-style-name="Text_20_body">
      <style:text-properties officeooo:rsid="04d74ac2" officeooo:paragraph-rsid="04d7ac57"/>
    </style:style>
    <style:style style:name="P560" style:family="paragraph" style:parent-style-name="Text_20_body">
      <style:text-properties officeooo:rsid="04d7bae2" officeooo:paragraph-rsid="04d97183"/>
    </style:style>
    <style:style style:name="P561" style:family="paragraph" style:parent-style-name="Text_20_body">
      <style:text-properties officeooo:rsid="04d97183" officeooo:paragraph-rsid="04d97183"/>
    </style:style>
    <style:style style:name="P562" style:family="paragraph" style:parent-style-name="Text_20_body" style:list-style-name="L27">
      <style:text-properties officeooo:rsid="04d97183" officeooo:paragraph-rsid="04d97183"/>
    </style:style>
    <style:style style:name="P563" style:family="paragraph" style:parent-style-name="Text_20_body" style:list-style-name="L27">
      <style:text-properties officeooo:paragraph-rsid="04d97183"/>
    </style:style>
    <style:style style:name="P564" style:family="paragraph" style:parent-style-name="Text_20_body">
      <style:text-properties officeooo:rsid="04daee71" officeooo:paragraph-rsid="04d97183"/>
    </style:style>
    <style:style style:name="P565" style:family="paragraph" style:parent-style-name="Text_20_body">
      <style:text-properties officeooo:rsid="04df3b16" officeooo:paragraph-rsid="04df1d2c"/>
    </style:style>
    <style:style style:name="P566" style:family="paragraph" style:parent-style-name="Text_20_body">
      <style:text-properties officeooo:rsid="04dfea47" officeooo:paragraph-rsid="04dfea47"/>
    </style:style>
    <style:style style:name="P567" style:family="paragraph" style:parent-style-name="Text_20_body">
      <style:text-properties officeooo:rsid="04df1d2c" officeooo:paragraph-rsid="04df1d2c"/>
    </style:style>
    <style:style style:name="P568" style:family="paragraph" style:parent-style-name="Text_20_body">
      <style:text-properties officeooo:paragraph-rsid="04e24f9b"/>
    </style:style>
    <style:style style:name="P569" style:family="paragraph" style:parent-style-name="Heading_20_1" style:master-page-name="Standard">
      <style:paragraph-properties style:page-number="auto"/>
      <style:text-properties officeooo:rsid="02536536" officeooo:paragraph-rsid="02536536"/>
    </style:style>
    <style:style style:name="P570" style:family="paragraph" style:parent-style-name="Heading_20_1">
      <style:text-properties officeooo:rsid="04c337e6"/>
    </style:style>
    <style:style style:name="P571" style:family="paragraph" style:parent-style-name="Heading_20_2">
      <style:text-properties officeooo:rsid="0255035f"/>
    </style:style>
    <style:style style:name="P572" style:family="paragraph" style:parent-style-name="Heading_20_2">
      <style:text-properties officeooo:rsid="02671358"/>
    </style:style>
    <style:style style:name="P573" style:family="paragraph" style:parent-style-name="Heading_20_2">
      <style:text-properties officeooo:rsid="027649df"/>
    </style:style>
    <style:style style:name="P574" style:family="paragraph" style:parent-style-name="Heading_20_2">
      <style:text-properties officeooo:rsid="02ad1120"/>
    </style:style>
    <style:style style:name="P575" style:family="paragraph" style:parent-style-name="Heading_20_2">
      <style:text-properties officeooo:rsid="02ba4e0a" officeooo:paragraph-rsid="02ba4e0a"/>
    </style:style>
    <style:style style:name="P576" style:family="paragraph" style:parent-style-name="Heading_20_2">
      <style:text-properties officeooo:rsid="030565af"/>
    </style:style>
    <style:style style:name="P577" style:family="paragraph" style:parent-style-name="Heading_20_2">
      <style:text-properties officeooo:rsid="034860cf"/>
    </style:style>
    <style:style style:name="P578" style:family="paragraph" style:parent-style-name="Heading_20_2">
      <style:text-properties officeooo:rsid="0312ce87"/>
    </style:style>
    <style:style style:name="P579" style:family="paragraph" style:parent-style-name="Heading_20_2">
      <style:text-properties officeooo:rsid="031814cd"/>
    </style:style>
    <style:style style:name="P580" style:family="paragraph" style:parent-style-name="Heading_20_2">
      <style:text-properties officeooo:rsid="031f2482"/>
    </style:style>
    <style:style style:name="P581" style:family="paragraph" style:parent-style-name="Heading_20_2">
      <style:text-properties officeooo:rsid="0324ed09"/>
    </style:style>
    <style:style style:name="P582" style:family="paragraph" style:parent-style-name="Heading_20_2">
      <style:text-properties officeooo:rsid="032e3775"/>
    </style:style>
    <style:style style:name="P583" style:family="paragraph" style:parent-style-name="Heading_20_2">
      <style:text-properties officeooo:rsid="0338e936"/>
    </style:style>
    <style:style style:name="P584" style:family="paragraph" style:parent-style-name="Heading_20_2">
      <style:text-properties officeooo:rsid="033a2f3c"/>
    </style:style>
    <style:style style:name="P585" style:family="paragraph" style:parent-style-name="Heading_20_2">
      <style:text-properties officeooo:rsid="034a876b"/>
    </style:style>
    <style:style style:name="P586" style:family="paragraph" style:parent-style-name="Heading_20_2">
      <style:text-properties officeooo:rsid="03863ea7"/>
    </style:style>
    <style:style style:name="P587" style:family="paragraph" style:parent-style-name="Heading_20_2">
      <style:text-properties officeooo:rsid="03a4f769"/>
    </style:style>
    <style:style style:name="P588" style:family="paragraph" style:parent-style-name="Heading_20_2">
      <style:text-properties officeooo:rsid="03c902d7"/>
    </style:style>
    <style:style style:name="P589" style:family="paragraph" style:parent-style-name="Heading_20_2">
      <style:text-properties officeooo:rsid="03d25680"/>
    </style:style>
    <style:style style:name="P590" style:family="paragraph" style:parent-style-name="Heading_20_2">
      <style:text-properties officeooo:rsid="048f07d3"/>
    </style:style>
    <style:style style:name="P591" style:family="paragraph" style:parent-style-name="Heading_20_2">
      <style:text-properties officeooo:rsid="04aa144e"/>
    </style:style>
    <style:style style:name="P592" style:family="paragraph" style:parent-style-name="Heading_20_3">
      <style:text-properties officeooo:rsid="03f25902"/>
    </style:style>
    <style:style style:name="P593" style:family="paragraph" style:parent-style-name="Heading_20_3">
      <style:text-properties officeooo:rsid="03f92893" officeooo:paragraph-rsid="03f92893"/>
    </style:style>
    <style:style style:name="P594" style:family="paragraph" style:parent-style-name="Heading_20_3">
      <style:text-properties officeooo:rsid="03fda26b"/>
    </style:style>
    <style:style style:name="T1" style:family="text">
      <style:text-properties fo:font-weight="bold" officeooo:rsid="0256e2d0" style:font-weight-asian="bold" style:font-weight-complex="bold"/>
    </style:style>
    <style:style style:name="T2" style:family="text">
      <style:text-properties fo:font-weight="bold" officeooo:rsid="0255035f" style:font-weight-asian="bold" style:font-weight-complex="bold"/>
    </style:style>
    <style:style style:name="T3" style:family="text">
      <style:text-properties fo:font-weight="bold" officeooo:rsid="025a010f" style:font-weight-asian="bold" style:font-weight-complex="bold"/>
    </style:style>
    <style:style style:name="T4" style:family="text">
      <style:text-properties fo:font-weight="bold" officeooo:rsid="0264823e" style:font-weight-asian="bold" style:font-weight-complex="bold"/>
    </style:style>
    <style:style style:name="T5" style:family="text">
      <style:text-properties fo:font-weight="bold" officeooo:rsid="02a39e83" style:font-weight-asian="bold" style:font-weight-complex="bold"/>
    </style:style>
    <style:style style:name="T6" style:family="text">
      <style:text-properties fo:font-weight="bold" officeooo:rsid="031a33c2" style:font-weight-asian="bold" style:font-weight-complex="bold"/>
    </style:style>
    <style:style style:name="T7" style:family="text">
      <style:text-properties fo:font-weight="bold" officeooo:rsid="031d8a72" style:font-weight-asian="bold" style:font-weight-complex="bold"/>
    </style:style>
    <style:style style:name="T8" style:family="text">
      <style:text-properties fo:font-weight="bold" officeooo:rsid="0325c82d" style:font-weight-asian="bold" style:font-weight-complex="bold"/>
    </style:style>
    <style:style style:name="T9" style:family="text">
      <style:text-properties fo:font-weight="bold" officeooo:rsid="0328a114" style:font-weight-asian="bold" style:font-weight-complex="bold"/>
    </style:style>
    <style:style style:name="T10" style:family="text">
      <style:text-properties fo:font-weight="bold" officeooo:rsid="033585f9" style:font-weight-asian="bold" style:font-weight-complex="bold"/>
    </style:style>
    <style:style style:name="T11" style:family="text">
      <style:text-properties fo:font-weight="bold" officeooo:rsid="036ebff4" style:font-weight-asian="bold" style:font-weight-complex="bold"/>
    </style:style>
    <style:style style:name="T12" style:family="text">
      <style:text-properties officeooo:rsid="02536536"/>
    </style:style>
    <style:style style:name="T13" style:family="text">
      <style:text-properties officeooo:rsid="0255035f"/>
    </style:style>
    <style:style style:name="T14" style:family="text">
      <style:text-properties officeooo:rsid="0256e2d0"/>
    </style:style>
    <style:style style:name="T15" style:family="text">
      <style:text-properties officeooo:rsid="0258a619"/>
    </style:style>
    <style:style style:name="T16" style:family="text">
      <style:text-properties officeooo:rsid="025a010f"/>
    </style:style>
    <style:style style:name="T17" style:family="text">
      <style:text-properties officeooo:rsid="025a34e9"/>
    </style:style>
    <style:style style:name="T18" style:family="text">
      <style:text-properties officeooo:rsid="025a697d"/>
    </style:style>
    <style:style style:name="T19" style:family="text">
      <style:text-properties officeooo:rsid="025ad498"/>
    </style:style>
    <style:style style:name="T20" style:family="text">
      <style:text-properties officeooo:rsid="025b05fd"/>
    </style:style>
    <style:style style:name="T21" style:family="text">
      <style:text-properties officeooo:rsid="025f8323"/>
    </style:style>
    <style:style style:name="T22" style:family="text">
      <style:text-properties officeooo:rsid="025fafea"/>
    </style:style>
    <style:style style:name="T23" style:family="text">
      <style:text-properties officeooo:rsid="0260d5ac"/>
    </style:style>
    <style:style style:name="T24" style:family="text">
      <style:text-properties officeooo:rsid="02611c0c"/>
    </style:style>
    <style:style style:name="T25" style:family="text">
      <style:text-properties officeooo:rsid="0264823e"/>
    </style:style>
    <style:style style:name="T26" style:family="text">
      <style:text-properties officeooo:rsid="02654621"/>
    </style:style>
    <style:style style:name="T27" style:family="text">
      <style:text-properties officeooo:rsid="0265a5a9"/>
    </style:style>
    <style:style style:name="T28" style:family="text">
      <style:text-properties officeooo:rsid="0266d423"/>
    </style:style>
    <style:style style:name="T29" style:family="text">
      <style:text-properties officeooo:rsid="026ca408"/>
    </style:style>
    <style:style style:name="T30" style:family="text">
      <style:text-properties officeooo:rsid="026cb815"/>
    </style:style>
    <style:style style:name="T31" style:family="text">
      <style:text-properties officeooo:rsid="026cbb06"/>
    </style:style>
    <style:style style:name="T32" style:family="text">
      <style:text-properties officeooo:rsid="026e286d"/>
    </style:style>
    <style:style style:name="T33" style:family="text">
      <style:text-properties officeooo:rsid="02715cf0"/>
    </style:style>
    <style:style style:name="T34" style:family="text">
      <style:text-properties officeooo:rsid="02724bc1"/>
    </style:style>
    <style:style style:name="T35" style:family="text">
      <style:text-properties officeooo:rsid="02738a1b"/>
    </style:style>
    <style:style style:name="T36" style:family="text">
      <style:text-properties officeooo:rsid="027461d6"/>
    </style:style>
    <style:style style:name="T37" style:family="text">
      <style:text-properties officeooo:rsid="027a3d78"/>
    </style:style>
    <style:style style:name="T38" style:family="text">
      <style:text-properties officeooo:rsid="027c0751"/>
    </style:style>
    <style:style style:name="T39" style:family="text">
      <style:text-properties officeooo:rsid="027d1ef7"/>
    </style:style>
    <style:style style:name="T40" style:family="text">
      <style:text-properties officeooo:rsid="027e58ad"/>
    </style:style>
    <style:style style:name="T41" style:family="text">
      <style:text-properties officeooo:rsid="0282ce23"/>
    </style:style>
    <style:style style:name="T42" style:family="text">
      <style:text-properties officeooo:rsid="028379ed"/>
    </style:style>
    <style:style style:name="T43" style:family="text">
      <style:text-properties officeooo:rsid="0283d73f"/>
    </style:style>
    <style:style style:name="T44" style:family="text">
      <style:text-properties officeooo:rsid="0283e198"/>
    </style:style>
    <style:style style:name="T45" style:family="text">
      <style:text-properties officeooo:rsid="0285c26e"/>
    </style:style>
    <style:style style:name="T46" style:family="text">
      <style:text-properties officeooo:rsid="02876ff7"/>
    </style:style>
    <style:style style:name="T47" style:family="text">
      <style:text-properties officeooo:rsid="02891140"/>
    </style:style>
    <style:style style:name="T48" style:family="text">
      <style:text-properties officeooo:rsid="028b43dd"/>
    </style:style>
    <style:style style:name="T49" style:family="text">
      <style:text-properties officeooo:rsid="028cdbaf"/>
    </style:style>
    <style:style style:name="T50" style:family="text">
      <style:text-properties officeooo:rsid="02903f81"/>
    </style:style>
    <style:style style:name="T51" style:family="text">
      <style:text-properties officeooo:rsid="0290bb20"/>
    </style:style>
    <style:style style:name="T52" style:family="text">
      <style:text-properties officeooo:rsid="0291df89"/>
    </style:style>
    <style:style style:name="T53" style:family="text">
      <style:text-properties officeooo:rsid="0292cd36"/>
    </style:style>
    <style:style style:name="T54" style:family="text">
      <style:text-properties officeooo:rsid="029357f2"/>
    </style:style>
    <style:style style:name="T55" style:family="text">
      <style:text-properties officeooo:rsid="02947afb"/>
    </style:style>
    <style:style style:name="T56" style:family="text">
      <style:text-properties officeooo:rsid="0295e8c8"/>
    </style:style>
    <style:style style:name="T57" style:family="text">
      <style:text-properties officeooo:rsid="02966b55"/>
    </style:style>
    <style:style style:name="T58" style:family="text">
      <style:text-properties officeooo:rsid="0297a9e4"/>
    </style:style>
    <style:style style:name="T59" style:family="text">
      <style:text-properties officeooo:rsid="029861b6"/>
    </style:style>
    <style:style style:name="T60" style:family="text">
      <style:text-properties officeooo:rsid="029acd2c"/>
    </style:style>
    <style:style style:name="T61" style:family="text">
      <style:text-properties officeooo:rsid="029b5c0a"/>
    </style:style>
    <style:style style:name="T62" style:family="text">
      <style:text-properties officeooo:rsid="029c4880"/>
    </style:style>
    <style:style style:name="T63" style:family="text">
      <style:text-properties officeooo:rsid="029e4097"/>
    </style:style>
    <style:style style:name="T64" style:family="text">
      <style:text-properties officeooo:rsid="029fb4be"/>
    </style:style>
    <style:style style:name="T65" style:family="text">
      <style:text-properties officeooo:rsid="02a16009"/>
    </style:style>
    <style:style style:name="T66" style:family="text">
      <style:text-properties officeooo:rsid="02a1da37"/>
    </style:style>
    <style:style style:name="T67" style:family="text">
      <style:text-properties officeooo:rsid="02a39e83"/>
    </style:style>
    <style:style style:name="T68" style:family="text">
      <style:text-properties officeooo:rsid="02a511fc"/>
    </style:style>
    <style:style style:name="T69" style:family="text">
      <style:text-properties officeooo:rsid="02a58b95"/>
    </style:style>
    <style:style style:name="T70" style:family="text">
      <style:text-properties officeooo:rsid="02a60bfb"/>
    </style:style>
    <style:style style:name="T71" style:family="text">
      <style:text-properties officeooo:rsid="02a800ac"/>
    </style:style>
    <style:style style:name="T72" style:family="text">
      <style:text-properties officeooo:rsid="02aa887b"/>
    </style:style>
    <style:style style:name="T73" style:family="text">
      <style:text-properties officeooo:rsid="02ab30a1"/>
    </style:style>
    <style:style style:name="T74" style:family="text">
      <style:text-properties officeooo:rsid="02ad1629"/>
    </style:style>
    <style:style style:name="T75" style:family="text">
      <style:text-properties officeooo:rsid="02aebad9"/>
    </style:style>
    <style:style style:name="T76" style:family="text">
      <style:text-properties officeooo:rsid="02af4776"/>
    </style:style>
    <style:style style:name="T77" style:family="text">
      <style:text-properties officeooo:rsid="02b09f3e"/>
    </style:style>
    <style:style style:name="T78" style:family="text">
      <style:text-properties officeooo:rsid="02b26cb8"/>
    </style:style>
    <style:style style:name="T79" style:family="text">
      <style:text-properties officeooo:rsid="02b6387b"/>
    </style:style>
    <style:style style:name="T80" style:family="text">
      <style:text-properties officeooo:rsid="02b65ef0"/>
    </style:style>
    <style:style style:name="T81" style:family="text">
      <style:text-properties officeooo:rsid="02b7ee7e"/>
    </style:style>
    <style:style style:name="T82" style:family="text">
      <style:text-properties officeooo:rsid="02b8fe50"/>
    </style:style>
    <style:style style:name="T83" style:family="text">
      <style:text-properties officeooo:rsid="02bbef79"/>
    </style:style>
    <style:style style:name="T84" style:family="text">
      <style:text-properties officeooo:rsid="02bd2648"/>
    </style:style>
    <style:style style:name="T85" style:family="text">
      <style:text-properties officeooo:rsid="02c5e023"/>
    </style:style>
    <style:style style:name="T86" style:family="text">
      <style:text-properties officeooo:rsid="02c68f0f"/>
    </style:style>
    <style:style style:name="T87" style:family="text">
      <style:text-properties officeooo:rsid="02c78805"/>
    </style:style>
    <style:style style:name="T88" style:family="text">
      <style:text-properties officeooo:rsid="02c80201"/>
    </style:style>
    <style:style style:name="T89" style:family="text">
      <style:text-properties officeooo:rsid="02c9b655"/>
    </style:style>
    <style:style style:name="T90" style:family="text">
      <style:text-properties officeooo:rsid="02cee236"/>
    </style:style>
    <style:style style:name="T91" style:family="text">
      <style:text-properties officeooo:rsid="02d0d9a3"/>
    </style:style>
    <style:style style:name="T92" style:family="text">
      <style:text-properties officeooo:rsid="02d24d1d"/>
    </style:style>
    <style:style style:name="T93" style:family="text">
      <style:text-properties officeooo:rsid="02d60c90"/>
    </style:style>
    <style:style style:name="T94" style:family="text">
      <style:text-properties officeooo:rsid="02d6778b"/>
    </style:style>
    <style:style style:name="T95" style:family="text">
      <style:text-properties officeooo:rsid="02d8252f"/>
    </style:style>
    <style:style style:name="T96" style:family="text">
      <style:text-properties fo:font-style="italic" officeooo:rsid="02d8252f" style:font-style-asian="italic" style:font-style-complex="italic"/>
    </style:style>
    <style:style style:name="T97" style:family="text">
      <style:text-properties fo:font-style="italic" officeooo:rsid="037161ce" style:font-style-asian="italic" style:font-style-complex="italic"/>
    </style:style>
    <style:style style:name="T98" style:family="text">
      <style:text-properties fo:font-style="italic" officeooo:rsid="03c0a830" style:font-style-asian="italic" style:font-style-complex="italic"/>
    </style:style>
    <style:style style:name="T99" style:family="text">
      <style:text-properties fo:font-style="italic" officeooo:rsid="03c1f49c" style:font-style-asian="italic" style:font-style-complex="italic"/>
    </style:style>
    <style:style style:name="T100" style:family="text">
      <style:text-properties fo:font-style="italic" officeooo:rsid="03c34504" style:font-style-asian="italic" style:font-style-complex="italic"/>
    </style:style>
    <style:style style:name="T101" style:family="text">
      <style:text-properties fo:font-style="italic" officeooo:rsid="0414ed6b" style:font-style-asian="italic" style:font-style-complex="italic"/>
    </style:style>
    <style:style style:name="T102" style:family="text">
      <style:text-properties officeooo:rsid="02da18f1"/>
    </style:style>
    <style:style style:name="T103" style:family="text">
      <style:text-properties officeooo:rsid="02dab9e2"/>
    </style:style>
    <style:style style:name="T104" style:family="text">
      <style:text-properties officeooo:rsid="02dbfd19"/>
    </style:style>
    <style:style style:name="T105" style:family="text">
      <style:text-properties officeooo:rsid="02dc2f47"/>
    </style:style>
    <style:style style:name="T106" style:family="text">
      <style:text-properties officeooo:rsid="02dc5774"/>
    </style:style>
    <style:style style:name="T107" style:family="text">
      <style:text-properties officeooo:rsid="02e55841"/>
    </style:style>
    <style:style style:name="T108" style:family="text">
      <style:text-properties officeooo:rsid="02e695c7"/>
    </style:style>
    <style:style style:name="T109" style:family="text">
      <style:text-properties officeooo:rsid="02e7808c"/>
    </style:style>
    <style:style style:name="T110" style:family="text">
      <style:text-properties officeooo:rsid="02e8719e"/>
    </style:style>
    <style:style style:name="T111" style:family="text">
      <style:text-properties officeooo:rsid="02ebd137"/>
    </style:style>
    <style:style style:name="T112" style:family="text">
      <style:text-properties officeooo:rsid="02ecd656"/>
    </style:style>
    <style:style style:name="T113" style:family="text">
      <style:text-properties officeooo:rsid="02ee423c"/>
    </style:style>
    <style:style style:name="T114" style:family="text">
      <style:text-properties officeooo:rsid="02ef7f58"/>
    </style:style>
    <style:style style:name="T115" style:family="text">
      <style:text-properties officeooo:rsid="02f0d50e"/>
    </style:style>
    <style:style style:name="T116" style:family="text">
      <style:text-properties officeooo:rsid="02f1b49a"/>
    </style:style>
    <style:style style:name="T117" style:family="text">
      <style:text-properties officeooo:rsid="02f257d8"/>
    </style:style>
    <style:style style:name="T118" style:family="text">
      <style:text-properties officeooo:rsid="02f2f410"/>
    </style:style>
    <style:style style:name="T119" style:family="text">
      <style:text-properties officeooo:rsid="02f36861"/>
    </style:style>
    <style:style style:name="T120" style:family="text">
      <style:text-properties officeooo:rsid="02f56731"/>
    </style:style>
    <style:style style:name="T121" style:family="text">
      <style:text-properties officeooo:rsid="02f5b433"/>
    </style:style>
    <style:style style:name="T122" style:family="text">
      <style:text-properties officeooo:rsid="02f67f5d"/>
    </style:style>
    <style:style style:name="T123" style:family="text">
      <style:text-properties officeooo:rsid="02f6e297"/>
    </style:style>
    <style:style style:name="T124" style:family="text">
      <style:text-properties officeooo:rsid="02f7b222"/>
    </style:style>
    <style:style style:name="T125" style:family="text">
      <style:text-properties officeooo:rsid="02f9164d"/>
    </style:style>
    <style:style style:name="T126" style:family="text">
      <style:text-properties officeooo:rsid="02f95ab4"/>
    </style:style>
    <style:style style:name="T127" style:family="text">
      <style:text-properties officeooo:rsid="02fbacf9"/>
    </style:style>
    <style:style style:name="T128" style:family="text">
      <style:text-properties officeooo:rsid="02fc042d"/>
    </style:style>
    <style:style style:name="T129" style:family="text">
      <style:text-properties officeooo:rsid="02fccb40"/>
    </style:style>
    <style:style style:name="T130" style:family="text">
      <style:text-properties officeooo:rsid="02fd130d"/>
    </style:style>
    <style:style style:name="T131" style:family="text">
      <style:text-properties officeooo:rsid="030223a3"/>
    </style:style>
    <style:style style:name="T132" style:family="text">
      <style:text-properties officeooo:rsid="0302f22a"/>
    </style:style>
    <style:style style:name="T133" style:family="text">
      <style:text-properties officeooo:rsid="0304443b"/>
    </style:style>
    <style:style style:name="T134" style:family="text">
      <style:text-properties officeooo:rsid="030565af"/>
    </style:style>
    <style:style style:name="T135" style:family="text">
      <style:text-properties officeooo:rsid="0307a071"/>
    </style:style>
    <style:style style:name="T136" style:family="text">
      <style:text-properties officeooo:rsid="03097bee"/>
    </style:style>
    <style:style style:name="T137" style:family="text">
      <style:text-properties officeooo:rsid="030b0dcf"/>
    </style:style>
    <style:style style:name="T138" style:family="text">
      <style:text-properties officeooo:rsid="030b219b"/>
    </style:style>
    <style:style style:name="T139" style:family="text">
      <style:text-properties officeooo:rsid="030cfa54"/>
    </style:style>
    <style:style style:name="T140" style:family="text">
      <style:text-properties officeooo:rsid="030d0346"/>
    </style:style>
    <style:style style:name="T141" style:family="text">
      <style:text-properties officeooo:rsid="0311c598"/>
    </style:style>
    <style:style style:name="T142" style:family="text">
      <style:text-properties officeooo:rsid="0312a29a"/>
    </style:style>
    <style:style style:name="T143" style:family="text">
      <style:text-properties officeooo:rsid="0312ce87"/>
    </style:style>
    <style:style style:name="T144" style:family="text">
      <style:text-properties officeooo:rsid="0314a9ac"/>
    </style:style>
    <style:style style:name="T145" style:family="text">
      <style:text-properties officeooo:rsid="031a33c2"/>
    </style:style>
    <style:style style:name="T146" style:family="text">
      <style:text-properties officeooo:rsid="031af1ce"/>
    </style:style>
    <style:style style:name="T147" style:family="text">
      <style:text-properties officeooo:rsid="031bbc2c"/>
    </style:style>
    <style:style style:name="T148" style:family="text">
      <style:text-properties officeooo:rsid="031c2c2c"/>
    </style:style>
    <style:style style:name="T149" style:family="text">
      <style:text-properties officeooo:rsid="031d8a72"/>
    </style:style>
    <style:style style:name="T150" style:family="text">
      <style:text-properties officeooo:rsid="031f2482"/>
    </style:style>
    <style:style style:name="T151" style:family="text">
      <style:text-properties officeooo:rsid="031febad"/>
    </style:style>
    <style:style style:name="T152" style:family="text">
      <style:text-properties officeooo:rsid="03203b6f"/>
    </style:style>
    <style:style style:name="T153" style:family="text">
      <style:text-properties officeooo:rsid="0321edbb"/>
    </style:style>
    <style:style style:name="T154" style:family="text">
      <style:text-properties officeooo:rsid="03234309"/>
    </style:style>
    <style:style style:name="T155" style:family="text">
      <style:text-properties officeooo:rsid="03256183"/>
    </style:style>
    <style:style style:name="T156" style:family="text">
      <style:text-properties officeooo:rsid="0325c82d"/>
    </style:style>
    <style:style style:name="T157" style:family="text">
      <style:text-properties officeooo:rsid="0326b7b5"/>
    </style:style>
    <style:style style:name="T158" style:family="text">
      <style:text-properties officeooo:rsid="0328a114"/>
    </style:style>
    <style:style style:name="T159" style:family="text">
      <style:text-properties officeooo:rsid="032ce167"/>
    </style:style>
    <style:style style:name="T160" style:family="text">
      <style:text-properties officeooo:rsid="032d7d5e"/>
    </style:style>
    <style:style style:name="T161" style:family="text">
      <style:text-properties officeooo:rsid="0331080c"/>
    </style:style>
    <style:style style:name="T162" style:family="text">
      <style:text-properties officeooo:rsid="033133f9"/>
    </style:style>
    <style:style style:name="T163" style:family="text">
      <style:text-properties officeooo:rsid="0332f3ca"/>
    </style:style>
    <style:style style:name="T164" style:family="text">
      <style:text-properties officeooo:rsid="03336b3d"/>
    </style:style>
    <style:style style:name="T165" style:family="text">
      <style:text-properties officeooo:rsid="0333d496"/>
    </style:style>
    <style:style style:name="T166" style:family="text">
      <style:text-properties officeooo:rsid="033585f9"/>
    </style:style>
    <style:style style:name="T167" style:family="text">
      <style:text-properties officeooo:rsid="03368b9b"/>
    </style:style>
    <style:style style:name="T168" style:family="text">
      <style:text-properties officeooo:rsid="03373430"/>
    </style:style>
    <style:style style:name="T169" style:family="text">
      <style:text-properties officeooo:rsid="033d375b"/>
    </style:style>
    <style:style style:name="T170" style:family="text">
      <style:text-properties officeooo:rsid="033ebc09"/>
    </style:style>
    <style:style style:name="T171" style:family="text">
      <style:text-properties officeooo:rsid="0348acb6"/>
    </style:style>
    <style:style style:name="T172" style:family="text">
      <style:text-properties officeooo:rsid="03494a99"/>
    </style:style>
    <style:style style:name="T173" style:family="text">
      <style:text-properties officeooo:rsid="034b77d3"/>
    </style:style>
    <style:style style:name="T174" style:family="text">
      <style:text-properties officeooo:rsid="034bd9c6"/>
    </style:style>
    <style:style style:name="T175" style:family="text">
      <style:text-properties officeooo:rsid="034c6e89"/>
    </style:style>
    <style:style style:name="T176" style:family="text">
      <style:text-properties officeooo:rsid="034cc816"/>
    </style:style>
    <style:style style:name="T177" style:family="text">
      <style:text-properties officeooo:rsid="0354026a"/>
    </style:style>
    <style:style style:name="T178" style:family="text">
      <style:text-properties officeooo:rsid="0354ac1f"/>
    </style:style>
    <style:style style:name="T179" style:family="text">
      <style:text-properties officeooo:rsid="03555e26"/>
    </style:style>
    <style:style style:name="T180" style:family="text">
      <style:text-properties officeooo:rsid="03558db5"/>
    </style:style>
    <style:style style:name="T181" style:family="text">
      <style:text-properties officeooo:rsid="0355d42e"/>
    </style:style>
    <style:style style:name="T182" style:family="text">
      <style:text-properties officeooo:rsid="03575ad1"/>
    </style:style>
    <style:style style:name="T183" style:family="text">
      <style:text-properties officeooo:rsid="0358d4b9"/>
    </style:style>
    <style:style style:name="T184" style:family="text">
      <style:text-properties officeooo:rsid="035ad307"/>
    </style:style>
    <style:style style:name="T185" style:family="text">
      <style:text-properties officeooo:rsid="035b5f93"/>
    </style:style>
    <style:style style:name="T186" style:family="text">
      <style:text-properties officeooo:rsid="035d3115"/>
    </style:style>
    <style:style style:name="T187" style:family="text">
      <style:text-properties officeooo:rsid="0360be70"/>
    </style:style>
    <style:style style:name="T188" style:family="text">
      <style:text-properties officeooo:rsid="0361a315"/>
    </style:style>
    <style:style style:name="T189" style:family="text">
      <style:text-properties officeooo:rsid="0361fe84"/>
    </style:style>
    <style:style style:name="T190" style:family="text">
      <style:text-properties officeooo:rsid="0363d963"/>
    </style:style>
    <style:style style:name="T191" style:family="text">
      <style:text-properties officeooo:rsid="03654f85"/>
    </style:style>
    <style:style style:name="T192" style:family="text">
      <style:text-properties officeooo:rsid="03668965"/>
    </style:style>
    <style:style style:name="T193" style:family="text">
      <style:text-properties officeooo:rsid="0368b7c1"/>
    </style:style>
    <style:style style:name="T194" style:family="text">
      <style:text-properties officeooo:rsid="0369c69f"/>
    </style:style>
    <style:style style:name="T195" style:family="text">
      <style:text-properties officeooo:rsid="036ab845"/>
    </style:style>
    <style:style style:name="T196" style:family="text">
      <style:text-properties officeooo:rsid="036c25e5"/>
    </style:style>
    <style:style style:name="T197" style:family="text">
      <style:text-properties officeooo:rsid="036d6150"/>
    </style:style>
    <style:style style:name="T198" style:family="text">
      <style:text-properties officeooo:rsid="036ebff4"/>
    </style:style>
    <style:style style:name="T199" style:family="text">
      <style:text-properties officeooo:rsid="036f85bf"/>
    </style:style>
    <style:style style:name="T200" style:family="text">
      <style:text-properties officeooo:rsid="037161ce"/>
    </style:style>
    <style:style style:name="T201" style:family="text">
      <style:text-properties officeooo:rsid="03727719"/>
    </style:style>
    <style:style style:name="T202" style:family="text">
      <style:text-properties officeooo:rsid="0376c7e7"/>
    </style:style>
    <style:style style:name="T203" style:family="text">
      <style:text-properties officeooo:rsid="03773a95"/>
    </style:style>
    <style:style style:name="T204" style:family="text">
      <style:text-properties officeooo:rsid="0377d6b5"/>
    </style:style>
    <style:style style:name="T205" style:family="text">
      <style:text-properties officeooo:rsid="037f0ffe"/>
    </style:style>
    <style:style style:name="T206" style:family="text">
      <style:text-properties officeooo:rsid="037f86a7"/>
    </style:style>
    <style:style style:name="T207" style:family="text">
      <style:text-properties officeooo:rsid="03833367"/>
    </style:style>
    <style:style style:name="T208" style:family="text">
      <style:text-properties officeooo:rsid="03847ca0"/>
    </style:style>
    <style:style style:name="T209" style:family="text">
      <style:text-properties officeooo:rsid="03863ea7"/>
    </style:style>
    <style:style style:name="T210" style:family="text">
      <style:text-properties officeooo:rsid="03888c5b"/>
    </style:style>
    <style:style style:name="T211" style:family="text">
      <style:text-properties officeooo:rsid="038a4894"/>
    </style:style>
    <style:style style:name="T212" style:family="text">
      <style:text-properties officeooo:rsid="038c3067"/>
    </style:style>
    <style:style style:name="T213" style:family="text">
      <style:text-properties officeooo:rsid="038cde6c"/>
    </style:style>
    <style:style style:name="T214" style:family="text">
      <style:text-properties officeooo:rsid="038d40ad"/>
    </style:style>
    <style:style style:name="T215" style:family="text">
      <style:text-properties officeooo:rsid="038e40be"/>
    </style:style>
    <style:style style:name="T216" style:family="text">
      <style:text-properties officeooo:rsid="0390161d"/>
    </style:style>
    <style:style style:name="T217" style:family="text">
      <style:text-properties officeooo:rsid="03904ba7"/>
    </style:style>
    <style:style style:name="T218" style:family="text">
      <style:text-properties officeooo:rsid="0390579d"/>
    </style:style>
    <style:style style:name="T219" style:family="text">
      <style:text-properties officeooo:rsid="0393cbd9"/>
    </style:style>
    <style:style style:name="T220" style:family="text">
      <style:text-properties officeooo:rsid="039561ad"/>
    </style:style>
    <style:style style:name="T221" style:family="text">
      <style:text-properties officeooo:rsid="03975d9b"/>
    </style:style>
    <style:style style:name="T222" style:family="text">
      <style:text-properties officeooo:rsid="0399b98f"/>
    </style:style>
    <style:style style:name="T223" style:family="text">
      <style:text-properties officeooo:rsid="039c758a"/>
    </style:style>
    <style:style style:name="T224" style:family="text">
      <style:text-properties officeooo:rsid="039e15a8"/>
    </style:style>
    <style:style style:name="T225" style:family="text">
      <style:text-properties officeooo:rsid="03a087db"/>
    </style:style>
    <style:style style:name="T226" style:family="text">
      <style:text-properties officeooo:rsid="03a27ce3"/>
    </style:style>
    <style:style style:name="T227" style:family="text">
      <style:text-properties officeooo:rsid="03a2e755"/>
    </style:style>
    <style:style style:name="T228" style:family="text">
      <style:text-properties officeooo:rsid="03a3290f"/>
    </style:style>
    <style:style style:name="T229" style:family="text">
      <style:text-properties officeooo:rsid="03a41616"/>
    </style:style>
    <style:style style:name="T230" style:family="text">
      <style:text-properties officeooo:rsid="03a87325"/>
    </style:style>
    <style:style style:name="T231" style:family="text">
      <style:text-properties officeooo:rsid="03aa1d79"/>
    </style:style>
    <style:style style:name="T232" style:family="text">
      <style:text-properties officeooo:rsid="03ac00ce"/>
    </style:style>
    <style:style style:name="T233" style:family="text">
      <style:text-properties officeooo:rsid="03ad92fc"/>
    </style:style>
    <style:style style:name="T234" style:family="text">
      <style:text-properties officeooo:rsid="03ae9b74"/>
    </style:style>
    <style:style style:name="T235" style:family="text">
      <style:text-properties officeooo:rsid="03b05272"/>
    </style:style>
    <style:style style:name="T236" style:family="text">
      <style:text-properties officeooo:rsid="03b76497"/>
    </style:style>
    <style:style style:name="T237" style:family="text">
      <style:text-properties officeooo:rsid="03b7e479"/>
    </style:style>
    <style:style style:name="T238" style:family="text">
      <style:text-properties officeooo:rsid="03b917bf"/>
    </style:style>
    <style:style style:name="T239" style:family="text">
      <style:text-properties officeooo:rsid="03b9518c"/>
    </style:style>
    <style:style style:name="T240" style:family="text">
      <style:text-properties officeooo:rsid="03bc6c62"/>
    </style:style>
    <style:style style:name="T241" style:family="text">
      <style:text-properties officeooo:rsid="03bc96ea"/>
    </style:style>
    <style:style style:name="T242" style:family="text">
      <style:text-properties officeooo:rsid="03c0a830"/>
    </style:style>
    <style:style style:name="T243" style:family="text">
      <style:text-properties officeooo:rsid="03c1f49c"/>
    </style:style>
    <style:style style:name="T244" style:family="text">
      <style:text-properties officeooo:rsid="03c34504"/>
    </style:style>
    <style:style style:name="T245" style:family="text">
      <style:text-properties officeooo:rsid="03c55e96"/>
    </style:style>
    <style:style style:name="T246" style:family="text">
      <style:text-properties officeooo:rsid="03c6501a"/>
    </style:style>
    <style:style style:name="T247" style:family="text">
      <style:text-properties officeooo:rsid="03c68037"/>
    </style:style>
    <style:style style:name="T248" style:family="text">
      <style:text-properties officeooo:rsid="03c82eab"/>
    </style:style>
    <style:style style:name="T249" style:family="text">
      <style:text-properties officeooo:rsid="03c902d7"/>
    </style:style>
    <style:style style:name="T250" style:family="text">
      <style:text-properties officeooo:rsid="03ca108f"/>
    </style:style>
    <style:style style:name="T251" style:family="text">
      <style:text-properties officeooo:rsid="03ccab5e"/>
    </style:style>
    <style:style style:name="T252" style:family="text">
      <style:text-properties officeooo:rsid="03cd19b1"/>
    </style:style>
    <style:style style:name="T253" style:family="text">
      <style:text-properties officeooo:rsid="03ceed55"/>
    </style:style>
    <style:style style:name="T254" style:family="text">
      <style:text-properties officeooo:rsid="03cf1837"/>
    </style:style>
    <style:style style:name="T255" style:family="text">
      <style:text-properties officeooo:rsid="03d02420"/>
    </style:style>
    <style:style style:name="T256" style:family="text">
      <style:text-properties officeooo:rsid="03d0cda4"/>
    </style:style>
    <style:style style:name="T257" style:family="text">
      <style:text-properties officeooo:rsid="03d37b29"/>
    </style:style>
    <style:style style:name="T258" style:family="text">
      <style:text-properties officeooo:rsid="03d39139"/>
    </style:style>
    <style:style style:name="T259" style:family="text">
      <style:text-properties officeooo:rsid="03d46691"/>
    </style:style>
    <style:style style:name="T260" style:family="text">
      <style:text-properties officeooo:rsid="03d549c1"/>
    </style:style>
    <style:style style:name="T261" style:family="text">
      <style:text-properties officeooo:rsid="03d6e389"/>
    </style:style>
    <style:style style:name="T262" style:family="text">
      <style:text-properties officeooo:rsid="03d85192"/>
    </style:style>
    <style:style style:name="T263" style:family="text">
      <style:text-properties officeooo:rsid="03d8ad83"/>
    </style:style>
    <style:style style:name="T264" style:family="text">
      <style:text-properties officeooo:rsid="03da6b60"/>
    </style:style>
    <style:style style:name="T265" style:family="text">
      <style:text-properties officeooo:rsid="03db5451"/>
    </style:style>
    <style:style style:name="T266" style:family="text">
      <style:text-properties officeooo:rsid="03dccb04"/>
    </style:style>
    <style:style style:name="T267" style:family="text">
      <style:text-properties officeooo:rsid="03dd5696"/>
    </style:style>
    <style:style style:name="T268" style:family="text">
      <style:text-properties officeooo:rsid="03de83bd"/>
    </style:style>
    <style:style style:name="T269" style:family="text">
      <style:text-properties officeooo:rsid="03dfaec7"/>
    </style:style>
    <style:style style:name="T270" style:family="text">
      <style:text-properties officeooo:rsid="03dff77b"/>
    </style:style>
    <style:style style:name="T271" style:family="text">
      <style:text-properties officeooo:rsid="03e183cc"/>
    </style:style>
    <style:style style:name="T272" style:family="text">
      <style:text-properties officeooo:rsid="03e24c0c"/>
    </style:style>
    <style:style style:name="T273" style:family="text">
      <style:text-properties officeooo:rsid="03e251c6"/>
    </style:style>
    <style:style style:name="T274" style:family="text">
      <style:text-properties officeooo:rsid="03ea208d"/>
    </style:style>
    <style:style style:name="T275" style:family="text">
      <style:text-properties officeooo:rsid="03ea5edc"/>
    </style:style>
    <style:style style:name="T276" style:family="text">
      <style:text-properties officeooo:rsid="03ecb8a5"/>
    </style:style>
    <style:style style:name="T277" style:family="text">
      <style:text-properties officeooo:rsid="03ef5427"/>
    </style:style>
    <style:style style:name="T278" style:family="text">
      <style:text-properties officeooo:rsid="03f47ab9"/>
    </style:style>
    <style:style style:name="T279" style:family="text">
      <style:text-properties officeooo:rsid="03f4bd46"/>
    </style:style>
    <style:style style:name="T280" style:family="text">
      <style:text-properties officeooo:rsid="03f59d56"/>
    </style:style>
    <style:style style:name="T281" style:family="text">
      <style:text-properties officeooo:rsid="03f68382"/>
    </style:style>
    <style:style style:name="T282" style:family="text">
      <style:text-properties officeooo:rsid="03f96966"/>
    </style:style>
    <style:style style:name="T283" style:family="text">
      <style:text-properties officeooo:rsid="03f9c5e0"/>
    </style:style>
    <style:style style:name="T284" style:family="text">
      <style:text-properties officeooo:rsid="03fa4e3e"/>
    </style:style>
    <style:style style:name="T285" style:family="text">
      <style:text-properties officeooo:rsid="03ffd082"/>
    </style:style>
    <style:style style:name="T286" style:family="text">
      <style:text-properties officeooo:rsid="04003791"/>
    </style:style>
    <style:style style:name="T287" style:family="text">
      <style:text-properties officeooo:rsid="0401ac4e"/>
    </style:style>
    <style:style style:name="T288" style:family="text">
      <style:text-properties officeooo:rsid="04023193"/>
    </style:style>
    <style:style style:name="T289" style:family="text">
      <style:text-properties officeooo:rsid="04081380"/>
    </style:style>
    <style:style style:name="T290" style:family="text">
      <style:text-properties officeooo:rsid="0408710f"/>
    </style:style>
    <style:style style:name="T291" style:family="text">
      <style:text-properties officeooo:rsid="040999eb"/>
    </style:style>
    <style:style style:name="T292" style:family="text">
      <style:text-properties officeooo:rsid="040b0722"/>
    </style:style>
    <style:style style:name="T293" style:family="text">
      <style:text-properties officeooo:rsid="040b9d2a"/>
    </style:style>
    <style:style style:name="T294" style:family="text">
      <style:text-properties officeooo:rsid="040ccfe6"/>
    </style:style>
    <style:style style:name="T295" style:family="text">
      <style:text-properties officeooo:rsid="040f6686"/>
    </style:style>
    <style:style style:name="T296" style:family="text">
      <style:text-properties officeooo:rsid="041145c6"/>
    </style:style>
    <style:style style:name="T297" style:family="text">
      <style:text-properties officeooo:rsid="041273cd"/>
    </style:style>
    <style:style style:name="T298" style:family="text">
      <style:text-properties officeooo:rsid="04135393"/>
    </style:style>
    <style:style style:name="T299" style:family="text">
      <style:text-properties officeooo:rsid="0413787f"/>
    </style:style>
    <style:style style:name="T300" style:family="text">
      <style:text-properties officeooo:rsid="0414e85d"/>
    </style:style>
    <style:style style:name="T301" style:family="text">
      <style:text-properties officeooo:rsid="0414ed6b"/>
    </style:style>
    <style:style style:name="T302" style:family="text">
      <style:text-properties officeooo:rsid="04164af7"/>
    </style:style>
    <style:style style:name="T303" style:family="text">
      <style:text-properties officeooo:rsid="04165735"/>
    </style:style>
    <style:style style:name="T304" style:family="text">
      <style:text-properties officeooo:rsid="041a24ca"/>
    </style:style>
    <style:style style:name="T305" style:family="text">
      <style:text-properties officeooo:rsid="041b1306"/>
    </style:style>
    <style:style style:name="T306" style:family="text">
      <style:text-properties officeooo:rsid="041f7030"/>
    </style:style>
    <style:style style:name="T307" style:family="text">
      <style:text-properties officeooo:rsid="0420df60"/>
    </style:style>
    <style:style style:name="T308" style:family="text">
      <style:text-properties officeooo:rsid="0425a70a"/>
    </style:style>
    <style:style style:name="T309" style:family="text">
      <style:text-properties officeooo:rsid="04273291"/>
    </style:style>
    <style:style style:name="T310" style:family="text">
      <style:text-properties officeooo:rsid="042c034e"/>
    </style:style>
    <style:style style:name="T311" style:family="text">
      <style:text-properties officeooo:rsid="042d9a15"/>
    </style:style>
    <style:style style:name="T312" style:family="text">
      <style:text-properties officeooo:rsid="042e46d3"/>
    </style:style>
    <style:style style:name="T313" style:family="text">
      <style:text-properties officeooo:rsid="042e54c3"/>
    </style:style>
    <style:style style:name="T314" style:family="text">
      <style:text-properties officeooo:rsid="04302c1d"/>
    </style:style>
    <style:style style:name="T315" style:family="text">
      <style:text-properties officeooo:rsid="0431f0c9"/>
    </style:style>
    <style:style style:name="T316" style:family="text">
      <style:text-properties officeooo:rsid="0437e9ea"/>
    </style:style>
    <style:style style:name="T317" style:family="text">
      <style:text-properties officeooo:rsid="0438c0ad"/>
    </style:style>
    <style:style style:name="T318" style:family="text">
      <style:text-properties officeooo:rsid="0444b5b8"/>
    </style:style>
    <style:style style:name="T319" style:family="text">
      <style:text-properties officeooo:rsid="0445db32"/>
    </style:style>
    <style:style style:name="T320" style:family="text">
      <style:text-properties officeooo:rsid="04474ff9"/>
    </style:style>
    <style:style style:name="T321" style:family="text">
      <style:text-properties officeooo:rsid="044828b2"/>
    </style:style>
    <style:style style:name="T322" style:family="text">
      <style:text-properties officeooo:rsid="044a975a"/>
    </style:style>
    <style:style style:name="T323" style:family="text">
      <style:text-properties officeooo:rsid="044b3dbe"/>
    </style:style>
    <style:style style:name="T324" style:family="text">
      <style:text-properties officeooo:rsid="044e5b54"/>
    </style:style>
    <style:style style:name="T325" style:family="text">
      <style:text-properties officeooo:rsid="044eeb05"/>
    </style:style>
    <style:style style:name="T326" style:family="text">
      <style:text-properties officeooo:rsid="0453ccfd"/>
    </style:style>
    <style:style style:name="T327" style:family="text">
      <style:text-properties officeooo:rsid="04554e1d"/>
    </style:style>
    <style:style style:name="T328" style:family="text">
      <style:text-properties officeooo:rsid="045c5590"/>
    </style:style>
    <style:style style:name="T329" style:family="text">
      <style:text-properties officeooo:rsid="045cd03d"/>
    </style:style>
    <style:style style:name="T330" style:family="text">
      <style:text-properties officeooo:rsid="045f11d9"/>
    </style:style>
    <style:style style:name="T331" style:family="text">
      <style:text-properties officeooo:rsid="0460a275"/>
    </style:style>
    <style:style style:name="T332" style:family="text">
      <style:text-properties officeooo:rsid="0461ddca"/>
    </style:style>
    <style:style style:name="T333" style:family="text">
      <style:text-properties officeooo:rsid="0463c766"/>
    </style:style>
    <style:style style:name="T334" style:family="text">
      <style:text-properties officeooo:rsid="04670651"/>
    </style:style>
    <style:style style:name="T335" style:family="text">
      <style:text-properties officeooo:rsid="04683751"/>
    </style:style>
    <style:style style:name="T336" style:family="text">
      <style:text-properties officeooo:rsid="046e5fd4"/>
    </style:style>
    <style:style style:name="T337" style:family="text">
      <style:text-properties officeooo:rsid="046eb459"/>
    </style:style>
    <style:style style:name="T338" style:family="text">
      <style:text-properties officeooo:rsid="047005ad"/>
    </style:style>
    <style:style style:name="T339" style:family="text">
      <style:text-properties officeooo:rsid="04707d03"/>
    </style:style>
    <style:style style:name="T340" style:family="text">
      <style:text-properties officeooo:rsid="0471c5a3"/>
    </style:style>
    <style:style style:name="T341" style:family="text">
      <style:text-properties officeooo:rsid="04788d14"/>
    </style:style>
    <style:style style:name="T342" style:family="text">
      <style:text-properties officeooo:rsid="047a4713"/>
    </style:style>
    <style:style style:name="T343" style:family="text">
      <style:text-properties officeooo:rsid="047d6ab8"/>
    </style:style>
    <style:style style:name="T344" style:family="text">
      <style:text-properties officeooo:rsid="047ef220"/>
    </style:style>
    <style:style style:name="T345" style:family="text">
      <style:text-properties officeooo:rsid="048d509c"/>
    </style:style>
    <style:style style:name="T346" style:family="text">
      <style:text-properties officeooo:rsid="048e1e52"/>
    </style:style>
    <style:style style:name="T347" style:family="text">
      <style:text-properties officeooo:rsid="04960bf9"/>
    </style:style>
    <style:style style:name="T348" style:family="text">
      <style:text-properties officeooo:rsid="0496e120"/>
    </style:style>
    <style:style style:name="T349" style:family="text">
      <style:text-properties officeooo:rsid="04998fbb"/>
    </style:style>
    <style:style style:name="T350" style:family="text">
      <style:text-properties officeooo:rsid="049acb03"/>
    </style:style>
    <style:style style:name="T351" style:family="text">
      <style:text-properties officeooo:rsid="049b8e1c"/>
    </style:style>
    <style:style style:name="T352" style:family="text">
      <style:text-properties officeooo:rsid="049befb0"/>
    </style:style>
    <style:style style:name="T353" style:family="text">
      <style:text-properties officeooo:rsid="049c6782"/>
    </style:style>
    <style:style style:name="T354" style:family="text">
      <style:text-properties officeooo:rsid="049ce629"/>
    </style:style>
    <style:style style:name="T355" style:family="text">
      <style:text-properties officeooo:rsid="04a1b49a"/>
    </style:style>
    <style:style style:name="T356" style:family="text">
      <style:text-properties officeooo:rsid="04a34990"/>
    </style:style>
    <style:style style:name="T357" style:family="text">
      <style:text-properties officeooo:rsid="04a3ad6e"/>
    </style:style>
    <style:style style:name="T358" style:family="text">
      <style:text-properties officeooo:rsid="04a84241"/>
    </style:style>
    <style:style style:name="T359" style:family="text">
      <style:text-properties officeooo:rsid="04a9440b"/>
    </style:style>
    <style:style style:name="T360" style:family="text">
      <style:text-properties officeooo:rsid="04ab0682"/>
    </style:style>
    <style:style style:name="T361" style:family="text">
      <style:text-properties officeooo:rsid="04acd8cf"/>
    </style:style>
    <style:style style:name="T362" style:family="text">
      <style:text-properties officeooo:rsid="04b42646"/>
    </style:style>
    <style:style style:name="T363" style:family="text">
      <style:text-properties officeooo:rsid="04b4c5c2"/>
    </style:style>
    <style:style style:name="T364" style:family="text">
      <style:text-properties officeooo:rsid="04b69741"/>
    </style:style>
    <style:style style:name="T365" style:family="text">
      <style:text-properties officeooo:rsid="04b86312"/>
    </style:style>
    <style:style style:name="T366" style:family="text">
      <style:text-properties officeooo:rsid="04bb8e70"/>
    </style:style>
    <style:style style:name="T367" style:family="text">
      <style:text-properties officeooo:rsid="04bd5d18"/>
    </style:style>
    <style:style style:name="T368" style:family="text">
      <style:text-properties officeooo:rsid="04bd5f1f"/>
    </style:style>
    <style:style style:name="T369" style:family="text">
      <style:text-properties officeooo:rsid="04c016a3"/>
    </style:style>
    <style:style style:name="T370" style:family="text">
      <style:text-properties officeooo:rsid="04c0e188"/>
    </style:style>
    <style:style style:name="T371" style:family="text">
      <style:text-properties officeooo:rsid="04c2d016"/>
    </style:style>
    <style:style style:name="T372" style:family="text">
      <style:text-properties officeooo:rsid="04cad1a6"/>
    </style:style>
    <style:style style:name="T373" style:family="text">
      <style:text-properties officeooo:rsid="04cc7b49"/>
    </style:style>
    <style:style style:name="T374" style:family="text">
      <style:text-properties officeooo:rsid="04cd2f35"/>
    </style:style>
    <style:style style:name="T375" style:family="text">
      <style:text-properties officeooo:rsid="04cdc72c"/>
    </style:style>
    <style:style style:name="T376" style:family="text">
      <style:text-properties officeooo:rsid="04cf7505"/>
    </style:style>
    <style:style style:name="T377" style:family="text">
      <style:text-properties officeooo:rsid="04d00ed8"/>
    </style:style>
    <style:style style:name="T378" style:family="text">
      <style:text-properties officeooo:rsid="04d1291c"/>
    </style:style>
    <style:style style:name="T379" style:family="text">
      <style:text-properties officeooo:rsid="04d26038"/>
    </style:style>
    <style:style style:name="T380" style:family="text">
      <style:text-properties officeooo:rsid="04d45440"/>
    </style:style>
    <style:style style:name="T381" style:family="text">
      <style:text-properties officeooo:rsid="04d97183"/>
    </style:style>
    <style:style style:name="T382" style:family="text">
      <style:text-properties officeooo:rsid="04da0478"/>
    </style:style>
    <style:style style:name="T383" style:family="text">
      <style:text-properties officeooo:rsid="04daee71"/>
    </style:style>
    <style:style style:name="T384" style:family="text">
      <style:text-properties officeooo:rsid="04dce9f7"/>
    </style:style>
    <style:style style:name="T385" style:family="text">
      <style:text-properties officeooo:rsid="04dd2ba5"/>
    </style:style>
    <style:style style:name="T386" style:family="text">
      <style:text-properties officeooo:rsid="04df1d2c"/>
    </style:style>
    <style:style style:name="T387" style:family="text">
      <style:text-properties officeooo:rsid="04df3b16"/>
    </style:style>
    <style:style style:name="T388" style:family="text">
      <style:text-properties officeooo:rsid="04e14c06"/>
    </style:style>
    <style:style style:name="T389" style:family="text">
      <style:text-properties officeooo:rsid="04e15f9e"/>
    </style:style>
    <style:style style:name="T390" style:family="text">
      <style:text-properties officeooo:rsid="04e1b2f4"/>
    </style:style>
    <style:style style:name="T391" style:family="text">
      <style:text-properties officeooo:rsid="04e24f9b"/>
    </style:style>
    <style:style style:name="T392" style:family="text">
      <style:text-properties officeooo:rsid="04e2cc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3cm" fo:text-indent="-0.635cm" fo:margin-left="1.80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8cm" fo:text-indent="-0.635cm" fo:margin-left="2.43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73cm" fo:text-indent="-0.635cm" fo:margin-left="3.07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8cm" fo:text-indent="-0.635cm" fo:margin-left="3.7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43cm" fo:text-indent="-0.635cm" fo:margin-left="4.34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8cm" fo:text-indent="-0.635cm" fo:margin-left="4.97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13cm" fo:text-indent="-0.635cm" fo:margin-left="5.61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8cm" fo:text-indent="-0.635cm" fo:margin-left="6.24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83cm" fo:text-indent="-0.635cm" fo:margin-left="6.88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8cm" fo:text-indent="-0.635cm" fo:margin-left="7.518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9" text:outline-level="1">Моделирование производственных систем.</text:h>
      <text:p text:style-name="P1"><text:span text:style-name="T12">Есть 2 части: теоретическая (фундаментальная) и </text:span><text:span text:style-name="T17">практическая (</text:span><text:span text:style-name="T12">по системе программирования gpss</text:span><text:span text:style-name="T17">)</text:span><text:span text:style-name="T12">.</text:span></text:p>
      <text:p text:style-name="P9"/>
      <text:h text:style-name="P402" text:outline-level="1">Теория моделирования систем</text:h>
      <text:h text:style-name="P571" text:outline-level="2">Классификация модели.</text:h>
      <text:p text:style-name="P2"><text:span text:style-name="T2">Системы</text:span><text:span text:style-name="T13"> — совокупность объектов любой природы, в совокупности обладающие свойствами, отличные от суммы свойств отдельных элементов. </text:span></text:p>
      <text:p text:style-name="P2"><text:span text:style-name="T13">Обозначения: S — система, E — внешняя среда (множество существующих <text:s/>вне системы элементов любой природы, оказывающих влияние на систему или находящихся под её воздействием, </text:span><text:span text:style-name="T14">M — модель.</text:span><text:span text:style-name="T13"> </text:span></text:p>
      <text:p text:style-name="P3"><text:span text:style-name="T14">Применяем </text:span><text:span text:style-name="T1">системный подход к моделированию</text:span><text:span text:style-name="T14"> – элемент учения об общих законах развития природы. Чётое разграничение системы S и внешней среды E из объективно существующей реальности при описании системы, исходя из общесистемных позиций.</text:span></text:p>
      <text:p text:style-name="P3"><text:span text:style-name="T14">Неоходимо определить тут </text:span><text:span text:style-name="T1">цель</text:span><text:span text:style-name="T14"> моделирования. Это позволяет определить, что же войдёт в модель M.</text:span></text:p>
      <text:p text:style-name="P10"/>
      <text:p text:style-name="P4"><text:span text:style-name="T15">Рисунок: кружок — модель, поделена на куски K1,,,Kn, в него входят стрелки от кружков Ц. К разным выделенным кускам модели входит. Кружки Ц — цели, Д — данные. Они входят в модель. <text:s/></text:span><text:span text:style-name="T18">Разные Д входят в некоторые Ц.</text:span></text:p>
      <text:p text:style-name="P5"><text:span text:style-name="T3">Классический подход к моделированию</text:span><text:span text:style-name="T16">.</text:span></text:p>
      <text:p text:style-name="P5"><text:span text:style-name="T16">Реальный объект разбивается на отдельные подсистемы. Собираются исходные данные Д для моделирования, и ставятся цели Ц. <text:s/></text:span><text:span text:style-name="T18">По отдельной совокупности исходных данных ставится цель моделирования отдельной стороны функционирования системы, и на этой основе формируется некоторая компонента K модели.</text:span></text:p>
      <text:p text:style-name="P11"/>
      <text:p text:style-name="P12">Другой подход.</text:p>
      <text:p text:style-name="P6"><text:span text:style-name="T19">Ещё картинка. Слева кружок Ц. Сверху кружки Д. Из Ц <text:s/>идут стрелки к разным Т. И из Д тоже. А потом из прямоугольника В идут стрелки в M. Есть ещё кружок КВ, в которой стрелка из Ц. Т[] → П → Э → В → М. </text:span><text:span text:style-name="T20">А в конце стрелка обратной регуляции из М в Ц.</text:span></text:p>
      <text:p text:style-name="P7"><text:span text:style-name="T21">На основе исходных данныд Д, известных из анализа внешней системы (ограничений, наложенных на систему сверху), либо исходя из возможности её реализации, и на основе цели функционирования </text:span><text:span text:style-name="T22">выводятся</text:span><text:span text:style-name="T21"> требований Т к модели системы. </text:span><text:span text:style-name="T23">На базе требований формируется подсистема П системы и элементы Э системы, и затем <text:s/>осуществляется наиболее сложный этап: выбор В, для чего используются критерии выбора КВ, полученные из целей. </text:span><text:span text:style-name="T24">А потом саморегуляция модели идёт. </text:span></text:p>
      <text:p text:style-name="P15"><text:soft-page-break/>Выбор – прежде всего для достижения оптимальности. Выбор оптимального пути функционирования.</text:p>
      <text:p text:style-name="P15"/>
      <text:p text:style-name="P8"><text:span text:style-name="T25">При моделировании необходимо обеспечить максимальную </text:span><text:span text:style-name="T4">эффективность</text:span><text:span text:style-name="T25"> модели системы, </text:span><text:span text:style-name="T26">которое, обычно, объявляется как некоторая разность </text:span><text:span text:style-name="T27">между какими-то показателями ценности результатов </text:span><text:span text:style-name="T28">в полученных <text:s/>в итоге эксплуатации модели и теми затратами, которые были вложены в её разработку и создание.</text:span></text:p>
      <text:p text:style-name="P16"/>
      <text:h text:style-name="P572" text:outline-level="2">Характеристики модели системы.</text:h>
      <text:list xml:id="list7779069256240587957" text:style-name="L1">
        <text:list-item>
          <text:p text:style-name="P414">Цели функционирования.</text:p>
        </text:list-item>
        <text:list-item>
          <text:p text:style-name="P415">Сложность. Оценка через общее число элементов и связи между ними.</text:p>
        </text:list-item>
        <text:list-item>
          <text:p text:style-name="P416">Целостность. </text:p>
        </text:list-item>
        <text:list-item>
          <text:p text:style-name="P410"><text:span text:style-name="T29">Неопределённость, которая проявляется в системе. </text:span><text:span text:style-name="T30">Мера неопределённости — энтропия, позволяющая в ряде случаев оценить количество управляющей информации, необходимой для достижения данного состояния системы.</text:span></text:p>
        </text:list-item>
        <text:list-item>
          <text:p text:style-name="P411"><text:span text:style-name="T31">Адаптивность. </text:span><text:span text:style-name="T32">Свойство приспосабливаться к изменениям внешней среды.</text:span></text:p>
        </text:list-item>
        <text:list-item>
          <text:p text:style-name="P412"><text:span text:style-name="T33">Организационная структура системы моделирования. </text:span><text:span text:style-name="T34">Во многом зависит от сложности модели и степени совершенства средств моделирования.</text:span></text:p>
        </text:list-item>
        <text:list-item>
          <text:p text:style-name="P413"><text:span text:style-name="T35">Управляемость модели. </text:span><text:span text:style-name="T36">Возможность развития модели.</text:span></text:p>
        </text:list-item>
      </text:list>
      <text:p text:style-name="P17"/>
      <text:h text:style-name="P573" text:outline-level="2">Классификация видов моделирования систем.</text:h>
      <text:list xml:id="list8781369542071626436" text:style-name="L2">
        <text:list-item>
          <text:p text:style-name="P423">…</text:p>
          <text:list>
            <text:list-item>
              <text:p text:style-name="P423">Детерменированные</text:p>
            </text:list-item>
            <text:list-item>
              <text:p text:style-name="P423">стохастические</text:p>
            </text:list-item>
          </text:list>
        </text:list-item>
        <text:list-item>
          <text:p text:style-name="P424">..</text:p>
          <text:list>
            <text:list-item>
              <text:p text:style-name="P417"><text:span text:style-name="T37">Статическое //</text:span><text:span text:style-name="T42">система не зависит от времени.</text:span></text:p>
            </text:list-item>
            <text:list-item>
              <text:p text:style-name="P417"><text:span text:style-name="T41">Д</text:span><text:span text:style-name="T37">инамическое // </text:span><text:span text:style-name="T42">меняется со временем.</text:span></text:p>
            </text:list-item>
          </text:list>
        </text:list-item>
        <text:list-item>
          <text:p text:style-name="P423">..</text:p>
          <text:list>
            <text:list-item>
              <text:p text:style-name="P417"><text:span text:style-name="T37">Дискретная // </text:span><text:span text:style-name="T43">для описания процессов, которые предполагаются дисктетными.</text:span></text:p>
            </text:list-item>
            <text:list-item>
              <text:p text:style-name="P417"><text:span text:style-name="T41">Д</text:span><text:span text:style-name="T37">искретно-непрерывная</text:span></text:p>
            </text:list-item>
            <text:list-item>
              <text:p text:style-name="P417"><text:span text:style-name="T41">Н</text:span><text:span text:style-name="T37">епрерывная // </text:span><text:span text:style-name="T44">для непрерывных процессов в системах.<text:line-break/><text:line-break/><text:line-break/></text:span></text:p>
            </text:list-item>
          </text:list>
        </text:list-item>
        <text:list-item>
          <text:p text:style-name="P418"><text:soft-page-break/><text:span text:style-name="T37">Мысленное/реальное // </text:span><text:span text:style-name="T45">по способу представления самой модели.</text:span></text:p>
          <text:list>
            <text:list-item>
              <text:p text:style-name="P419"><text:span text:style-name="T38">Мысленное // </text:span><text:span text:style-name="T46">Единственный способ, зачастую, моделирования объектов, </text:span><text:span text:style-name="T47">существующих вне условий для их физического создания.</text:span></text:p>
              <text:list>
                <text:list-item>
                  <text:p text:style-name="P419"><text:span text:style-name="T38">Наглядное // </text:span><text:span text:style-name="T48">На базе представления человека о реальных объектах </text:span><text:span text:style-name="T49">создаются модели, отображающие модели и процессы, протекающие в объекте.</text:span></text:p>
                  <text:list>
                    <text:list-item>
                      <text:p text:style-name="P419"><text:span text:style-name="T38">Гипотетическое // </text:span><text:span text:style-name="T50">Делаем гипотезу </text:span><text:span text:style-name="T51">о закономерностях протекания процесса, </text:span><text:span text:style-name="T52">и <text:s/>базируется на причинно-следственных связях между входом и выходом изучаемого объекта.</text:span></text:p>
                    </text:list-item>
                    <text:list-item>
                      <text:p text:style-name="P419"><text:span text:style-name="T38">Аналоговвое // </text:span><text:span text:style-name="T53">аналогии строим разных уровней. Наивысший — полная аналогия, имеющая место для достаточно простых объектов. </text:span><text:span text:style-name="T54">Для сложных аналогии других уровней строим, когда отражает несколько, либо одну сторону функционирования объекта.</text:span></text:p>
                    </text:list-item>
                    <text:list-item>
                      <text:p text:style-name="P419"><text:span text:style-name="T38">Макетирование. </text:span><text:span text:style-name="T55">//</text:span><text:span text:style-name="T38"> </text:span><text:span text:style-name="T55">Мысленный макет может применяться в случаях, когда протекающие в реальном объекте процессы не поддаются физическому моделированию, либо предшествует другим видам моделирования.</text:span></text:p>
                    </text:list-item>
                  </text:list>
                </text:list-item>
                <text:list-item>
                  <text:p text:style-name="P419"><text:span text:style-name="T38">Символическое. // </text:span><text:span text:style-name="T56">Представляет собой искуственнвй процесс создания логического объекта, который замещает реальный и выражает основные свойства его отношений с помощью определённой системы знаков или символов.</text:span></text:p>
                  <text:list>
                    <text:list-item>
                      <text:p text:style-name="P420"><text:span text:style-name="T39">Языковое // </text:span><text:span text:style-name="T57">Тут в основе некий тезаурус (словарь однозначный). Из наборов входящих понятий, причём он должен быть фиксированным.</text:span></text:p>
                    </text:list-item>
                    <text:list-item>
                      <text:p text:style-name="P421"><text:span text:style-name="T39">Знаковое.</text:span><text:span text:style-name="T56"> // . Если ввести условные обозначения (знаки), то можно реализовать это моделирование. И знаками отражать набор понятий. А используя операции теории множеств можно из отдельных символов дать описание реального объекта.</text:span></text:p>
                    </text:list-item>
                  </text:list>
                </text:list-item>
                <text:list-item>
                  <text:p text:style-name="P419"><text:span text:style-name="T38">Математическое. // </text:span><text:span text:style-name="T57">Процесс установления соответствия данных по реальному объекту, некоторого математического объекта. </text:span><text:span text:style-name="T58">И исследование затем этой модели, позволяющее получать характеристики рассматриваемого реального объекта.</text:span></text:p>
                  <text:list>
                    <text:list-item>
                      <text:p text:style-name="P422"><text:span text:style-name="T40">Аналитическое. // </text:span><text:span text:style-name="T59">В виде аналитических формул/систем. </text:span><text:span text:style-name="T60">Методы исследоваия: </text:span><text:span text:style-name="T61">аналитически, численно (для начальных данных решаем), качественно (не решаем, но оцениваем закономерности)</text:span></text:p>
                    </text:list-item>
                    <text:list-item>
                      <text:p text:style-name="P422"><text:span text:style-name="T40">Имитационное. // </text:span><text:span text:style-name="T62">Реализующий модель алгоритм воспроизводит процесс функционирования системы S во времени. </text:span><text:span text:style-name="T63">При чём имитируются элементарные явления, составляющие процесс с сохранением их логической структуры и последовательности протекания во времени, </text:span><text:span text:style-name="T64">что позволяет по исходным данным получить сведения о состоянии процесса в определённые моменты времени, </text:span><text:soft-page-break/><text:span text:style-name="T64">дающие возможность оценить характеристики системы S. <text:s/></text:span><text:span text:style-name="T65">Основное преимущества – возможность решения более сложных задач, чем в анатилическом методе. <text:s/></text:span><text:span text:style-name="T66">Позволяют достаточно просто учитывать факторы, создающие большие трудности при аналитическом моделировании: <text:s/>наличие дискретных и непрпрывных элементов, нелинечные характеристики элементов системы, многочисленные случайные воздействия, </text:span></text:p>
                    </text:list-item>
                    <text:list-item>
                      <text:p text:style-name="P422"><text:span text:style-name="T40">Комбинированное. // </text:span><text:span text:style-name="T66">Объединяет достоинства этих методов двух. Проводится сначала декомпозиция фкнкционирования объекта, Где возможно, используются аналитические модели, в остальных имитационные.</text:span></text:p>
                    </text:list-item>
                  </text:list>
                </text:list-item>
              </text:list>
            </text:list-item>
            <text:list-item>
              <text:p text:style-name="P425">Реальное</text:p>
              <text:list>
                <text:list-item>
                  <text:p text:style-name="P426">Натурное</text:p>
                  <text:list>
                    <text:list-item>
                      <text:p text:style-name="P427">Научный эксперимент</text:p>
                    </text:list-item>
                    <text:list-item>
                      <text:p text:style-name="P425">Производственный эксперимент</text:p>
                    </text:list-item>
                    <text:list-item>
                      <text:p text:style-name="P425">Комплексное испытание</text:p>
                    </text:list-item>
                  </text:list>
                </text:list-item>
                <text:list-item>
                  <text:p text:style-name="P427">Физическое</text:p>
                </text:list-item>
              </text:list>
            </text:list-item>
          </text:list>
        </text:list-item>
      </text:list>
      <text:p text:style-name="P18"/>
      <text:p text:style-name="P20"><text:span text:style-name="T67">Есть ещё </text:span><text:span text:style-name="T5">кибернетическое моделирование</text:span><text:span text:style-name="T67">. </text:span><text:span text:style-name="T68">В этом случае стремятся отобразить лишь некоторую функцию и рассматривать реальный объект как чёрный ящик, </text:span><text:span text:style-name="T69">имеющий несколько входов и <text:s/>выходов. </text:span><text:span text:style-name="T70">Моделируются связи между выходами и входами.</text:span></text:p>
      <text:p text:style-name="P46">Чаще всего, тут проводят анализ поведения объекта при различных воздействиях.</text:p>
      <text:p text:style-name="P46"/>
      <text:h text:style-name="P403" text:outline-level="1">Возможность и эффективность моделирования систем на эвм.</text:h>
      <text:p text:style-name="P19"><text:s/><text:span text:style-name="T71">Из-за эвм широко внедрились авналитические методы в исследовании сложых систем.</text:span></text:p>
      <text:p text:style-name="P47"/>
      <text:p text:style-name="P48">Есть 2 группы: универсальные и управляющие. (контроллер и компьютер)</text:p>
      <text:p text:style-name="P48">Кроме того, эвм может быть использована как средство расчёта по полученным аналитическим моделям. Тогда могут быть использованы эвм (электронная вычислительная машина) и авм (аналоговая вычислиельная машина)</text:p>
      <text:p text:style-name="P49">АВМ ускоряет решение задачи (в простых случаях), но могут возникать погрешности, или такой машины под задачу может не сушествовать.</text:p>
      <text:p text:style-name="P21"><text:span text:style-name="T72">Перспективно сочетание ЭВМ и АВМ. </text:span><text:span text:style-name="T73">Получаем ГВК (гибридный вычислительный комплекс).</text:span></text:p>
      <text:p text:style-name="P50"/>
      <text:p text:style-name="P50"/>
      <text:h text:style-name="P574" text:outline-level="2"><text:soft-page-break/>Обеспечение моделирования (имитационного)</text:h>
      <text:p text:style-name="P22"><text:span text:style-name="T74">Надо не только составить модель, но и получить результаты и обработать их. </text:span><text:span text:style-name="T75">Этот процесс может быть длительным очень.</text:span></text:p>
      <text:p text:style-name="P51">Перечислим:</text:p>
      <text:list xml:id="list2318474933554908666" text:style-name="L3">
        <text:list-item>
          <text:p text:style-name="P428"><text:span text:style-name="T76">математическое обеспечение. Совокупность математических отношений, описывающих поведение объекта. </text:span><text:span text:style-name="T77">Алгоритмы и тд. </text:span><text:span text:style-name="T78">Алго входа, выхода данных, имитации объекта, обработки результата.</text:span></text:p>
        </text:list-item>
        <text:list-item>
          <text:p text:style-name="P430">Программное <text:s/>обеспечение. Совокупность программ, которые будут использоваться на каждом из шагов.</text:p>
        </text:list-item>
        <text:list-item>
          <text:p text:style-name="P431">Информационное обеспечение. Средства и технология организации БД моделирования, организация массивов, формы документов, описывающих процесс моделирования и его результаты.</text:p>
        </text:list-item>
        <text:list-item>
          <text:p text:style-name="P432">Техническое. Это железо, линии коммуникаций и тд.</text:p>
        </text:list-item>
        <text:list-item>
          <text:p text:style-name="P429"><text:span text:style-name="T79">Эргономическое. Законы о труде, в переводе с </text:span><text:span text:style-name="T81">какого-то языка</text:span><text:span text:style-name="T79">. </text:span><text:span text:style-name="T80">Эргос — работа, номос — закон. </text:span><text:span text:style-name="T82">Совокупность тут методик и методов, а также организационных документов, которые используются на всех этапах моделирования.</text:span></text:p>
        </text:list-item>
      </text:list>
      <text:p text:style-name="P53"/>
      <text:h text:style-name="P575" text:outline-level="2">Преимущества и недостатки имитационного моделирования на ЭВМ</text:h>
      <text:list xml:id="list6424160752522529157" text:style-name="L4">
        <text:list-item>
          <text:p text:style-name="P435">Преимущества.</text:p>
          <text:list>
            <text:list-item>
              <text:p text:style-name="P433"><text:span text:style-name="T83">Машинный эксперимент даёт возможность </text:span><text:span text:style-name="T84">исследования системы S в любых условиях.</text:span></text:p>
            </text:list-item>
            <text:list-item>
              <text:p text:style-name="P436">Применение ЭВМ в эксперименте существенно сокращает продолжительность испытаний по сравнению с натурным экспериментом.</text:p>
            </text:list-item>
            <text:list-item>
              <text:p text:style-name="P437">Имитационная модель позволяет включать результаты натурной системы или её частей для проведения дальнейших исследований.</text:p>
            </text:list-item>
            <text:list-item>
              <text:p text:style-name="P438">Имитационная модель обладает гибкостью варьирования структуры, алгоритмов и паманетров моделируемой системы, что важно с точки зрения поиска оптимального варианта системы.</text:p>
            </text:list-item>
            <text:list-item>
              <text:p text:style-name="P439">Имитационное моделирование --- зачастую единственный способ моделирования сложных систем на этапе их проектирования.</text:p>
            </text:list-item>
          </text:list>
        </text:list-item>
        <text:list-item>
          <text:p text:style-name="P440">Недостатки</text:p>
          <text:list>
            <text:list-item>
              <text:p text:style-name="P434"><text:span text:style-name="T85">Решение носит ч</text:span><text:span text:style-name="T86">а</text:span><text:span text:style-name="T85">стный <text:s/>характер </text:span><text:span text:style-name="T86">для каких-то начальных условий. </text:span><text:span text:style-name="T87">Поэтому для полного аналази характеристик системы приходится многократно воспроизводить, <text:s/>варьируя условия задачи.</text:span></text:p>
            </text:list-item>
          </text:list>
        </text:list-item>
      </text:list>
      <text:p text:style-name="P54"/>
      <text:h text:style-name="Heading_20_2" text:outline-level="2"><text:soft-page-break/><text:span text:style-name="T88">Э</text:span><text:span text:style-name="T89">фф</text:span><text:span text:style-name="T88">ективность машинного моделирования</text:span></text:h>
      <text:p text:style-name="P55">Есть много критериев.</text:p>
      <text:p text:style-name="P56">Точность и достоверность результатов, временем построения и работы с моделью М, затраты машинных ресурсов, стоимость разработки и эксплуаации модели.</text:p>
      <text:p text:style-name="P56"/>
      <text:p text:style-name="P57">Наилучшее-- сверка с реальными испытании.</text:p>
      <text:p text:style-name="P39"><text:span text:style-name="T90">Статистический подход позволяет с определённой степенью точности получить некоторые усреднённыехарактеристики поведения системы.</text:span><text:span text:style-name="T91">Существенное влияне на точность – сколько раз вовторили эксперимент. Можно оценить необходимое число реализаций производимого случайного процесса.</text:span></text:p>
      <text:p text:style-name="P58"/>
      <text:p text:style-name="P40"><text:span text:style-name="T91">Существенный показатель эффективности – затраты времени на ввод и вывод данных, </text:span><text:span text:style-name="T92">вычислений.</text:span></text:p>
      <text:p text:style-name="P59"/>
      <text:p text:style-name="P59"/>
      <text:p text:style-name="P59"/>
      <text:h text:style-name="P404" text:outline-level="1">Математические схемы моделирования систем.</text:h>
      <text:p text:style-name="P60">Пока что отложим.</text:p>
      <text:p text:style-name="P61"/>
      <text:p text:style-name="P61"/>
      <text:h text:style-name="P405" text:outline-level="1">Создание моделей в GPSS World.</text:h>
      <text:p text:style-name="P62">General purporse simulation system.</text:p>
      <text:p text:style-name="P41"><text:span text:style-name="T93">Разработан давно ( в 60х гоодах). </text:span><text:span text:style-name="T94">Джеффри Гордон, IBM сделал.</text:span></text:p>
      <text:p text:style-name="P63"/>
      <text:p text:style-name="P42"><text:span text:style-name="T95">Любую сложную систему можно представить как совокупность элементарных абстрактных </text:span><text:span text:style-name="T96">объектов</text:span><text:span text:style-name="T95"> – функционирующих процессов моделирования. </text:span></text:p>
      <text:p text:style-name="P64">Совокупность всех объектов – имитационная модель.</text:p>
      <text:p text:style-name="P65">Каждый объект хараетеризуется некоторыми свойствами (СЧА – стандартные числовые аттрибуты).</text:p>
      <text:p text:style-name="P66">Основные типы объектов – блоки и транзакты.</text:p>
      <text:p text:style-name="P43"><text:span text:style-name="T102">Транзакт – заявка на обслуживание, которая двигается по системе </text:span><text:span text:style-name="T103">(динамические объекты). </text:span><text:span text:style-name="T104">Подлежит обработке.</text:span></text:p>
      <text:p text:style-name="P67">Блоки – статческие объекты ( статические объекты). Канал обслуживания и тд.</text:p>
      <text:p text:style-name="P67"/>
      <text:p text:style-name="P68"><text:soft-page-break/>Моделирование – продвижение многих ранзактов от одного блока к другому. <text:s/></text:p>
      <text:p text:style-name="P68">Последовательность блоков показывает направление перемещения транзактов.</text:p>
      <text:p text:style-name="P52"/>
      <text:p text:style-name="P23"><text:span text:style-name="T105">У транзакта есть имя или номер, время создания, текущее модельное время, номер текущего блока, в котором находится, </text:span><text:span text:style-name="T106">номер следующего блока, В который идёт, <text:s/>время начала продвижения, приоритет его,параметры транзакта.</text:span></text:p>
      <text:p text:style-name="P69">Перемещение от блока к блоку до тех пор, пока:</text:p>
      <text:p text:style-name="P69">1) блок реализует задержку на некоторое время транзакта.Ы</text:p>
      <text:p text:style-name="P70">2) блок, в который зашли, должен удалять транзакты (окончание системы, например)</text:p>
      <text:p text:style-name="P70">3) устройство занято, так что не можем войти.</text:p>
      <text:p text:style-name="P70"/>
      <text:p text:style-name="P71">Общая схема программы.</text:p>
      <text:p text:style-name="P71">Generate → …. → Terminate.</text:p>
      <text:p text:style-name="P71"/>
      <text:p text:style-name="P72">Устройства. </text:p>
      <text:p text:style-name="P25"><text:span text:style-name="T107">Аналоги обслуживающих уствройства реальых систем –- 1 <text:s/></text:span><text:span text:style-name="T108">(1 заявка <text:s/>обрабатывается одновременне)</text:span><text:span text:style-name="T107">и много-канальные </text:span><text:span text:style-name="T108">(больше одной) </text:span><text:span text:style-name="T107">уствройства.</text:span></text:p>
      <text:p text:style-name="P73"/>
      <text:p text:style-name="P74">Логические ключи. </text:p>
      <text:p text:style-name="P74">2 состояния у объектов: включен и выключен.</text:p>
      <text:p text:style-name="P24"><text:span text:style-name="T109">Управление ими через транзакты. </text:span><text:span text:style-name="T110">Может вкллючить, или сбросить его .</text:span></text:p>
      <text:p text:style-name="P75"/>
      <text:p text:style-name="P76">Переменные.</text:p>
      <text:p text:style-name="P26"><text:span text:style-name="T111">Арифметические для вычисления арифмеических выражений. </text:span><text:span text:style-name="T112"># – знак деления. </text:span><text:span text:style-name="T113">Могут привлекаться библиотеки (системные и пользовательсвие</text:span><text:span text:style-name="T114">).</text:span></text:p>
      <text:p text:style-name="P27"><text:span text:style-name="T114">Булевы переменные позволяют проверять несколько </text:span><text:span text:style-name="T115">условий </text:span><text:span text:style-name="T114">одновременно, </text:span><text:span text:style-name="T115">исзожя из состояния обекта и СЧА.</text:span></text:p>
      <text:p text:style-name="P77"/>
      <text:p text:style-name="P28"><text:span text:style-name="T116">Функции – объекты GPSS. Можно создавать <text:s/>непрерывную и дискретную связиь. </text:span><text:span text:style-name="T117">Может понадобиться для </text:span><text:span text:style-name="T118">создания случайного закона </text:span><text:span text:style-name="T117">распредения.</text:span></text:p>
      <text:p text:style-name="P19"/>
      <text:p text:style-name="P29"><text:span text:style-name="T119">Ячейки. Сохраняют некоторую численную операцию.. Пишут туда транзакты. </text:span><text:span text:style-name="T120">Выделяют ячейки сохраняемых величин, матрицы ячеек СВ.</text:span></text:p>
      <text:p text:style-name="P30"><text:soft-page-break/><text:span text:style-name="T121">Они глобальны и доступны из любой части мо</text:span><text:span text:style-name="T122">дели.</text:span></text:p>
      <text:p text:style-name="P78"/>
      <text:p text:style-name="P79">Очереди.</text:p>
      <text:p text:style-name="P31"><text:span text:style-name="T123">Обычно, FIFO. </text:span><text:span text:style-name="T124">Так что о ней только полная статистическая информация.</text:span></text:p>
      <text:p text:style-name="P32"><text:span text:style-name="T125">Можно и другую очередь написать. </text:span><text:span text:style-name="T126">Для этого используются списки пользователей, который помогают осуществить синхронизацию движения разныхт ранзакций модели.</text:span></text:p>
      <text:p text:style-name="P80"/>
      <text:p text:style-name="P33"><text:span text:style-name="T127">Таблицы. Собирают и регистрирюуют </text:span><text:span text:style-name="T128">различного </text:span><text:span text:style-name="T127">данные <text:s/></text:span><text:span text:style-name="T128">и статистические операци</text:span></text:p>
      <text:p text:style-name="P19"/>
      <text:p text:style-name="P81">Операторы:</text:p>
      <text:p text:style-name="P82"/>
      <text:list xml:id="list8058613112642580318" text:style-name="L5">
        <text:list-item>
          <text:p text:style-name="P441">Блоки</text:p>
        </text:list-item>
        <text:list-item>
          <text:p text:style-name="P441">Операторы рписания данных</text:p>
        </text:list-item>
        <text:list-item>
          <text:p text:style-name="P441">Комманда GPSS</text:p>
        </text:list-item>
      </text:list>
      <text:p text:style-name="P34"><text:span text:style-name="T129">Для ссылки на числа, блоки и числа – имена – обычное именование </text:span><text:span text:style-name="T130">[</text:span><text:span text:style-name="T129">^</text:span><text:span text:style-name="T130">(</text:span><text:span text:style-name="T129">a-zA-Z</text:span><text:span text:style-name="T130">)</text:span><text:span text:style-name="T129">_1-</text:span><text:span text:style-name="T130">9]{+}</text:span></text:p>
      <text:p text:style-name="P83"/>
      <text:p text:style-name="P84">Опеаторы.</text:p>
      <text:p text:style-name="P85">Общий вормат [Метка] оператор операнды [;комментарии]</text:p>
      <text:p text:style-name="P86">Метка для goto</text:p>
      <text:p text:style-name="P86">Оператор – его имя.</text:p>
      <text:p text:style-name="P35"><text:span text:style-name="T131">Операнды – фнфа для транзактов. </text:span><text:span text:style-name="T132">Задают инфор, специфичного для данного блока. </text:span><text:span text:style-name="T133">Значение определяет префикс имени блока.</text:span></text:p>
      <text:p text:style-name="P87"/>
      <text:h text:style-name="P576" text:outline-level="2">Generate</text:h>
      <text:p text:style-name="P44"><text:span text:style-name="T135">Вводит транзакты в модель. </text:span><text:span text:style-name="T134">Если ничего не задаём, то функция распределения константа. </text:span></text:p>
      <text:p text:style-name="P88">Блок Split выдаёт заданное число копий, вошедших в блок.</text:p>
      <text:p text:style-name="P124">Generate [a],[b],[c],[d],[e]</text:p>
      <text:p text:style-name="P36"><text:span text:style-name="T136">a — матожидание интервала поступления транзакций. <text:s/>Default 0. </text:span><text:span text:style-name="T138">Можно стандартный числовой аттбирут. СЧА.</text:span></text:p>
      <text:p text:style-name="P37"><text:span text:style-name="T137">b — разброос. </text:span><text:span text:style-name="T139">Можно СЧА. </text:span><text:span text:style-name="T140">(сигма). </text:span><text:span text:style-name="T141">По умолчанию 0.</text:span></text:p>
      <text:p text:style-name="P89">C — смещение интервалов, момент времени, в который в блоке появляется первый транзакт. По умолчанию 0.</text:p>
      <text:p text:style-name="P90">d — ограничение количества транзактов, который могут войти в блок через данный блок. По умолчанию inf.</text:p>
      <text:p text:style-name="P38"><text:soft-page-break/><text:span text:style-name="T141">E — уроверь приоритета транзакта. </text:span><text:span text:style-name="T142">(0-127, по умолчанию 0). Для очередей с приоритетами.</text:span></text:p>
      <text:p text:style-name="P198"/>
      <text:h text:style-name="P577" text:outline-level="2">Блок Start.</text:h>
      <text:p text:style-name="P125">Start A[,B][,C][,D]</text:p>
      <text:p text:style-name="P198">А — начальное значение счётчика завершения.</text:p>
      <text:p text:style-name="P199">B — </text:p>
      <text:p text:style-name="P199">C — </text:p>
      <text:p text:style-name="P199">D — </text:p>
      <text:p text:style-name="P197"/>
      <text:p text:style-name="P192"><text:span text:style-name="T171">2 способа задания продолжительности моделирования: В поле А e Start и в поле </text:span><text:span text:style-name="T172">A</text:span><text:span text:style-name="T171"> у Generate </text:span><text:span text:style-name="T172">(задали интервал времени поступления транзактов).</text:span></text:p>
      <text:p text:style-name="P197"/>
      <text:p text:style-name="P91"/>
      <text:h text:style-name="P578" text:outline-level="2">Блок Terminate</text:h>
      <text:p text:style-name="P126">Terminate A</text:p>
      <text:p text:style-name="P45"><text:span text:style-name="T143">Освобождается память, выделенная под транзакт. </text:span><text:span text:style-name="T144">В модели может быть сколько-угодно может быть этих блоков.</text:span></text:p>
      <text:p text:style-name="P92">Параметры: </text:p>
      <text:p text:style-name="P92">A – задаёт величину уменьшения счётчика <text:s/>завершения. По умолчанию 0.</text:p>
      <text:p text:style-name="P90"/>
      <text:h text:style-name="P579" text:outline-level="2">Одноканальные устройства</text:h>
      <text:p text:style-name="P161">В каждый момент времени обрабатывается только один транзакт (заявка). </text:p>
      <text:p text:style-name="P161">Если некуда войти, то идёт отказ заявки, иначе идёт в очередь обработки. </text:p>
      <text:p text:style-name="P161"/>
      <text:p text:style-name="P111">Seize А</text:p>
      <text:p text:style-name="P98">А — имя занимаемого устройства. Задаём сами. Числа — положительные целые, если символьный, то обычные правила именования.</text:p>
      <text:p text:style-name="P99">Если устройство занято, то транзакт не может войти, и ждёт очереди.</text:p>
      <text:p text:style-name="P100"/>
      <text:p text:style-name="P112">Release A</text:p>
      <text:p text:style-name="P100">Освобождает устройство. Меняет состояние на «свободен».</text:p>
      <text:p text:style-name="P100"/>
      <text:p text:style-name="P93"><text:span text:style-name="T6">Задержка во времени</text:span><text:span text:style-name="T145">. Опреанд Advance.</text:span><text:span text:style-name="T146"> Продвигает часы модельного времени на некоторую величину. Может иметь другие виды распределения, нежели равномерное.</text:span></text:p>
      <text:p text:style-name="P108"><text:span text:style-name="T146">Advance A=0[,B</text:span><text:span text:style-name="T146">]</text:span></text:p>
      <text:p text:style-name="P101"><text:soft-page-break/>A — среднее время на обслуживание</text:p>
      <text:p text:style-name="P101">B — половина поля допуска в равномерном распределении.</text:p>
      <text:p text:style-name="P94"><text:span text:style-name="T147">Одновременно в нём может быть любое количество транзактов, вновь прибывший и сидящий независимы. </text:span><text:span text:style-name="T148">Задержка может располагаться в любом месте программы.</text:span></text:p>
      <text:p text:style-name="P102"/>
      <text:p text:style-name="P13">Сбор статистики при ожидании.</text:p>
      <text:p text:style-name="P103">Есть возможность автоматического сбора параметров ожидания, которое происходит время от времени в модели.</text:p>
      <text:p text:style-name="P103">Используется 2 блока: Queue и Depart.</text:p>
      <text:p text:style-name="P103">При использовании регистратора очереди собираются какие-то там сведения.</text:p>
      <text:p text:style-name="P103"/>
      <text:p text:style-name="P95"><text:span text:style-name="T149">Блок </text:span><text:span text:style-name="T7">Queue</text:span><text:span text:style-name="T149">.</text:span></text:p>
      <text:p text:style-name="P109">Queue A[,B=1]</text:p>
      <text:p text:style-name="P103">А — имя очереди, которую ждёт</text:p>
      <text:p text:style-name="P103">B — число единиц, на которые увеличивается длина очереди</text:p>
      <text:p text:style-name="P103">При входе туда счётчик входа увеличивается. Значение хранится в Q$имя_очереди</text:p>
      <text:p text:style-name="P103"/>
      <text:p text:style-name="P95"><text:span text:style-name="T149">Блок </text:span><text:span text:style-name="T7">Depart</text:span><text:span text:style-name="T149">.</text:span></text:p>
      <text:p text:style-name="P109">Depart A[,B=1]</text:p>
      <text:p text:style-name="P103">Аналогично, только уменьшает.</text:p>
      <text:p text:style-name="P103">Есть нулевые вхождения – когда зареджка в очереди нулевая. Тогда он не вычитается, и записывается в отдельный список.</text:p>
      <text:p text:style-name="P103"/>
      <text:h text:style-name="P580" text:outline-level="2">Многоканальные устройства.</text:h>
      <text:p text:style-name="P162">Параллельно несколько транзакций обрабатывается. Количество устройств задаётся пользователем.</text:p>
      <text:p text:style-name="P145"><text:span text:style-name="T150">Транзакт ожидает очереди, затем занимает устройство (Enter), первое освободившееся, затем он обслуживается , и потом выходит (Leave)</text:span><text:span text:style-name="T151">.</text:span></text:p>
      <text:p text:style-name="P103"/>
      <text:p text:style-name="P110">Enter A[,B=1]</text:p>
      <text:p text:style-name="P104">А — имя</text:p>
      <text:p text:style-name="P104">B — количество занимаемых одновременно устройств одной заявкой.</text:p>
      <text:p text:style-name="P103"/>
      <text:p text:style-name="P110">Leave A[,B=1]</text:p>
      <text:p text:style-name="P104">Когда транзакт входит в leave, уменьшается сожердимое МКУ на B. Ну, просто освобождает B станков.</text:p>
      <text:p text:style-name="P104"><text:soft-page-break/></text:p>
      <text:p text:style-name="P97"><text:span text:style-name="T152"><text:s/></text:span><text:span text:style-name="T153">Если организована очередь, то нам нужен накопитель. </text:span></text:p>
      <text:p text:style-name="P105"/>
      <text:p text:style-name="P96"><text:span text:style-name="T154">[</text:span><text:span text:style-name="T153">&lt;метка&gt;</text:span><text:span text:style-name="T154">]</text:span><text:span text:style-name="T153"> Storage A</text:span></text:p>
      <text:p text:style-name="P106">Должно быть описано множество устройств, входящих в утрройство, или ёмкость его.</text:p>
      <text:p text:style-name="P106">Метка – символическое имя МКУ. А — ёмкость его.</text:p>
      <text:p text:style-name="P106"/>
      <text:p text:style-name="P107">Есть возможность переопределять ёмкость устройств за 1 этап моделирования меду прогонами. Для этого между Start-ами прогонов вводят новое определение ёмкостей.</text:p>
      <text:p text:style-name="P107"/>
      <text:h text:style-name="P581" text:outline-level="2">Переменные</text:h>
      <text:list xml:id="list2087923240276486253" text:style-name="L6">
        <text:list-item>
          <text:p text:style-name="P442">Арифметические</text:p>
        </text:list-item>
        <text:list-item>
          <text:p text:style-name="P442">С плавающей точкой</text:p>
        </text:list-item>
        <text:list-item>
          <text:p text:style-name="P442">Булевы</text:p>
        </text:list-item>
      </text:list>
      <text:p text:style-name="P163"/>
      <text:p text:style-name="P14">Арифметические. </text:p>
      <text:p text:style-name="P113">&lt;метка&gt; Variable A</text:p>
      <text:p text:style-name="P163">метка-- имя, А — выражение для вычисления переменной.</text:p>
      <text:p text:style-name="P146"><text:span text:style-name="T155">Обращение к ней как V$имя или Vномер. </text:span><text:span text:style-name="T156">Доллар для того, чтобы отличать, где имя, а где номер.</text:span></text:p>
      <text:p text:style-name="P164">V – СЧА переменной.</text:p>
      <text:p text:style-name="P165">Пробелы между символами выражения не допускаются, скобки можно ставить,</text:p>
      <text:p text:style-name="P165"/>
      <text:p text:style-name="P147"><text:span text:style-name="T8">С плавающей точкой</text:span><text:span text:style-name="T156"> – Fvariable. В остальном же идентичны. </text:span><text:span text:style-name="T157">СЧА тут такой же.</text:span></text:p>
      <text:p text:style-name="P166"/>
      <text:p text:style-name="P148"><text:span text:style-name="T9">Булевы</text:span><text:span text:style-name="T158">. Bvariable. Логическое выражение из разных сча и других булевых переменных. Преобразуется в 0 или 1 в конце.</text:span></text:p>
      <text:p text:style-name="P167">И есть табличка логических выражений для проверки заполненности и тд устройств.</text:p>
      <text:p text:style-name="P167"/>
      <text:p text:style-name="P167">Операторы сравнений – буквы в кавычках.</text:p>
      <text:p text:style-name="P167">«G», «L», «E», «NE», «LE», «GE»</text:p>
      <text:p text:style-name="P167"/>
      <text:p text:style-name="P168">Булевы операторы:</text:p>
      <text:p text:style-name="P168"><text:soft-page-break/>«AND», «OR»</text:p>
      <text:p text:style-name="P168"/>
      <text:p text:style-name="P169">Операции</text:p>
      <text:p text:style-name="P149"><text:span text:style-name="T159">+, -, # умножение, ^ степень, <text:s/>/ деление, \ деление нацело</text:span><text:span text:style-name="T160">, @ модуль.</text:span></text:p>
      <text:p text:style-name="P170"/>
      <text:h text:style-name="P582" text:outline-level="2">Функции</text:h>
      <text:p text:style-name="P171">5 типов функций</text:p>
      <text:list xml:id="list932967560933150611" text:style-name="L7">
        <text:list-item>
          <text:p text:style-name="P443">дискретная числовая</text:p>
        </text:list-item>
        <text:list-item>
          <text:p text:style-name="P443">непр числовая</text:p>
        </text:list-item>
        <text:list-item>
          <text:p text:style-name="P443">табличная числовая</text:p>
        </text:list-item>
        <text:list-item>
          <text:p text:style-name="P443">дискретная атрибутивная</text:p>
        </text:list-item>
        <text:list-item>
          <text:p text:style-name="P443">табличная атрибутивная</text:p>
        </text:list-item>
      </text:list>
      <text:p text:style-name="P171"><text:s/></text:p>
      <text:p text:style-name="P172">Задание функции:</text:p>
      <text:p text:style-name="P172">метка Function <text:s/>A,B</text:p>
      <text:p text:style-name="P173">A = аргумент или сча</text:p>
      <text:p text:style-name="P173">B = Dn или Cn. Дискретная D, непр — C. N – число различных значений, получаемых функцией для дискретной, отрезки, на которых она задана. Для непрерыной — число, на 1 большее числа отрезков, составляющих функцию.</text:p>
      <text:p text:style-name="P173">За ней в скобках пары значений идут в скобках.</text:p>
      <text:p text:style-name="P173"/>
      <text:h text:style-name="Heading_20_2" text:outline-level="2"><text:span text:style-name="T161">Стандартные числовые атрибуты (СЧА</text:span><text:span text:style-name="T162">)</text:span><text:span text:style-name="T161">.</text:span></text:h>
      <text:p text:style-name="P174">Аттрибуты делятся на 2 вида: аттрибуты системы и аттрибуты транзактов.</text:p>
      <text:p text:style-name="P174">Аттр блоков – описывают текущие состояние устройств и тд. Текущая длина очереди, загрузка устройств и тд.</text:p>
      <text:p text:style-name="P174">У транзактов тоже есть</text:p>
      <text:p text:style-name="P174">А у обычных объектов есть стандартные числовые аттрибуты.</text:p>
      <text:p text:style-name="P174"/>
      <text:p text:style-name="P175">W$block – текущее количество транзакций блоков</text:p>
      <text:p text:style-name="P175">N$block – сколько вообще вошло в блок с последнего reset или clear</text:p>
      <text:p text:style-name="P175"/>
      <text:p text:style-name="P176">Как менять значения параметров транзактов?</text:p>
      <text:p text:style-name="P114">Assign A[+|-],B[,C]</text:p>
      <text:p text:style-name="P176">A — имя параметра нового или модифицируемого. </text:p>
      <text:p text:style-name="P150"><text:span text:style-name="T163">B — величина. </text:span><text:span text:style-name="T164">(+ увеличиваем на b, - уменьшаем, </text:span><text:span text:style-name="T165">иначе замещаем</text:span><text:span text:style-name="T164">)</text:span></text:p>
      <text:p text:style-name="P176">С — имя функции.</text:p>
      <text:p text:style-name="P177"><text:soft-page-break/>Если есть С, то мы изменяем на B#C <text:s/>(результат вызова процедуры С)</text:p>
      <text:p text:style-name="P177"/>
      <text:p text:style-name="P177"/>
      <text:p text:style-name="P151"><text:span text:style-name="T10">Отметка времени</text:span><text:span text:style-name="T166">. Блок Mark/.</text:span></text:p>
      <text:p text:style-name="P115">Mark [A]</text:p>
      <text:p text:style-name="P178"/>
      <text:p text:style-name="P178">Каждый раз, когда <text:s/>транзакт входит в блок, делается отметка. Транзиткон время-- время прохода между точками модели. </text:p>
      <text:p text:style-name="P178">Для этого можем использовать mark.</text:p>
      <text:p text:style-name="P152"><text:span text:style-name="T167">Он заносит значение таймера в стандартный параметр транзакта, или в указанный (А). </text:span><text:span text:style-name="T168">При отсутсвии А, отметка времени заменяется текущим значением абсолютного времени.</text:span></text:p>
      <text:p text:style-name="P179"/>
      <text:h text:style-name="P583" text:outline-level="2">Циклы.</text:h>
      <text:p text:style-name="P116">Loop A[,B]</text:p>
      <text:p text:style-name="P180">А – сколько раз повторить</text:p>
      <text:p text:style-name="P180">B – метка начального блока цикла.</text:p>
      <text:p text:style-name="P180"/>
      <text:h text:style-name="P584" text:outline-level="2">Сохраняемые величины.</text:h>
      <text:p text:style-name="P181">Глобальные переменные, значения которых задаются заранее, и к которым можем обратиться в любое время.</text:p>
      <text:p text:style-name="P117">Initial A[,B=1]</text:p>
      <text:p text:style-name="P182">Создаёт</text:p>
      <text:p text:style-name="P181">А — имя сохр величины</text:p>
      <text:p text:style-name="P181">B — начальное значение</text:p>
      <text:p text:style-name="P181"/>
      <text:p text:style-name="P118">Savevalue A[+|-], B</text:p>
      <text:p text:style-name="P182">Похож на assign</text:p>
      <text:p text:style-name="P182"/>
      <text:p text:style-name="P119">метка Matrix A,B,C,[d],[e],[f],[g]</text:p>
      <text:p text:style-name="P183">А — не используется</text:p>
      <text:p text:style-name="P183">B — размерность первая (строки)</text:p>
      <text:p text:style-name="P183">С — вторая размерность (столбцы)</text:p>
      <text:p text:style-name="P183">следующие – размерности выше.</text:p>
      <text:p text:style-name="P183"/>
      <text:p text:style-name="P120">Msavevalue A[+|-] B,C,D</text:p>
      <text:p text:style-name="P184">меныяет матрицу</text:p>
      <text:p text:style-name="P160"><text:soft-page-break/><text:span text:style-name="T170">A </text:span><text:span text:style-name="T169">куда, <text:s/></text:span><text:span text:style-name="T170">B </text:span><text:span text:style-name="T169">строка, </text:span><text:span text:style-name="T170">C</text:span><text:span text:style-name="T169"> столбец, </text:span><text:span text:style-name="T170">D </text:span><text:span text:style-name="T169">что</text:span></text:p>
      <text:p text:style-name="P184"/>
      <text:p text:style-name="P121">Test X A,B[,C]</text:p>
      <text:p text:style-name="P185">Как условие в некотором роде</text:p>
      <text:p text:style-name="P185">A <text:s/>- СЧА</text:p>
      <text:p text:style-name="P185">B - СЧА</text:p>
      <text:p text:style-name="P185">C — имя блока, в который переходи транзакт, что ответ на вопрос оператора отношения отрицительный</text:p>
      <text:p text:style-name="P186">X — оператор отношения.</text:p>
      <text:p text:style-name="P186"/>
      <text:p text:style-name="P186"/>
      <text:p text:style-name="P122">Priority A[,B]</text:p>
      <text:p text:style-name="P187">Меняем приоритет от 0 до 127.</text:p>
      <text:p text:style-name="P187">А — новое значение приоритета.</text:p>
      <text:p text:style-name="P187">B — позволяет поместить транзакт в буфер позади равных ему по приоритету.</text:p>
      <text:p text:style-name="P187"/>
      <text:p text:style-name="P123">Метка Table A,B,C,D</text:p>
      <text:p text:style-name="P188">Для статистики нужны таблицы.</text:p>
      <text:p text:style-name="P188">A элемент данных, значение которого учитывается в таблице</text:p>
      <text:p text:style-name="P188">B первое граничное значение</text:p>
      <text:p text:style-name="P188">C ширина всех промежуточных интервалв</text:p>
      <text:p text:style-name="P188">D общее число интервалов таблицы</text:p>
      <text:p text:style-name="P189"/>
      <text:p text:style-name="P200">Transfer </text:p>
      <text:p text:style-name="P200">Переход транзакта в блок, отличный от последующего</text:p>
      <text:p text:style-name="P200">3 режима работы. </text:p>
      <text:p text:style-name="P200">1) безусловная передача. ,B, <text:s/>– B – номер или метка блока, в которую долежн перейти транзакт.</text:p>
      <text:p text:style-name="P190"><text:span text:style-name="T177">2) </text:span><text:span text:style-name="T178">статистический режим. Передача в один из двух блоков случайным образом: A,[B],C – </text:span><text:span text:style-name="T179">A — вероятность передача в блок С задаётся в долях тысячи (0..</text:span><text:span text:style-name="T181">999</text:span><text:span text:style-name="T179">) </text:span><text:span text:style-name="T182">или как доли единицы (если есть точка, то есть 0...0.999)</text:span><text:span text:style-name="T179">, B — </text:span><text:span text:style-name="T180">позиция, в которую придёт с вероятностью 1-A.</text:span></text:p>
      <text:p text:style-name="P191"><text:span text:style-name="T183">3) </text:span><text:span text:style-name="T184">Both. Входящий транзакт сначала пытается перейти к блоку, указанному в B, если это сделать не выходит, то пытается перейти в блок, указанный в C. </text:span><text:span text:style-name="T185">Transfer Both,b,c. </text:span><text:span text:style-name="T186">Не удаётся – в смысле занято там. Если не сможет перейти ни к тому, ни к другому, то <text:s/>он остаётся в блоке этом transfer и при каждом просмотре списка текущих событий будет повторять попытки перехода, пока не выйдет.</text:span></text:p>
      <text:p text:style-name="P180"/>
      <text:p text:style-name="P180"><text:soft-page-break/></text:p>
      <text:h text:style-name="P585" text:outline-level="2">Практика. Задачи простенькие.</text:h>
      <text:p text:style-name="P201">Смоделировать ситуацию, когда:</text:p>
      <text:p text:style-name="P201">1) через каждые 6 секунд появляется транзакт.</text:p>
      <text:p text:style-name="P201">2) Через каждые 6 секунд с 16-й секунды начнётся</text:p>
      <text:p text:style-name="P201">3) Через каждые 6 секунд, при этом всего должно прийти 20 транзактов.</text:p>
      <text:p text:style-name="P201"/>
      <text:p text:style-name="P201">В конце просто удаляем его.</text:p>
      <text:p text:style-name="P201">Продолжительность моделирования <text:s/>20 минут.</text:p>
      <text:p text:style-name="P201"/>
      <text:p text:style-name="P202"/>
      <text:p text:style-name="P202">1) Generate 6, 0</text:p>
      <text:p text:style-name="P202">Terminate 1</text:p>
      <text:p text:style-name="P202">Start 200</text:p>
      <text:p text:style-name="P202"/>
      <text:p text:style-name="P202">2) Generate 6, 0, 16</text:p>
      <text:p text:style-name="P202">Terminate 1</text:p>
      <text:p text:style-name="P202">Start 200</text:p>
      <text:p text:style-name="P202"/>
      <text:p text:style-name="P202">3)Generate 6, 0, 0, 20</text:p>
      <text:p text:style-name="P202">Terminate 1</text:p>
      <text:p text:style-name="P202">Start 200</text:p>
      <text:p text:style-name="P202"/>
      <text:p text:style-name="P193"><text:span text:style-name="T173">4) </text:span><text:span text:style-name="T174">500 транзакций для модели, поступают каждые 30 ± 5 минут. Первый на 25 минуте.</text:span></text:p>
      <text:p text:style-name="P194"><text:span text:style-name="T175">5) обработка деталей на станке, время обработки равномерно распределено в отрезке 6-14 минут.</text:span><text:span text:style-name="T176"> Детали поступают каждые 5 ± 4 минуты. Продолжительность моделирования 12 часов.</text:span></text:p>
      <text:p text:style-name="P194"><text:span text:style-name="T175">G</text:span><text:span text:style-name="T176">enerate </text:span><text:span text:style-name="T175"><text:s/></text:span><text:span text:style-name="T176">5</text:span><text:span text:style-name="T175">,4 </text:span></text:p>
      <text:p text:style-name="P203">Seize man</text:p>
      <text:p text:style-name="P203">Advance 10,4</text:p>
      <text:p text:style-name="P203">Release man</text:p>
      <text:p text:style-name="P203">Terminate 1</text:p>
      <text:p text:style-name="P203">Start 144</text:p>
      <text:p text:style-name="P203"/>
      <text:p text:style-name="P204">6) Среднее время пребывания детали в очереди на обслуживание.</text:p>
      <text:p text:style-name="P204">Добавить Queue и Depart.</text:p>
      <text:p text:style-name="P205"><text:soft-page-break/></text:p>
      <text:p text:style-name="P205">7)Каждые 20 ± 10 минут поступают автомобили. Из них 73% направляются на ремонт, который продолждается 45 ± 15 минут, а остальные проходят техосмотр 18 ± 8 минут. Моделируем 50 часов.</text:p>
      <text:p text:style-name="P205"/>
      <text:p text:style-name="P206">Generate 20, 10</text:p>
      <text:p text:style-name="P196"><text:span text:style-name="T189">Transfer 27</text:span><text:span text:style-name="T190">0</text:span><text:span text:style-name="T189">,,GOTO_REPAIR</text:span></text:p>
      <text:p text:style-name="P207"/>
      <text:p text:style-name="P208">Seize TechRep</text:p>
      <text:p text:style-name="P208">Advance 18,8</text:p>
      <text:p text:style-name="P208">Release TechRep</text:p>
      <text:p text:style-name="P209"/>
      <text:p text:style-name="P195"><text:span text:style-name="T189">GOTO_REPAIR </text:span><text:span text:style-name="T187">Seize </text:span><text:span text:style-name="T188">repairing</text:span></text:p>
      <text:p text:style-name="P195"><text:span text:style-name="T187">Advance </text:span><text:span text:style-name="T188">45,15</text:span></text:p>
      <text:p text:style-name="P195"><text:span text:style-name="T187">Release </text:span><text:span text:style-name="T188">repairing</text:span></text:p>
      <text:p text:style-name="P209"/>
      <text:p text:style-name="P206">Terminate 1</text:p>
      <text:p text:style-name="P206">Start 150</text:p>
      <text:p text:style-name="P206"/>
      <text:h text:style-name="P406" text:outline-level="1">Пропущено</text:h>
      <text:p text:style-name="P216"/>
      <text:p text:style-name="P216"/>
      <text:h text:style-name="P407" text:outline-level="1">Математические схемы моделирования систем</text:h>
      <text:p text:style-name="P217">Математическая схема – это что-то между описательной моделью и матматической моделью. Между описанием работы и уравнением или млгоритмом работы (аналитическая или имитационная, иными словами).</text:p>
      <text:p text:style-name="P217"/>
      <text:p text:style-name="P217">S — система, E — внешняя среда, М — модель.</text:p>
      <text:p text:style-name="P217">У системы есть набор свойства, которые отражаются во внешнем мире при условиях взаимодействии с Е.</text:p>
      <text:p text:style-name="P217">В сложных моделях надо учитывать, где кончается система и начинается внешняя среда.</text:p>
      <text:p text:style-name="P210"><text:span text:style-name="T191">Модель системы можно представить как множество величин, описывающих процесс функционирования системы, и образую</text:span><text:span text:style-name="T192">щ</text:span><text:span text:style-name="T191">их подмножество:</text:span></text:p>
      <text:p text:style-name="P218">совокупность входных воздействий на систему x_i in X (i=1..nx)</text:p>
      <text:p text:style-name="P219">совокупность воздействий внешней среды v_l in V (l = 1..nv)</text:p>
      <text:p text:style-name="P219">внутренние параметры системы h_k in H (k = 1..nh)</text:p>
      <text:p text:style-name="P211"><text:soft-page-break/><text:span text:style-name="T193">выходные характеристики y_j in Y (j = 1..n</text:span><text:span text:style-name="T194">y</text:span><text:span text:style-name="T193">)</text:span></text:p>
      <text:p text:style-name="P220"/>
      <text:p text:style-name="P221">Входные и выходные всегда есть, остальных может не быть.</text:p>
      <text:p text:style-name="P221"/>
      <text:p text:style-name="P222">Тут есть управляемые и неуправляемые переменные. В общем случае они все элементы непересекающихся подмножеств, и содержат как детермин, так и стохаст составляющие.</text:p>
      <text:p text:style-name="P222"/>
      <text:p text:style-name="P212"><text:span text:style-name="T196">Параметры</text:span><text:span text:style-name="T195"> </text:span><text:span text:style-name="T196">x</text:span><text:span text:style-name="T195">, v и h — независимы, как входные параметры </text:span><text:span text:style-name="T196">(экзогенные параметры)</text:span><text:span text:style-name="T195">, задающие систему.</text:span></text:p>
      <text:p text:style-name="P223">Как бы получим 3 вектора.</text:p>
      <text:p text:style-name="P223"/>
      <text:p text:style-name="P223">Выходные зависимые (эндогенные), и зависят от входных значений и состояния системы.</text:p>
      <text:p text:style-name="P133">y_i(t) = Fs(x,v,h,t)</text:p>
      <text:p text:style-name="P223"/>
      <text:p text:style-name="P223">Fs – оператор системы S, описывает её жизнь. <text:s/>Преобразует независимые переменные в зависимые.</text:p>
      <text:p text:style-name="P223"/>
      <text:p text:style-name="P223">y_i(t) – выходная траектория. Зависимость выходных параметров от времени.</text:p>
      <text:p text:style-name="P213"><text:span text:style-name="T197">Fs – закон функционирования системы. Задан функцией, функционлоам, логическими условиями, алгоритмами и тд. </text:span><text:span text:style-name="T198">Иногда в табличной форме.</text:span></text:p>
      <text:p text:style-name="P224"/>
      <text:p text:style-name="P214"><text:span text:style-name="T198">Иногда вводят As – </text:span><text:span text:style-name="T11">алгоритм функционирования</text:span><text:span text:style-name="T198">. </text:span><text:span text:style-name="T199">Это метод получения выходных характеристик с учётом входных воздействий и v, h.</text:span></text:p>
      <text:p text:style-name="P225"/>
      <text:p text:style-name="P226">Так как в законы функционирования входит время ( x(t) (вектор) и тд), то их называют динамическими.</text:p>
      <text:p text:style-name="P217"/>
      <text:p text:style-name="P227">Для статических моделей (t = const), y = f(x,v,h) вот так просто векторно решается.</text:p>
      <text:p text:style-name="P227"/>
      <text:p text:style-name="P227">Иногдаэти все формулы могут быть получены в конкретные моменты времени – состояния.</text:p>
      <text:p text:style-name="P215"><text:span text:style-name="T97">Состояние системы</text:span><text:span text:style-name="T200">:</text:span></text:p>
      <text:p text:style-name="P262"><text:span text:style-name="T200">z_i in Z (i = 1..nz) при t </text:span><text:span text:style-name="T201">in</text:span><text:span text:style-name="T200"> (t_0...T)</text:span></text:p>
      <text:p text:style-name="P228">Это типа состояние системы. Вектор такой.</text:p>
      <text:p text:style-name="P228"/>
      <text:p text:style-name="P235"><text:soft-page-break/>Ну и можно рассмотреть состояния как пространство, тогда изменение во времени состояния – кривая там.</text:p>
      <text:p text:style-name="P235"/>
      <text:p text:style-name="P236">Состояние системы во время t* in (t_0, T] определяются начальными состояниями</text:p>
      <text:p text:style-name="P127"><text:span text:style-name="T202">z</text:span><text:span text:style-name="T204">^</text:span><text:span text:style-name="T202">0 = {z_</text:span><text:span text:style-name="T203">i</text:span><text:span text:style-name="T202">^</text:span><text:span text:style-name="T203">0</text:span><text:span text:style-name="T202">}[i = 0..k] <text:s/></text:span><text:span text:style-name="T203">z_i^0 = z_i(t_0)</text:span></text:p>
      <text:p text:style-name="P129">z(t) = Ф(z^0, x,v,h,t)</text:p>
      <text:p text:style-name="P129">y(t) = F(z,t)</text:p>
      <text:p text:style-name="P237"/>
      <text:p text:style-name="P238">То есть через состояние можно получить результат.</text:p>
      <text:p text:style-name="P239">Можно <text:s/>и в одно объединить, получим </text:p>
      <text:p text:style-name="P130">y(t) = F[Ф(z^0, x,v,h,t)]</text:p>
      <text:p text:style-name="P240"/>
      <text:p text:style-name="P241">Ну и тут можно дискретизировать модель, поделить на m интервалов dt.</text:p>
      <text:p text:style-name="P241"/>
      <text:p text:style-name="P242">В общем, понимаем <text:s/>под математической моделью набор параметров x,v,h и их связь с y. </text:p>
      <text:p text:style-name="P229"><text:span text:style-name="T205">Если нет места случайности, </text:span><text:span text:style-name="T206">или она не учитывантся,</text:span><text:span text:style-name="T205"> то детерминированн</text:span><text:span text:style-name="T206">ой</text:span><text:span text:style-name="T205">, </text:span><text:span text:style-name="T206">модель называется.</text:span></text:p>
      <text:p text:style-name="P131">y(t) = f(x,t)</text:p>
      <text:p text:style-name="P240"/>
      <text:p text:style-name="P243">Возможно выделить такие подходы:</text:p>
      <text:list xml:id="list6218418771411481005" text:style-name="L8">
        <text:list-item>
          <text:p text:style-name="P444">непрерывно-детерминированный. Всё неслучайно и непрерывно, задаётся диффурами.</text:p>
        </text:list-item>
        <text:list-item>
          <text:p text:style-name="P444">Дискретно-детерминированный. Нет случайности, функции известны, но в дискретные моменты времени. Конечный автомат исподьзуется.</text:p>
        </text:list-item>
        <text:list-item>
          <text:p text:style-name="P445"><text:span text:style-name="T207">Дискретно</text:span><text:span text:style-name="T208">-</text:span><text:span text:style-name="T207">стохастические (вероятностные автоматы)</text:span></text:p>
        </text:list-item>
        <text:list-item>
          <text:p text:style-name="P446">Непрерывно-стохастические (системы массового обслуживания)</text:p>
        </text:list-item>
        <text:list-item>
          <text:p text:style-name="P446">Обобщённые (может использоваться в любом случае) – аггрегативные системы.</text:p>
        </text:list-item>
      </text:list>
      <text:p text:style-name="P244"/>
      <text:h text:style-name="P586" text:outline-level="2">Непрерывно-детерменированные модели. Д-схемы. (dynamic)</text:h>
      <text:p text:style-name="P245">Обычно, тут независимая переменная, от которой всё зависит – время t.</text:p>
      <text:p text:style-name="P132">y'= f(y, t)</text:p>
      <text:p text:style-name="P132">y(t_0) = y_0</text:p>
      <text:p text:style-name="P230"><text:span text:style-name="T210">Это всё векторы, если что </text:span><text:span text:style-name="T211">(кроме t, он число)</text:span><text:span text:style-name="T212">. Функции f_i – векторы.</text:span><text:span text:style-name="T213">она определена и непрерывна. Отражают динамику, поэтому и д-схемы.</text:span></text:p>
      <text:p text:style-name="P246"/>
      <text:p text:style-name="P247"><text:soft-page-break/>Пример – математический маятник.</text:p>
      <text:p text:style-name="P128"><text:span text:style-name="T214">H0 d2z/dt2 + h1 dz/dt + h2z(t) = </text:span><text:span text:style-name="T215">0</text:span></text:p>
      <text:p text:style-name="P248">z — состояние системы, <text:s/>h — параметры.</text:p>
      <text:p text:style-name="P230"><text:span text:style-name="T209"><text:s/></text:span><text:span text:style-name="T216">Если есть входное воздействие x(t), то вместо нуля его ставим.</text:span></text:p>
      <text:p text:style-name="P231"><text:span text:style-name="T217">В системах автоматического управления делается </text:span><text:span text:style-name="T218">с обратной связью.</text:span></text:p>
      <text:p text:style-name="P249"/>
      <text:p text:style-name="P249"/>
      <text:p text:style-name="P249"/>
      <text:h text:style-name="Heading_20_2" text:outline-level="2"><text:span text:style-name="T219">Дискретные детерминированные. </text:span><text:span text:style-name="T220">F-схемы.</text:span></text:h>
      <text:p text:style-name="P250">Конечный автомат – преобразователь информации, переходит из одного состояния в другое, формируя сигнал на выходе. Это автомат с памятью.</text:p>
      <text:p text:style-name="P232"><text:span text:style-name="T221">Для одрганизации памяти вводят автоматное время. <text:line-break/></text:span><text:span text:style-name="T222">Вхыодной сигнал зависит не только от входа, но и от предыдущих.</text:span></text:p>
      <text:p text:style-name="P251">То есть можем исключить время, оставив только состояния.</text:p>
      <text:p text:style-name="P251"/>
      <text:p text:style-name="P251">Без памяти – когда есть только одно состояние.</text:p>
      <text:p text:style-name="P251"/>
      <text:p text:style-name="P252">Бывают синхронные и асинхронные.</text:p>
      <text:p text:style-name="P252">Синхронные – моменты времени задаются синхронным генератором. И задаются так, чтобы автомат точно успел отработать до получения следующего импульса.</text:p>
      <text:p text:style-name="P252"/>
      <text:p text:style-name="P233"><text:span text:style-name="T223">В асинхронных отсутствует, и переходы между состояниями зависят от скорости работы автомата. </text:span><text:span text:style-name="T224">Интервал дискретности переменный.</text:span></text:p>
      <text:p text:style-name="P253"/>
      <text:p text:style-name="P254">В обычном автомате состояние определяется однозначно от входных сигналов, а в случайном ещё и случайность добавляется.</text:p>
      <text:p text:style-name="P255">F-схема для конечного (finita):</text:p>
      <text:list xml:id="list8998861420091396713" text:style-name="L9">
        <text:list-item>
          <text:p text:style-name="P448">Есть конечное множество входа – алфавит X(t)</text:p>
        </text:list-item>
        <text:list-item>
          <text:p text:style-name="P449">Выходной алфавит Y(t)</text:p>
        </text:list-item>
        <text:list-item>
          <text:p text:style-name="P449">Конечное множество состояний Z</text:p>
        </text:list-item>
        <text:list-item>
          <text:p text:style-name="P449">Начальное состояние</text:p>
        </text:list-item>
        <text:list-item>
          <text:p text:style-name="P447"><text:span text:style-name="T225">функции переходов между состояниями, </text:span><text:span text:style-name="T226">fi(z,x) -&gt;</text:span><text:span text:style-name="T227">Z</text:span></text:p>
        </text:list-item>
        <text:list-item>
          <text:p text:style-name="P447"><text:span text:style-name="T225">функция выходов <text:s/>автомата <text:s/></text:span><text:span text:style-name="T227">psi(z,x) -&gt;Y</text:span></text:p>
        </text:list-item>
      </text:list>
      <text:p text:style-name="P256"/>
      <text:p text:style-name="P234"><text:span text:style-name="T228">Абстрактный конечный автомат имеет 1 вход и 1 выход. </text:span><text:span text:style-name="T229">И в каждый момент времени в каком-то состоянии находится.</text:span></text:p>
      <text:p text:style-name="P257"/>
      <text:p text:style-name="P258"><text:soft-page-break/>2 типа в зависимости от вывода информации</text:p>
      <text:p text:style-name="P258">1) Zt+1 = fi(Zt, Xt), Yt = psi(Zt, Xt) Мили</text:p>
      <text:p text:style-name="P258">2) Zt+1 = fi(Zt, Xt), Yt = psi(Zt, Xt-1)</text:p>
      <text:p text:style-name="P258">3)1) Zt+1 = fi(Zt, Xt), Yt = psi(Zt) Мура</text:p>
      <text:p text:style-name="P258"/>
      <text:h text:style-name="P587" text:outline-level="2">Дискретно-стохастические. P-схемы. (probability)</text:h>
      <text:p text:style-name="P274">Отличаются только тем, что состояния строго не известны.</text:p>
      <text:p text:style-name="P275">Это дискретный потактный преобразователь информации с памятью. Функционирование его в каждом такте зависит только от состояния памяти в нём и может быть описано статистически.</text:p>
      <text:p text:style-name="P276">Примерение схем вероятностных автоматов (P-схем) имеет важное значение и ля-ля-ля в системах, имещих статистически закономерное случайное поведение.</text:p>
      <text:p text:style-name="P263"><text:span text:style-name="T230">Функция перехода автомата этого определяет распределение вероятностей на множестве состояний. </text:span><text:span text:style-name="T231">Функция выходов – распределение вероятности на выходных сигналах.</text:span></text:p>
      <text:p text:style-name="P277"/>
      <text:p text:style-name="P278">Рассмотрим более общую сихему.</text:p>
      <text:p text:style-name="P264"><text:span text:style-name="T232">Ф — множество &lt;z_i, y_k&gt;, </text:span><text:span text:style-name="T233">состояние + вывод автомата</text:span><text:span text:style-name="T232">.</text:span></text:p>
      <text:p text:style-name="P278">Z — множество состояний.</text:p>
      <text:p text:style-name="P278">Y — выходное множество. </text:p>
      <text:p text:style-name="P278">Любой элемент G индуцирован на множестве некоторый закон распределения.</text:p>
      <text:p text:style-name="P265"><text:span text:style-name="T234">Вероятность p_k_j — вероятность из состояния z_s при подаче на вход x_i перейти в состояние z_k и вывести </text:span><text:span text:style-name="T235">y_j</text:span></text:p>
      <text:p text:style-name="P279">&lt;x_i, z_s&gt; → &lt;z_k, y_j&gt; c вер p_k_j</text:p>
      <text:p text:style-name="P280">Нормировка: </text:p>
      <text:p text:style-name="P281">sum( b_k_i, k =1..K, j=1..J) = 1</text:p>
      <text:p text:style-name="P282">Сумма всех вероятностей переходов 1.</text:p>
      <text:p text:style-name="P283">То есть для каждого входа x_i и начального состояния z_s своя таблица переходов.</text:p>
      <text:p text:style-name="P283"/>
      <text:p text:style-name="P153"><text:span text:style-name="T236">Иногда бывает неполная случайность. Там либо переход, либо выходной сигнал детерминированы. </text:span><text:span text:style-name="T237">Это либо Y-детерминированные вероятностные автоматы, или Z-детерминированные.</text:span></text:p>
      <text:p text:style-name="P284"/>
      <text:p text:style-name="P154"><text:span text:style-name="T238">Y-детеринированные эквивалентны некоторой </text:span><text:span text:style-name="T239">М</text:span><text:span text:style-name="T238">арковской цепи. </text:span><text:span text:style-name="T239">Следовательно, аппарат Марковских цепей – то, что надо для этих P-схем.</text:span></text:p>
      <text:p text:style-name="P285">Такие автоматы используют генераторы Марковских цепей и ля-ля-ля.</text:p>
      <text:p text:style-name="P155"><text:soft-page-break/><text:span text:style-name="T240">Используются для оценки всяких параметров систем в моделях аналитических и имитационных, </text:span><text:span text:style-name="T241">используя статистическое моделирование.</text:span></text:p>
      <text:p text:style-name="P286"/>
      <text:p text:style-name="P287">Марковские последовательности. </text:p>
      <text:p text:style-name="P287">Последовательности случайных величин, для котороых справедливо:</text:p>
      <text:p text:style-name="P136">lim (N → inf) [1/N^2 D[sum(x_i, i = 1..N)]] = 0</text:p>
      <text:p text:style-name="P288">N — испытания, D — дисперсия.</text:p>
      <text:p text:style-name="P156"><text:span text:style-name="T242">Задаётся двумя таблицами: </text:span><text:span text:style-name="T98">переходов</text:span><text:span text:style-name="T242"> и </text:span><text:span text:style-name="T98">выходов</text:span><text:span text:style-name="T242">.</text:span></text:p>
      <text:p text:style-name="P157"><text:span text:style-name="T243">Таблица </text:span><text:span text:style-name="T99">переходов</text:span><text:span text:style-name="T243"> – вероятность перехода из одного состояия в другое. Сумма по строке 1.</text:span></text:p>
      <text:p text:style-name="P158"><text:span text:style-name="T244">Вторая таблица – связь </text:span><text:span text:style-name="T100">выходов</text:span><text:span text:style-name="T244">. При каком состоянии что получаем на выходе. Строгое отношение.</text:span></text:p>
      <text:p text:style-name="P289">Матрица переходов – P.</text:p>
      <text:p text:style-name="P290"/>
      <text:p text:style-name="P159"><text:span text:style-name="T245">Нужно ещё для задания начальное <text:s/></text:span><text:span text:style-name="T246">состояние.</text:span><text:span text:style-name="T247">Начальные веросятности. </text:span><text:span text:style-name="T248">И условие нормировки не забыть.</text:span></text:p>
      <text:p text:style-name="P291"/>
      <text:h text:style-name="P588" text:outline-level="2">Непрерывно-стохастические модели. Q-схемы.</text:h>
      <text:p text:style-name="P266"><text:span text:style-name="T249">Это системы массового обслуживания, по сути. </text:span><text:span text:style-name="T250">Query.</text:span></text:p>
      <text:p text:style-name="P292">Для систем, которые можно представить как процессы обслуживания.</text:p>
      <text:p text:style-name="P267"><text:span text:style-name="T251">Случайное появление заявок на обслуживание (чаще всего, по закону Пуассона). </text:span><text:span text:style-name="T252">Причём в любом элементарном акте обслуживания можно выделить 2 составляющие: ожидание обслуживания и сам процесс обслуживания заявки.</text:span></text:p>
      <text:p text:style-name="P293">Mathlab предлагает total count system. Можно ставить везде, но стоит 4 млн в год.</text:p>
      <text:p text:style-name="P268"><text:span text:style-name="T253">Есть буфер звявок, с пределом ёмкости L, из него идёт в канал обработки K. В буфер поступают заявки, В канал поступает также поток обслуживания – то, как мы обслуживаем заявки. Выход – </text:span><text:span text:style-name="T254">поток </text:span><text:span text:style-name="T256">не</text:span><text:span text:style-name="T253">обработанн</text:span><text:span text:style-name="T254">ых </text:span><text:span text:style-name="T253">завяв</text:span><text:span text:style-name="T254">ок.</text:span></text:p>
      <text:p text:style-name="P269"><text:span text:style-name="T255">Поток событик однороден, если характеризуется только последовательностью, необнороден, если есть куча признаков заявок, как то источник и тд.</text:span><text:span text:style-name="T256">ф</text:span></text:p>
      <text:p text:style-name="P294"/>
      <text:h text:style-name="P589" text:outline-level="2">Сетевые модели. N-схемы. Сети Петри.</text:h>
      <text:p text:style-name="P270"><text:span text:style-name="T258">Моделирование систем, которые с</text:span><text:span text:style-name="T257">одержат параллельные <text:s/>взаимодействующие элементы.</text:span></text:p>
      <text:p text:style-name="P271"><text:span text:style-name="T258">Мат аппарат – теория комплектов. Это как множества, только элемент может входить в комплект </text:span><text:span text:style-name="T259">не один раз.</text:span><text:span text:style-name="T260">#(x,B) – количество элементов x в </text:span><text:span text:style-name="T261">комплекте </text:span><text:span text:style-name="T260">B.</text:span></text:p>
      <text:p text:style-name="P295"><text:soft-page-break/>4 операции:</text:p>
      <text:list xml:id="list4279861470520219294" text:style-name="L10">
        <text:list-item>
          <text:p text:style-name="P451">Объединение. Номера – максимум.</text:p>
        </text:list-item>
        <text:list-item>
          <text:p text:style-name="P450"><text:span text:style-name="T262">Пересечение. </text:span><text:span text:style-name="T263">Номера – минимум.</text:span></text:p>
        </text:list-item>
        <text:list-item>
          <text:p text:style-name="P450"><text:span text:style-name="T262">Сумма. </text:span><text:span text:style-name="T264">Суммируются.</text:span></text:p>
        </text:list-item>
        <text:list-item>
          <text:p text:style-name="P450"><text:span text:style-name="T262">Разность. </text:span><text:span text:style-name="T264">Вычитаются. </text:span><text:span text:style-name="T265">Максимум {0, #(x,A) - #(x,B)}</text:span></text:p>
        </text:list-item>
      </text:list>
      <text:p text:style-name="P296"/>
      <text:p text:style-name="P297">Сеть Петри состоит из 4 компонентов:</text:p>
      <text:list xml:id="list8569433150101690805" text:style-name="L11">
        <text:list-item>
          <text:p text:style-name="P452">Множество позиций P,</text:p>
        </text:list-item>
        <text:list-item>
          <text:p text:style-name="P453"><text:span text:style-name="T267">М</text:span><text:span text:style-name="T266">ножество переходов T</text:span><text:span text:style-name="T268">,</text:span></text:p>
        </text:list-item>
        <text:list-item>
          <text:p text:style-name="P452">Входная функция I,</text:p>
        </text:list-item>
        <text:list-item>
          <text:p text:style-name="P452">Вызодная функция O.</text:p>
        </text:list-item>
      </text:list>
      <text:p text:style-name="P297"/>
      <text:p text:style-name="P298">Сеть Петри </text:p>
      <text:p text:style-name="P134"><text:span text:style-name="T273">C = C(T, P, I, O)</text:span><text:span text:style-name="T271">.</text:span></text:p>
      <text:p text:style-name="P299">P = {p_1...p_n} – конечное множество позиций</text:p>
      <text:p text:style-name="P299">T = {t_1..t_m} – конечное множество переходов</text:p>
      <text:p text:style-name="P299">Множества позиций и переходов не пересекаются</text:p>
      <text:p text:style-name="P301"/>
      <text:p text:style-name="P259"><text:span text:style-name="T269">Входная и выходная функции связаны с переходами и позициями. </text:span><text:span text:style-name="T270">I отображает переход t_j в множество позиций I(t_j), наз-х входными поициями переходов.</text:span></text:p>
      <text:p text:style-name="P260"><text:span text:style-name="T271">Выходная функция O отображает переход t_j в множество позиций O(t_j) – множество выходных позиций </text:span><text:span text:style-name="T272">перехода</text:span></text:p>
      <text:p text:style-name="P137">I: T → P</text:p>
      <text:p text:style-name="P137">O: T → P</text:p>
      <text:p text:style-name="P302">Мощность множества P = |P| = n. |T| = m.</text:p>
      <text:p text:style-name="P303">Графически позиция – кружок, а переход – вертикальная палочка.</text:p>
      <text:p text:style-name="P303">Позиция – «о», переход - «|»</text:p>
      <text:p text:style-name="P135"><text:span text:style-name="T274">p_i </text:span><text:span text:style-name="T275">о → </text:span><text:span text:style-name="T274">| t_j </text:span></text:p>
      <text:p text:style-name="P304">Позиция p_i – входная для t_j, если t_i принадлежит <text:s/>входной функции <text:s/>I.</text:p>
      <text:p text:style-name="P138">t_j | → o p_i</text:p>
      <text:p text:style-name="P305">Наоборот, тут если t_j в О.</text:p>
      <text:p text:style-name="P305">Входы и выходы образуют комплекты позиций.</text:p>
      <text:p text:style-name="P261"><text:span text:style-name="T276">Кратность входной позиции для перезода t_j — число появлений позиции во входном комплекте переходов </text:span><text:span text:style-name="T277">#(p_i, I(t_j))</text:span><text:span text:style-name="T276">. Аналогично для выходной позиции.</text:span></text:p>
      <text:p text:style-name="P306"/>
      <text:p text:style-name="P307">Определим, что переход t_j – вход для позиции t_j, если p_i – выход t_j</text:p>
      <text:p text:style-name="P307"><text:soft-page-break/>А выход, если p_i <text:s/>– вход t_j. Как на первом рисунке.</text:p>
      <text:p text:style-name="P300"/>
      <text:p text:style-name="P308">Определим расшиненную входную и выходную функцию I и O так, чтобы совпадало количество экземпляров</text:p>
      <text:p text:style-name="P139">#(t_j, I(p_i)) = #(p_i, O(t_j))</text:p>
      <text:p text:style-name="P139">#(t_j, O(p_i)) = #(p_i, I(t_j))</text:p>
      <text:p text:style-name="P300"/>
      <text:h text:style-name="P592" text:outline-level="3">Графически как это сделать.</text:h>
      <text:p text:style-name="P309">Называется графическое изображение – граф сети Петри.</text:p>
      <text:p text:style-name="P272"><text:span text:style-name="T278">Получим двудольный ориентированный мульиграф. </text:span><text:span text:style-name="T279">Мультиграф – значит несколько типов вершин. У нас два типа.</text:span></text:p>
      <text:p text:style-name="P273"><text:span text:style-name="T280">Кружок – позиция, палочка – перехо</text:span><text:span text:style-name="T281">д.</text:span></text:p>
      <text:p text:style-name="P310">Дуга от позиции к переходу, если есть I(t_j, p_k)</text:p>
      <text:p text:style-name="P311">Кратные входы в переход – есть.</text:p>
      <text:p text:style-name="P312">Пример в тетради со стороны теории управления.</text:p>
      <text:p text:style-name="P313"/>
      <text:h text:style-name="P593" text:outline-level="3">Маркировка сетей Петри.</text:h>
      <text:p text:style-name="P314"><text:span text:style-name="T282">Это присвоение фишек </text:span><text:span text:style-name="T283">позициям </text:span><text:span text:style-name="T282">сети Петри. </text:span><text:span text:style-name="T284">Количество фишек может меняться при выолнении. Отображают динамику системы.</text:span></text:p>
      <text:p text:style-name="P328">Если меть Петри маркирована, то задаётся как </text:p>
      <text:p text:style-name="P141">M = (P, T, I,O,mu)</text:p>
      <text:p text:style-name="P329">Отображается либо точками внутри круга позиции, либо числом.</text:p>
      <text:p text:style-name="P330">То есть mu – вектор количества фишек в позициях.</text:p>
      <text:p text:style-name="P331"/>
      <text:h text:style-name="P594" text:outline-level="3">Правила выполнения сети Петри.</text:h>
      <text:p text:style-name="P332">Выполнение определяет количество и распределение фишек в сети. <text:s/>Запускаются Переходы – фишки удаляются из входной позиции и образуют новые, перемещая их в выходные позиции.</text:p>
      <text:p text:style-name="P333">Переход запускается, если он разрешён. То есть если каждая из его входных позиций имеет число фишек, как минимум равное числу дуг из позиции в переход.</text:p>
      <text:p text:style-name="P333">Удаляем из каждой позиции столько фишек, сколько дуг идёт в переход, и затем помещаем фишки в каждую из выходных позаций (равное количеству выхоных дуг). Закон сохранения фишек не выполняется.</text:p>
      <text:p text:style-name="P333"/>
      <text:p text:style-name="P334">Переход <text:s/>t_j, если разрешён, создаст маркировки такие:</text:p>
      <text:p text:style-name="P334">mu'(p_i) = mu(p_i) - #(p_i, I(t_j)) + <text:s/>#(p_i, O(t_j))</text:p>
      <text:p text:style-name="P315"><text:span text:style-name="T285">След = текущ — входящие в t_j </text:span><text:span text:style-name="T286">из него</text:span><text:span text:style-name="T285"> + выходящие из t_j в него.</text:span></text:p>
      <text:p text:style-name="P334"><text:soft-page-break/></text:p>
      <text:p text:style-name="P335">Представляется сеть на событиях и условиях.</text:p>
      <text:p text:style-name="P335">События — действие, имеющее место в системе, появление определяется состоянием системы и может быть описано множеством условий.</text:p>
      <text:p text:style-name="P335">Условие – предикат, или логическое описание системы.</text:p>
      <text:p text:style-name="P336">Разделим на предусловия (условие возникновения) и постусловия (то, к чему может привести выполнение).</text:p>
      <text:p text:style-name="P316"><text:span text:style-name="T287">Позиция – есть условие для перехода, события – переходы. </text:span><text:span text:style-name="T288">При этом входы перехода – предусловия, а выходы – постусловия.</text:span></text:p>
      <text:p text:style-name="P337">Возникновение события – запуск перехода по сути.</text:p>
      <text:p text:style-name="P338">Выполнение – фиишла в позиции, соответствующей этому условию.</text:p>
      <text:p text:style-name="P339">Выполнение удаляет маркеры условия и задаёт маркеры постусловий.</text:p>
      <text:p text:style-name="P339"/>
      <text:p text:style-name="P340">Построение системы связано с обстоятельствами:</text:p>
      <text:list xml:id="list8139989270593486161" text:style-name="L12">
        <text:list-item>
          <text:p text:style-name="P455">Моделированные процессы совершаются в системе, описываемой множеством событий и условий, определяемых причинно-следственными отношениями</text:p>
        </text:list-item>
        <text:list-item>
          <text:p text:style-name="P454"><text:span text:style-name="T289">Определяются события действия, последовательность наступления которых управляется состояниями системы. </text:span><text:span text:style-name="T290">Состояния системы задаются множеством условий, задаваемых в виде предикатов. </text:span><text:span text:style-name="T291">Количественные условия задаются натуральной ёмкостью.</text:span></text:p>
        </text:list-item>
        <text:list-item>
          <text:p text:style-name="P456">Условия могут быть выполнены, или не выполнены. Постусловия только выполнив.</text:p>
        </text:list-item>
        <text:list-item>
          <text:p text:style-name="P457">После наступления события обеспечиваетя выполнение других условий, назодящихся с этим в причинно-следственной связи. <text:s/>И получаются постусловия, которые условия для следующего события и тд.</text:p>
        </text:list-item>
      </text:list>
      <text:p text:style-name="P341"/>
      <text:p text:style-name="P342">Задачка.</text:p>
      <text:p text:style-name="P317"><text:span text:style-name="T292">Есть вычислительная система, которая обрабатывает задания, поступающие со ввода и выводит результаты на устойство вывода. </text:span><text:span text:style-name="T293">Задание поступает на устройство ввода. Когда процессор свободен, он берёт со ввода задание. </text:span><text:span text:style-name="T294">Когда выполнено, посылается на устойство вывода.</text:span></text:p>
      <text:p text:style-name="P343"/>
      <text:p text:style-name="P318"><text:span text:style-name="T295">События выполняются мгновенны. Паралеллизм тут сразу виден. Удобно, чтобы задавали начало и конец процесса, а не всю его длину. </text:span><text:span text:style-name="T296">События происходят независимо друг от друга, </text:span><text:span text:style-name="T297">но их легко синхронизировать. Пример в тетради. </text:span><text:span text:style-name="T298">Мьютекс, по сути. Или разделяемая переменная.</text:span></text:p>
      <text:p text:style-name="P344"/>
      <text:p text:style-name="P319"><text:span text:style-name="T298">Они, к тому же, асинхронны по природе своей. Автоматы синхронны. </text:span><text:span text:style-name="T299">Тут нет времени или его течения, Структура сетей такова, что содержит в себе информацию для определения возможных последовательностей </text:span><text:soft-page-break/><text:span text:style-name="T299">событий, но в этих моделях нет никакой информации, необходимой для выполнения событий.</text:span></text:p>
      <text:p text:style-name="P320"><text:span text:style-name="T300">Выполнение сети Петри – последовательность дискретных событий, </text:span><text:span text:style-name="T301">обычно, запуск перехода рассматривается как мгновенное событие, занимающее нулевое время, и одновременное возникновение двух событий невозможно. Такое событие называется </text:span><text:span text:style-name="T101">примитивным</text:span><text:span text:style-name="T301">.</text:span></text:p>
      <text:p text:style-name="P345">Непримитивное – событие, длительность которого отлична от нуля.</text:p>
      <text:p text:style-name="P321"><text:span text:style-name="T302">Непримитивное событие можно изобразить в виде прямоугольника, а примитивное – палочки. </text:span><text:span text:style-name="T303">Подсеть можно включить.</text:span></text:p>
      <text:p text:style-name="P346"/>
      <text:p text:style-name="P347">Есть области, в которых Сети Петри идеальны – когда события синхронны и независимы.</text:p>
      <text:p text:style-name="P347"/>
      <text:p text:style-name="P347"/>
      <text:h text:style-name="P408" text:outline-level="1">Обобщённые модели. А-схемы.</text:h>
      <text:p text:style-name="P348"/>
      <text:p text:style-name="P349">Аггрегативная система. Отсюда и А-схемы. Описывает любые варианты. Непрервыные, дискретные, стохастические и тд.</text:p>
      <text:p text:style-name="P322"><text:span text:style-name="T304">Комплескное решение возможно лишь в случае, если моделирующие системы имеют всвоей основе единую формальную математическую схему </text:span><text:span text:style-name="T305">(А- схему).</text:span></text:p>
      <text:p text:style-name="P350">Она должна адекватно описывать объект и позволять упрощённо проводить аналитические исследования (имеется в виду, что для частных случаев).</text:p>
      <text:p text:style-name="P351">Как формально описать?</text:p>
      <text:p text:style-name="P352">Сложный объект разбивается на конечное число подсистем и сохраняет связи, обеспечивающие взаимодействия их.</text:p>
      <text:p text:style-name="P323"><text:span text:style-name="T306">В случае сложной организации полученных подсистем, </text:span><text:span text:style-name="T307">они декомпозируются до уровня, в котором могут быть математически описаны.</text:span></text:p>
      <text:p text:style-name="P353">В результате сложная система – многоуровневая система, объединённая в подсистемы различных уровней.</text:p>
      <text:p text:style-name="P354">Элемент схемы – аггрегат A. Связь через оператор сопряжения <text:s/>R.</text:p>
      <text:p text:style-name="P355">Аггрегат сам может рассматриваться как А-схема, и разбиваться дальше.</text:p>
      <text:p text:style-name="P324"><text:span text:style-name="T308">Характеристика аггрегата – множество моментов времени Т, входных X, выходных сигналов Y и состояний Z в каждый момент времени </text:span><text:span text:style-name="T309">t.</text:span></text:p>
      <text:p text:style-name="P356"/>
      <text:p text:style-name="P357">Пусть меняется состояние с z(t_1) <text:s/>в z(t_2), не равное первому за delta_z.. Переход определяется внутренними параметрами модели и входным сигналом.</text:p>
      <text:p text:style-name="P325"><text:span text:style-name="T310">Начальные состояния задаются неким распределением L[z_</text:span><text:span text:style-name="T311">t</text:span><text:span text:style-name="T310">0]</text:span></text:p>
      <text:p text:style-name="P358"><text:soft-page-break/>Изменение состояния описывается случайным оператором V. Для времени t_n при поступлении x_n состояние определяется </text:p>
      <text:p text:style-name="P140"><text:span text:style-name="T312">z(t_n + 0) = </text:span><text:span text:style-name="T313">V</text:span><text:span text:style-name="T312">[t_n, z(t_n), x_n]</text:span></text:p>
      <text:p text:style-name="P359">Если на некотором промежутке нет поступления сигналов, то <text:s/>состояния там определяются оператором U.</text:p>
      <text:p text:style-name="P142">z(t) = U[t, t_start, z(t_n + 0)]</text:p>
      <text:p text:style-name="P346"/>
      <text:p text:style-name="P326"><text:span text:style-name="T314">Так как ограничений на U нет никаких, недопустимы скачки <text:s/>состояний в моменты времени, когда не поступают <text:s/>X. Моменты скачков – особые моменты времени </text:span><text:span text:style-name="T315">Ts</text:span><text:span text:style-name="T314">, а состояния – особые состояния </text:span><text:span text:style-name="T315">z(Ts)</text:span><text:span text:style-name="T314">.</text:span></text:p>
      <text:p text:style-name="P360">Для описания скачков этих используется опратор W</text:p>
      <text:p text:style-name="P143">z(t_delta + 0) = W[t_delta, z(t_delta)]</text:p>
      <text:p text:style-name="P361">На множестве Z определяется подмножество Z^Y: Если W достигает Z^Y, то это состояние является моментом выдачи выходного сигнала.</text:p>
      <text:p text:style-name="P361">Выходной сигнал описывается оператором G.</text:p>
      <text:p text:style-name="P361">y = <text:s/>G[t_delta, z(t_delta)]</text:p>
      <text:p text:style-name="P361"/>
      <text:p text:style-name="P362">Ну и аггрегатор – обэединяет все эти множества.</text:p>
      <text:p text:style-name="P144">A = &lt;T,X,Y,Z,Z^Y,H,V,U,W,G&gt;</text:p>
      <text:p text:style-name="P363">H — множество внутренних характнристик модели.</text:p>
      <text:p text:style-name="P327"><text:span text:style-name="T316">Выглядит просто как блок-схема с входами </text:span><text:span text:style-name="T317">и выходами</text:span><text:span text:style-name="T316">, включающая аггрегты, которые как-то связаны входами и выходами.</text:span></text:p>
      <text:p text:style-name="P364"/>
      <text:p text:style-name="P365">Функционирование A-схемы связано с переработкой информации. Стрелки между аггрегатами – направления передачи информации. Есть внешняя и внутренняя. Внешняя из и в мир, а внутренняя – между её аггрегатами.</text:p>
      <text:p text:style-name="P365"/>
      <text:p text:style-name="P365">Обмен с внешним миром через порты (полюсы).</text:p>
      <text:p text:style-name="P366">К каждому аггрегату подводятся входы и выходы с входных полюсов или выходов других аггрегаторов.</text:p>
      <text:p text:style-name="P366"/>
      <text:p text:style-name="P367">Предположения: </text:p>
      <text:list xml:id="list4663275820451602113" text:style-name="L13">
        <text:list-item>
          <text:p text:style-name="P458">Взаимодействие между схемой и средой, а также между аггрегатами внутри системы по передаче сигналов осуществляется.</text:p>
        </text:list-item>
        <text:list-item>
          <text:p text:style-name="P459">Для описания сигнала достаточно конечного набора характеристик.</text:p>
        </text:list-item>
        <text:list-item>
          <text:p text:style-name="P460">Элементарные сигнала мгновенно передаются по схеме независимо друг от друга по элементарным каналам.</text:p>
        </text:list-item>
        <text:list-item>
          <text:p text:style-name="P461">Ко входу любого аггрегата подключается не более одного элементарного канала, а выход слушать может любое конечное число каналов.</text:p>
        </text:list-item>
      </text:list>
      <text:h text:style-name="P409" text:outline-level="1"><text:soft-page-break/>Алгоритмизация и автоматизация процессов функционирования систем.</text:h>
      <text:p text:style-name="P371">Этапы большие:</text:p>
      <text:list xml:id="list4252722402255611238" text:style-name="L14">
        <text:list-item>
          <text:p text:style-name="P462">Формализация — построение модели</text:p>
        </text:list-item>
        <text:list-item>
          <text:p text:style-name="P462">Алгоритмиация — перенос на машинный язык</text:p>
        </text:list-item>
        <text:list-item>
          <text:p text:style-name="P462">Работа с моделью</text:p>
        </text:list-item>
      </text:list>
      <text:p text:style-name="P368"/>
      <text:p text:style-name="P369"><text:span text:style-name="T318">Сущность машинного моделирования системы – проведение экспериментов с моделью на компе.</text:span><text:span text:style-name="T319"> Моделируем взаимодействие элементов друг с другом и с внешней средой.</text:span></text:p>
      <text:p text:style-name="P372">Основные требования к модели:</text:p>
      <text:list xml:id="list5467116322380291111" text:style-name="L15">
        <text:list-item>
          <text:p text:style-name="P463">Полнота модели. Получение нужных оценок и параметров с нужной точностью и достоверностью.</text:p>
        </text:list-item>
        <text:list-item>
          <text:p text:style-name="P464"><text:span text:style-name="T320">Гибкость модели. </text:span><text:span text:style-name="T321">Возможность воспроизведения разных ситуаций, варьируя параметры.</text:span></text:p>
        </text:list-item>
        <text:list-item>
          <text:p text:style-name="P470">Время разработки низкое.</text:p>
        </text:list-item>
        <text:list-item>
          <text:p text:style-name="P465"><text:span text:style-name="T322">Структура модели блочная, модульная. </text:span><text:span text:style-name="T323">Модули можно заменять, они независимы, по сути.</text:span></text:p>
        </text:list-item>
        <text:list-item>
          <text:p text:style-name="P471">Поддержка баз данных.</text:p>
        </text:list-item>
        <text:list-item>
          <text:p text:style-name="P466"><text:span text:style-name="T324">Программные и технические средства для эффективной реализации модели </text:span><text:span text:style-name="T325">и удобные для человека.</text:span></text:p>
        </text:list-item>
        <text:list-item>
          <text:p text:style-name="P472">Должны быть машинные эксперименты с моделью, грубо говоря, перебор небольшой. Стоп, или не так? Статистические параметры получаем.</text:p>
        </text:list-item>
      </text:list>
      <text:p text:style-name="P373"/>
      <text:p text:style-name="P374">Когда машинное моделирование применяется?</text:p>
      <text:list xml:id="list319140714614491605" text:style-name="L16">
        <text:list-item>
          <text:p text:style-name="P467"><text:span text:style-name="T326">Исследование системы S до того, как она спроектирована, </text:span><text:span text:style-name="T327">чтобы определить разные характеристики.</text:span></text:p>
        </text:list-item>
        <text:list-item>
          <text:p text:style-name="P473">На этапе проектирования для анализа разных варинтов построения системы и выбора оптимального.</text:p>
        </text:list-item>
        <text:list-item>
          <text:p text:style-name="P474">В процессе эксплуатации системы. Чтобы получить информацию, дополняющую результаты фактические и получения прогнозов разватия системы во времени.</text:p>
        </text:list-item>
      </text:list>
      <text:p text:style-name="P375"/>
      <text:p text:style-name="P375">Ну и перейдём к осовным этапам.</text:p>
      <text:list xml:id="list8551965107828590157" text:style-name="L17">
        <text:list-item>
          <text:p text:style-name="P475">Концептуальную модель и её формализацию строим.</text:p>
        </text:list-item>
        <text:list-item>
          <text:p text:style-name="P468"><text:span text:style-name="T328">Алгоритмизация полученной модели. </text:span><text:span text:style-name="T329">+ машинная реализация.</text:span></text:p>
        </text:list-item>
        <text:list-item>
          <text:p text:style-name="P476">Получение интерпретации результатов моделирования системы.</text:p>
        </text:list-item>
      </text:list>
      <text:p text:style-name="P376"/>
      <text:p text:style-name="P377">Формалазация модели.</text:p>
      <text:p text:style-name="P378"><text:soft-page-break/>Назначение – переход от описания объекта к его мат модели. </text:p>
      <text:p text:style-name="P379">Важнее всего:</text:p>
      <text:list xml:id="list6742495643292749078" text:style-name="L18">
        <text:list-item>
          <text:p text:style-name="P477">Проведение границы между внешней средой и системой самой.</text:p>
        </text:list-item>
        <text:list-item>
          <text:p text:style-name="P478">Упрощение описания системы.</text:p>
        </text:list-item>
        <text:list-item>
          <text:p text:style-name="P469"><text:span text:style-name="T330">Построение концептуальной, а затем и формальной модели системы. </text:span><text:span text:style-name="T331">Модель должна быть адекватной.</text:span></text:p>
        </text:list-item>
      </text:list>
      <text:p text:style-name="P380">Наиболее рационально строить модель модульной.</text:p>
      <text:p text:style-name="P381">3 группы блоков: </text:p>
      <text:list xml:id="list9041552894111360468" text:style-name="L19">
        <text:list-item>
          <text:p text:style-name="P479"><text:span text:style-name="T332">Имитатор воздействий внешней среды на системы </text:span><text:span text:style-name="T333">или наоборот.</text:span></text:p>
        </text:list-item>
        <text:list-item>
          <text:p text:style-name="P480">Собственно, моделирование самой системы. .</text:p>
        </text:list-item>
        <text:list-item>
          <text:p text:style-name="P481">Машинная реализация блоков первых групп и фиксатор результатов.</text:p>
        </text:list-item>
      </text:list>
      <text:p text:style-name="P382">Мат модели строятся отдельно для каждого блока системы, если что.</text:p>
      <text:p text:style-name="P370"><text:span text:style-name="T334">Мат модель представляет собой совокупность отношений, определяющих характеристики процессов функционирования системы в зависимости от структуры системы, </text:span><text:span text:style-name="T335">алгоритмов поведения, параметров, воздейтствия внешней среды, начальных условий и времени.</text:span></text:p>
      <text:p text:style-name="P383"/>
      <text:p text:style-name="P383">Итак, первый этап распишем поподробнее. </text:p>
      <text:list xml:id="list1914018564150627011" text:style-name="L20">
        <text:list-item>
          <text:p text:style-name="P485">Постановка задачи.</text:p>
          <text:list>
            <text:list-item>
              <text:p text:style-name="P485">Обоснование необходимости машинного моделирования тут</text:p>
            </text:list-item>
            <text:list-item>
              <text:p text:style-name="P485">Выбор метода, в зависимости от ресурсов</text:p>
            </text:list-item>
            <text:list-item>
              <text:p text:style-name="P486">Определение масштаба </text:p>
            </text:list-item>
            <text:list-item>
              <text:p text:style-name="P482"><text:span text:style-name="T338">В</text:span><text:span text:style-name="T337">озможност</text:span><text:span text:style-name="T338">ь</text:span><text:span text:style-name="T336"> разбиени</text:span><text:span text:style-name="T337">я</text:span><text:span text:style-name="T336"> на подзадачи.</text:span></text:p>
            </text:list-item>
          </text:list>
        </text:list-item>
        <text:list-item>
          <text:p text:style-name="P485">Анализ задачи.</text:p>
          <text:list>
            <text:list-item>
              <text:p text:style-name="P487">Выбор критериев оценки эффективности</text:p>
            </text:list-item>
            <text:list-item>
              <text:p text:style-name="P487">Внутренние и внешние параметры системы.</text:p>
            </text:list-item>
            <text:list-item>
              <text:p text:style-name="P487">Предворительный анализ этапов алготитмизации и получения результатов модели.</text:p>
            </text:list-item>
          </text:list>
        </text:list-item>
        <text:list-item>
          <text:p text:style-name="P483"><text:span text:style-name="T339">Определение требований к исходной информации об объекте моделирования и </text:span><text:span text:style-name="T340">организация </text:span><text:span text:style-name="T339">её сбора.</text:span></text:p>
        </text:list-item>
        <text:list-item>
          <text:p text:style-name="P488">Выдвижение гипотез и принятие предложений, которые в конце будем проверять.</text:p>
          <text:list>
            <text:list-item>
              <text:p text:style-name="P489">Если что неясно в задаче, ставь это в гипотезу.</text:p>
            </text:list-item>
            <text:list-item>
              <text:p text:style-name="P489">Если некоторых данных нет и нельзя получить их, то делаем прдположения на их счёт, и проверёяем тривиальные случаи.</text:p>
            </text:list-item>
          </text:list>
        </text:list-item>
        <text:list-item>
          <text:p text:style-name="P490">Опредление параметров и переменных модели.</text:p>
        </text:list-item>
        <text:list-item>
          <text:p text:style-name="P490">Установление основного содержания модели.</text:p>
        </text:list-item>
        <text:list-item>
          <text:p text:style-name="P490">Обоснование критериев оценки эффективности системы.</text:p>
          <text:list>
            <text:list-item>
              <text:p text:style-name="P491"><text:soft-page-break/>Получение соотношений для оценкци эффективности как функции парамеров и переменных системы.</text:p>
            </text:list-item>
          </text:list>
        </text:list-item>
        <text:list-item>
          <text:p text:style-name="P492">Определение процедур аппроксимации.</text:p>
        </text:list-item>
        <text:list-item>
          <text:p text:style-name="P493">Описание концептуальной модели системы.</text:p>
        </text:list-item>
        <text:list-item>
          <text:p text:style-name="P494">Проверка достоверности концептуальной модели.</text:p>
          <text:list>
            <text:list-item>
              <text:p text:style-name="P484"><text:span text:style-name="T341">Один из методов – проведение обратного перехода. </text:span><text:span text:style-name="T342">От модели идём к реальным процессам.</text:span></text:p>
            </text:list-item>
          </text:list>
        </text:list-item>
        <text:list-item>
          <text:p text:style-name="P495">Составление технической документации по первому этапу.</text:p>
        </text:list-item>
      </text:list>
      <text:p text:style-name="P384"/>
      <text:p text:style-name="P385">Второй этап, собственно.</text:p>
      <text:list xml:id="list558871287603919363" text:style-name="L21">
        <text:list-item>
          <text:p text:style-name="P496"><text:span text:style-name="T343">Чего-то там в k-мерном пространстве. </text:span><text:span text:style-name="T344">Задача моделирования тогда – построение функции Z на основе которых можно провести вычисления интересующих характеристик системы.</text:span></text:p>
        </text:list-item>
        <text:list-item>
          <text:p text:style-name="P497">На различных этапах моделирования составляются разные схемы алгоритмов и программ:</text:p>
          <text:list>
            <text:list-item>
              <text:p text:style-name="P497">Обобщённая схема моделирующего алгоритма. Общий порядок действий.</text:p>
            </text:list-item>
            <text:list-item>
              <text:p text:style-name="P498">Детальная схема моделирующего алгоритма.</text:p>
            </text:list-item>
            <text:list-item>
              <text:p text:style-name="P499">Схема программы</text:p>
            </text:list-item>
          </text:list>
        </text:list-item>
        <text:list-item>
          <text:p text:style-name="P499">Подэтапы:</text:p>
          <text:list>
            <text:list-item>
              <text:p text:style-name="P499">Построение логической схемы модели.</text:p>
            </text:list-item>
            <text:list-item>
              <text:p text:style-name="P500">Проверка достоверности модели системы.</text:p>
            </text:list-item>
            <text:list-item>
              <text:p text:style-name="P500">Выбор инструментальных средств для моделирования.</text:p>
            </text:list-item>
            <text:list-item>
              <text:p text:style-name="P500">Составление плана работ по программированию</text:p>
            </text:list-item>
            <text:list-item>
              <text:p text:style-name="P500">Спецификация и построение схемы программы.</text:p>
            </text:list-item>
            <text:list-item>
              <text:p text:style-name="P501">Верификация, проверка достоверности схемы программы.</text:p>
            </text:list-item>
            <text:list-item>
              <text:p text:style-name="P502">Программирование модели.</text:p>
            </text:list-item>
            <text:list-item>
              <text:p text:style-name="P503">Проверка достовености программы</text:p>
            </text:list-item>
            <text:list-item>
              <text:p text:style-name="P503">Составление технической документации по этому этапу.</text:p>
            </text:list-item>
          </text:list>
        </text:list-item>
      </text:list>
      <text:p text:style-name="P386"/>
      <text:p text:style-name="P387">Третий этап, вот он.</text:p>
      <text:p text:style-name="P388">Этапы: </text:p>
      <text:list xml:id="list174621321699882261" text:style-name="L22">
        <text:list-item>
          <text:p text:style-name="P504">Планирование машинного эксперимента.</text:p>
        </text:list-item>
        <text:list-item>
          <text:p text:style-name="P505">Предъявление требований к вычислительным средствам.</text:p>
        </text:list-item>
        <text:list-item>
          <text:p text:style-name="P506">Проведение рабочих расчётов.</text:p>
        </text:list-item>
        <text:list-item>
          <text:p text:style-name="P508">Анализ резульатов моделирование системы.</text:p>
        </text:list-item>
        <text:list-item>
          <text:p text:style-name="P509">Представление резульатов моделирования.</text:p>
        </text:list-item>
        <text:list-item>
          <text:p text:style-name="P510">Интерпретация результатов моделирования.</text:p>
        </text:list-item>
        <text:list-item>
          <text:p text:style-name="P507"><text:soft-page-break/><text:span text:style-name="T345">Подведение итогов моделирования. </text:span><text:span text:style-name="T346">И выдача рекомендаций.</text:span></text:p>
        </text:list-item>
      </text:list>
      <text:p text:style-name="P368"/>
      <text:p text:style-name="P368"/>
      <text:p text:style-name="P368"/>
      <text:p text:style-name="P300"/>
      <text:h text:style-name="P590" text:outline-level="2">Пропустил немного</text:h>
      <text:h text:style-name="P590" text:outline-level="2">Планирование экспериментов.</text:h>
      <text:p text:style-name="P511">5 проблем планирования. Последняя – как выбрать величину интервала моделирования?</text:p>
      <text:p text:style-name="P512">Входные переменные – факторы, выходные – реакции.</text:p>
      <text:p text:style-name="P513">Факторы квантуются – уровни получаем. Набор факторов определяет состояние системы.</text:p>
      <text:p text:style-name="P514">Получили факторное пространство.</text:p>
      <text:p text:style-name="P515">Эксперименты только на точках из допустимой области.</text:p>
      <text:p text:style-name="P389"><text:span text:style-name="T347">Обозначим y_i = psy_i(x_1,.., x_</text:span><text:span text:style-name="T348">k</text:span><text:span text:style-name="T347">)</text:span></text:p>
      <text:p text:style-name="P516">Psy – функция отклика, или поверхностью отклика.</text:p>
      <text:p text:style-name="P516"/>
      <text:p text:style-name="P517">Факторы бывают</text:p>
      <text:list xml:id="list4767739698853075128" text:style-name="L23">
        <text:list-item>
          <text:p text:style-name="P518"><text:span text:style-name="T351">У</text:span><text:span text:style-name="T349">правляемые и нет, </text:span><text:span text:style-name="T350">Либо сами выбираем значение, либо строго определено.</text:span></text:p>
        </text:list-item>
        <text:list-item>
          <text:p text:style-name="P518"><text:span text:style-name="T351">Н</text:span><text:span text:style-name="T349">аблюдаемые и нет, <text:s/></text:span><text:span text:style-name="T352">Те же, что и первые? Не...</text:span></text:p>
        </text:list-item>
        <text:list-item>
          <text:p text:style-name="P518"><text:span text:style-name="T351">И</text:span><text:span text:style-name="T349">зучаемые и нет, <text:s/></text:span><text:span text:style-name="T352">Изучаемый – включен в модель для изучания свойств системы. </text:span><text:span text:style-name="T353">Другие для вспомогательных целей. Например, для увеличения точности.</text:span></text:p>
        </text:list-item>
        <text:list-item>
          <text:p text:style-name="P518"><text:span text:style-name="T351">К</text:span><text:span text:style-name="T349">оличественные и </text:span><text:span text:style-name="T350">качественными</text:span><text:span text:style-name="T349">, </text:span></text:p>
        </text:list-item>
        <text:list-item>
          <text:p text:style-name="P518"><text:span text:style-name="T351">Ф</text:span><text:span text:style-name="T349">иксированные и </text:span><text:span text:style-name="T351">случайные</text:span><text:span text:style-name="T349">. </text:span><text:span text:style-name="T354">Фиксированный, если в эксперементе изучаются все возможные его значения.</text:span></text:p>
        </text:list-item>
      </text:list>
      <text:p text:style-name="P519">Требования к факторам – независимость и совместимость. Они не должны влиять друг на друга, А совместимость – что можем эту комбинацию факторов рассмотреть вместе, что они вместе меняются.</text:p>
      <text:p text:style-name="P519"/>
      <text:p text:style-name="P520">Функция отклика, обычно, выбирается линейной или квадратичной.</text:p>
      <text:p text:style-name="P521">Как квадратичную форму.</text:p>
      <text:p text:style-name="P521">Nu = b_0 + sum (b_i x_i) + sum(b_ij x_i x_j) <text:s/>= f * B – векторы всё.</text:p>
      <text:p text:style-name="P521">Получим вектор </text:p>
      <text:p text:style-name="P521">D = {x_ij} – план эксперимента.</text:p>
      <text:p text:style-name="P390"><text:span text:style-name="T355">x = {f_ij} </text:span><text:span text:style-name="T356">– ещё какая-то матрица, связанная с D через </text:span><text:span text:style-name="T357">B.</text:span></text:p>
      <text:p text:style-name="P522">В результату получим Y.</text:p>
      <text:p text:style-name="P523"><text:soft-page-break/>В общем, нужно выбрать факторы, с которыми будем работать и интервалы варьирования.</text:p>
      <text:p text:style-name="P524">Иногда можно нормировать пространство факторов. </text:p>
      <text:p text:style-name="P524">Полный факторные экспримент – если проведён на всех возможных факторах.</text:p>
      <text:p text:style-name="P391"><text:span text:style-name="T358">Планы типа 2^k есть ещё. Это показывает обще число всех возможных испытаний. </text:span><text:span text:style-name="T359">Если факторы квантованы по два что ли?</text:span></text:p>
      <text:p text:style-name="P525"/>
      <text:h text:style-name="P591" text:outline-level="2">Стратегическое и тактическое планирование</text:h>
      <text:p text:style-name="P392"><text:span text:style-name="T360">Стратегическое планирование ставит своей целью получение необходимой информации о системе на </text:span><text:span text:style-name="T361">основе </text:span><text:span text:style-name="T360">модели.</text:span></text:p>
      <text:p text:style-name="P526">Тактика – каждое испытание конкретное.</text:p>
      <text:p text:style-name="P527">Цель стратегического планирования – построение функции реакции системы от независимых факторов, или нахождение экстремума этой функкции</text:p>
      <text:p text:style-name="P528">Например, систематическую или случайную выборку делаем.</text:p>
      <text:p text:style-name="P529">Систематические – одного фактора, равномерной сетки, предельных величин, предельного спуска и тд.</text:p>
      <text:p text:style-name="P530">Функция реакции многокомпонентна. Можно использовать последовательные однокомпонентные полные эксперименты.</text:p>
      <text:p text:style-name="P531">Стохастическая сходимость результатов эксперимента тоже важна.</text:p>
      <text:p text:style-name="P393"><text:span text:style-name="T362">Стохастическая ля-ля-ля </text:span><text:span text:style-name="T363">Медленная эта сходимость-то.</text:span></text:p>
      <text:p text:style-name="P532">Если хотим уменьшить сигму среднеквадр откл среднего из n наблюдений хотим уменьшить в k раз нужно увеличить объём авыботки в k^2 раз.</text:p>
      <text:p text:style-name="P533"/>
      <text:p text:style-name="P394"><text:span text:style-name="T364">Планирование – итерационный процесс. </text:span><text:span text:style-name="T365">Постепенно корректируется модель.</text:span></text:p>
      <text:p text:style-name="P534">2 этапа: </text:p>
      <text:list xml:id="list9025871528782090991" text:style-name="L24">
        <text:list-item>
          <text:p text:style-name="P535">построение структурной модели. Число факторов и <text:s/>уровни для каждого.</text:p>
        </text:list-item>
        <text:list-item>
          <text:p text:style-name="P535">построение функциональной. </text:p>
        </text:list-item>
      </text:list>
      <text:p text:style-name="P395"><text:span text:style-name="T366">Из опыта известно, что 20% факторов определяют 80% </text:span><text:span text:style-name="T367">свойств </text:span><text:span text:style-name="T368">системы</text:span><text:span text:style-name="T366">.</text:span></text:p>
      <text:p text:style-name="P536">Нужно ещё правильно выбрать количество различных информационных точек.</text:p>
      <text:p text:style-name="P536"/>
      <text:p text:style-name="P537">Что при тактическом планировании решается?</text:p>
      <text:p text:style-name="P396"><text:span text:style-name="T369">Определение начальных условий и их влияние на эксперимент. </text:span><text:span text:style-name="T370">Выбор правил останова также., </text:span><text:span text:style-name="T371">уровень ошибки.</text:span></text:p>
      <text:p text:style-name="P538"/>
      <text:p text:style-name="P540"/>
      <text:h text:style-name="P570" text:outline-level="1"><text:soft-page-break/>Обработка <text:s/>результатов эксперимента</text:h>
      <text:p text:style-name="P539"/>
      <text:p text:style-name="P541">Методичка компьютерное моделирование.</text:p>
      <text:p text:style-name="P541">Обработка стандартная из матмоделирования.</text:p>
      <text:p text:style-name="P542">Проверка статистических гипотез: </text:p>
      <text:list xml:id="list2518261631926285473" text:style-name="L25">
        <text:list-item>
          <text:p text:style-name="P543">формируем гипотезы</text:p>
        </text:list-item>
        <text:list-item>
          <text:p text:style-name="P543">Выбираем критерий для проверки.</text:p>
          <text:list>
            <text:list-item>
              <text:p text:style-name="P544">Как выбрать? <text:s/>Мы же определяем разные вещи.</text:p>
            </text:list-item>
            <text:list-item>
              <text:p text:style-name="P544">Вид выборки</text:p>
            </text:list-item>
            <text:list-item>
              <text:p text:style-name="P544">Сравнение зависимости выборок</text:p>
            </text:list-item>
            <text:list-item>
              <text:p text:style-name="P544">О значениях.</text:p>
            </text:list-item>
            <text:list-item>
              <text:p text:style-name="P545">Простота применения</text:p>
            </text:list-item>
            <text:list-item>
              <text:p text:style-name="P545">Доступность</text:p>
            </text:list-item>
            <text:list-item>
              <text:p text:style-name="P545">Мощность. С большей вероятностью находит различие, если они есть. Больше чувствительность, вроде как.</text:p>
            </text:list-item>
          </text:list>
        </text:list-item>
        <text:list-item>
          <text:p text:style-name="P546">Расчёт эксперементального значения критерия.</text:p>
        </text:list-item>
        <text:list-item>
          <text:p text:style-name="P546">Берём критическое значение из таблиц</text:p>
        </text:list-item>
        <text:list-item>
          <text:p text:style-name="P546">Сравниваем эксперементальное и критическое</text:p>
        </text:list-item>
        <text:list-item>
          <text:p text:style-name="P546">Делаем вывод об отвержении или принятии гипотезы</text:p>
        </text:list-item>
      </text:list>
      <text:p text:style-name="P547"/>
      <text:p text:style-name="P397"><text:span text:style-name="T372">Классификация </text:span><text:span text:style-name="T373">критериев</text:span></text:p>
      <text:p text:style-name="P548">Количественные – когда знаем порядок и расстояния</text:p>
      <text:p text:style-name="P548">Порядковая – только порядок</text:p>
      <text:p text:style-name="P398"><text:span text:style-name="T373">Качественная – </text:span><text:span text:style-name="T374">Отдельные квантованные значения.1 и 0, например.</text:span></text:p>
      <text:list xml:id="list2074124714397779851" text:style-name="L26">
        <text:list-item>
          <text:p text:style-name="P552">Независимые выборки</text:p>
          <text:list>
            <text:list-item>
              <text:p text:style-name="P553">Две группы сравнения</text:p>
              <text:list>
                <text:list-item>
                  <text:p text:style-name="P553">Количественные. Стьюдента</text:p>
                </text:list-item>
                <text:list-item>
                  <text:p text:style-name="P553">Порядковые. Манна-Уитни</text:p>
                </text:list-item>
                <text:list-item>
                  <text:p text:style-name="P549"><text:span text:style-name="T374">Качественная. Хи-квадрат и критерий Z, </text:span><text:span text:style-name="T376">а также точный критерий Фишера.</text:span></text:p>
                </text:list-item>
              </text:list>
            </text:list-item>
            <text:list-item>
              <text:p text:style-name="P550"><text:span text:style-name="T377">Больше групп</text:span><text:span text:style-name="T375">сравнения.</text:span></text:p>
              <text:list>
                <text:list-item>
                  <text:p text:style-name="P552">Однофакторный дисперсионный анализ</text:p>
                </text:list-item>
                <text:list-item>
                  <text:p text:style-name="P552">Критерий Крускалла-Уолиса</text:p>
                </text:list-item>
                <text:list-item>
                  <text:p text:style-name="P552">Хи-квадрат.</text:p>
                </text:list-item>
              </text:list>
            </text:list-item>
          </text:list>
        </text:list-item>
        <text:list-item>
          <text:p text:style-name="P555">Зависимые</text:p>
          <text:list>
            <text:list-item>
              <text:p text:style-name="P554">Две группы сравнения</text:p>
              <text:list>
                <text:list-item>
                  <text:p text:style-name="P551"><text:soft-page-break/><text:span text:style-name="T374">Количественные. </text:span><text:span text:style-name="T378">Парный критерий </text:span><text:span text:style-name="T374">Стьюдента</text:span></text:p>
                </text:list-item>
                <text:list-item>
                  <text:p text:style-name="P551"><text:span text:style-name="T374">Порядковые. </text:span><text:span text:style-name="T379">Критерий Вилкоксона.</text:span></text:p>
                </text:list-item>
                <text:list-item>
                  <text:p text:style-name="P551"><text:span text:style-name="T374">Качественная. </text:span><text:span text:style-name="T380">Критерий Мак-Нимара</text:span><text:span text:style-name="T376">.</text:span></text:p>
                </text:list-item>
              </text:list>
            </text:list-item>
            <text:list-item>
              <text:p text:style-name="P551"><text:span text:style-name="T377">Больше групп</text:span><text:span text:style-name="T375">сравнения.</text:span></text:p>
              <text:list>
                <text:list-item>
                  <text:p text:style-name="P551"><text:span text:style-name="T377">Однофакторный дисперсионный анализ </text:span><text:span text:style-name="T380">повторных изменений.</text:span></text:p>
                </text:list-item>
                <text:list-item>
                  <text:p text:style-name="P551"><text:span text:style-name="T377">Критерий </text:span><text:span text:style-name="T380">фридмана</text:span></text:p>
                </text:list-item>
                <text:list-item>
                  <text:p text:style-name="P556">Критерий Кохрена</text:p>
                </text:list-item>
              </text:list>
            </text:list-item>
          </text:list>
        </text:list-item>
      </text:list>
      <text:p text:style-name="P557"/>
      <text:p text:style-name="P557">Правило распространимости критериев: </text:p>
      <text:p text:style-name="P558">Критерии для качественной могут применяться для любой другой шкалы, а порядковые и в количественных.</text:p>
      <text:p text:style-name="P559">И аналогично можно использовать критерии нескольких на двух.</text:p>
      <text:p text:style-name="P560">Независимые критерии можно для зависимых применять, но мощность падает.</text:p>
      <text:p text:style-name="P560"/>
      <text:p text:style-name="P561">Методы изучения связи между переменными</text:p>
      <text:list xml:id="list8390345379812741367" text:style-name="L27">
        <text:list-item>
          <text:p text:style-name="P562">Количественный – корреляционный анализ. Модуль и направление связи просто.</text:p>
        </text:list-item>
        <text:list-item>
          <text:p text:style-name="P563"><text:span text:style-name="T381">Порядковый – </text:span><text:span text:style-name="T382">Ранговые коэффициенты корреляции. Спирмена и Кендалла формулы. </text:span><text:span text:style-name="T383">Тут тоже модуль и направление</text:span></text:p>
        </text:list-item>
        <text:list-item>
          <text:p text:style-name="P563"><text:span text:style-name="T381">Качественный – </text:span><text:span text:style-name="T384">критерий хи-квадрат – наличие связи. Сила связи через регрессионный анализ и проверку силы регрессии </text:span><text:span text:style-name="T385">того или иного вида.</text:span><text:span text:style-name="T377">. </text:span><text:span text:style-name="T383">Тут только модуль, направления нет идейно.</text:span></text:p>
        </text:list-item>
      </text:list>
      <text:p text:style-name="P564"/>
      <text:p text:style-name="P400"><text:span text:style-name="T386">Есть кластерный анализ – когда для многих переменных сразу считаем критерии, </text:span><text:span text:style-name="T387">а не для одной только. </text:span><text:span text:style-name="T388">Группируем в кластеры и ищучаем их.</text:span></text:p>
      <text:p text:style-name="P565"/>
      <text:p text:style-name="P566">Уменьшение числа изучаемых факторов</text:p>
      <text:p text:style-name="P401"><text:span text:style-name="T388">Ещё есть дискриминантный анализ. Противоположность кластерному анализу. По имеющимся различия в группах-кластерах </text:span><text:span text:style-name="T389">определение функциональных зависимостей, описывающих условия попадания переменной в данный класс.</text:span></text:p>
      <text:p text:style-name="P567"/>
      <text:p text:style-name="P399"/>
      <text:h text:style-name="Heading_20_1" text:outline-level="1"><text:span text:style-name="T390">Обзорно AnyLogic</text:span></text:h>
      <text:p text:style-name="P568"><text:span text:style-name="T391">Программа российская. </text:span><text:span text:style-name="T392">100К за 1 лицензи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1310</meta:editing-cycles>
    <meta:creation-date>2012-10-08T07:35:00</meta:creation-date>
    <dc:date>2013-11-19T08:34:41</dc:date>
    <meta:editing-duration>P1DT6H46M39S</meta:editing-duration>
    <meta:generator>LibreOffice/4.0.2.2$Linux_X86_64 LibreOffice_project/400m0$Build-2</meta:generator>
    <meta:document-statistic meta:table-count="0" meta:image-count="0" meta:object-count="0" meta:page-count="33" meta:paragraph-count="723" meta:word-count="6419" meta:character-count="47491" meta:non-whitespace-character-count="416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